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DC000000DCB4B91F9BECE296F6.png" manifest:media-type="image/png"/>
  <manifest:file-entry manifest:full-path="Pictures/100000010000027400000131716DA73F42CDEFBB.png" manifest:media-type="image/png"/>
  <manifest:file-entry manifest:full-path="Pictures/10012368000040E200001F7CD09853C95DA77718.emf" manifest:media-type="image/x-emf"/>
  <manifest:file-entry manifest:full-path="Pictures/100000010000014A000000CCB21E0F8ECD74E582.png" manifest:media-type="image/png"/>
  <manifest:file-entry manifest:full-path="Pictures/10003B020000222400001516FFE56F6F54771DD8.wmf" manifest:media-type="image/x-wmf"/>
  <manifest:file-entry manifest:full-path="Pictures/10000000000000B4000000CE14E33562FC3E842C.jpg" manifest:media-type="image/jpeg"/>
  <manifest:file-entry manifest:full-path="Pictures/10000000000001040000015A7AAE9C864E52331C.jpg" manifest:media-type="image/jpeg"/>
  <manifest:file-entry manifest:full-path="Pictures/100000010000027400000130F37DCC60F53B9A9B.png" manifest:media-type="image/png"/>
  <manifest:file-entry manifest:full-path="Pictures/1000E244000040F400001F738C3A3ECD23386805.emf" manifest:media-type="image/x-emf"/>
  <manifest:file-entry manifest:full-path="Pictures/100000010000027400000131C0312217BF4B6E62.png" manifest:media-type="image/png"/>
  <manifest:file-entry manifest:full-path="Pictures/1000D5E4000040E200001F7C58B7BB298698789B.emf" manifest:media-type="image/x-emf"/>
  <manifest:file-entry manifest:full-path="Pictures/100000010000019F000000E1FD14282D014C703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 style:font-pitch="variable"/>
    <style:font-face style:name="+mn-cs1" svg:font-family="+mn-cs"/>
    <style:font-face style:name="Arial" svg:font-family="Arial"/>
    <style:font-face style:name="Arial1" svg:font-family="Arial" style:font-pitch="variable"/>
    <style:font-face style:name="Arial2" svg:font-family="Arial" style:font-family-generic="swiss"/>
    <style:font-face style:name="Arial3" svg:font-family="Arial" style:font-family-generic="swiss" style:font-pitch="variable"/>
    <style:font-face style:name="Arial4" svg:font-family="Arial" style:font-family-generic="modern"/>
    <style:font-face style:name="Courier" svg:font-family="Courier" style:font-family-generic="modern"/>
    <style:font-face style:name="Courier1" svg:font-family="Courier" style:font-family-generic="modern" style:font-pitch="fixed"/>
    <style:font-face style:name="Courier2" svg:font-family="Courier" style:font-family-generic="modern" style:font-pitch="variable"/>
    <style:font-face style:name="DejaVu Sans" svg:font-family="'DejaVu Sans'" style:font-family-generic="modern" style:font-pitch="variable"/>
    <style:font-face style:name="DejaVu Sans1" svg:font-family="'DejaVu Sans'" style:font-family-generic="system" style:font-pitch="fixed"/>
    <style:font-face style:name="DejaVu Sans2" svg:font-family="'DejaVu Sans'" style:font-family-generic="system" style:font-pitch="variable"/>
    <style:font-face style:name="Droid Sans Fallback" svg:font-family="'Droid Sans Fallback'" style:font-family-generic="modern" style:font-pitch="variable"/>
    <style:font-face style:name="Droid Sans Fallback1" svg:font-family="'Droid Sans Fallback'" style:font-family-generic="system" style:font-pitch="variable"/>
    <style:font-face style:name="FreeSans" svg:font-family="FreeSans" style:font-pitch="variable"/>
    <style:font-face style:name="FreeSans1" svg:font-family="FreeSans" style:font-family-generic="roman" style:font-pitch="variable"/>
    <style:font-face style:name="FreeSans2" svg:font-family="FreeSans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MS PGothic" svg:font-family="'MS PGothic'" style:font-family-generic="modern" style:font-pitch="fixed"/>
    <style:font-face style:name="MS PGothic1" svg:font-family="'MS PGothic'" style:font-family-generic="system" style:font-pitch="fixed"/>
    <style:font-face style:name="MS PGothic2" svg:font-family="'MS PGothic'" style:font-family-generic="modern" style:font-pitch="variable"/>
    <style:font-face style:name="MS PGothic3" svg:font-family="'MS PGothic'" style:font-pitch="variable"/>
    <style:font-face style:name="MS PGothic4" svg:font-family="'MS PGothic'"/>
    <style:font-face style:name="Noto Sans" svg:font-family="'Noto Sans'" style:font-family-generic="roman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wiss"/>
    <style:font-face style:name="Tahoma3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Unifont1" svg:font-family="Unifont" style:font-family-generic="modern" style:font-pitch="variable"/>
    <style:font-face style:name="Wingdings" svg:font-family="Wingdings"/>
    <style:font-face style:name="Wingdings1" svg:font-family="Wingding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dash" draw:stroke-dash="Dashed_20__28_var_29__20_4" svg:stroke-width="0.079cm" svg:stroke-color="#000000" draw:marker-end="msArrowEnd_20_5" draw:marker-end-width="0.237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79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3333" draw:textarea-vertical-align="middle" draw:auto-grow-height="false" draw:fit-to-size="false" style:shrink-to-fit="false" fo:min-height="0.173cm" fo:min-width="5.427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ff3333" draw:textarea-vertical-align="middle" draw:auto-grow-height="false" draw:fit-to-size="false" style:shrink-to-fit="false" fo:min-height="0.173cm" fo:min-width="4.368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dash" draw:stroke-dash="Dashed_20__28_var_29__20_5" svg:stroke-width="0.035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5.651cm" fo:min-width="19.608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5.35cm" fo:min-width="6.5cm"/>
    </style:style>
    <style:style style:name="gr27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1.345cm" fo:min-width="1.537cm" fo:padding-top="0.125cm" fo:padding-bottom="0.125cm" fo:padding-left="0.25cm" fo:padding-right="0.25cm" fo:wrap-option="no-wrap"/>
      <style:paragraph-properties style:writing-mode="lr-tb"/>
    </style:style>
    <style:style style:name="gr28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1.345cm" fo:min-width="1.742cm" fo:padding-top="0.125cm" fo:padding-bottom="0.125cm" fo:padding-left="0.25cm" fo:padding-right="0.25cm" fo:wrap-option="no-wrap"/>
      <style:paragraph-properties style:writing-mode="lr-tb"/>
    </style:style>
    <style:style style:name="gr2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solid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1.345cm" fo:min-width="1.424cm" fo:padding-top="0.125cm" fo:padding-bottom="0.125cm" fo:padding-left="0.25cm" fo:padding-right="0.25cm" fo:wrap-option="no-wrap"/>
      <style:paragraph-properties style:writing-mode="lr-tb"/>
    </style:style>
    <style:style style:name="gr31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8.005cm" fo:min-width="7.896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>
      <style:graphic-properties svg:stroke-color="#000000" draw:fill="solid" draw:fill-color="#c0c0c0" draw:textarea-horizontal-align="justify" draw:textarea-vertical-align="middle" draw:auto-grow-height="false" fo:min-height="6.398cm" fo:min-width="6.148cm"/>
    </style:style>
    <style:style style:name="gr3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4cm" fo:min-width="0.774cm"/>
    </style:style>
    <style:style style:name="gr34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5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solid" svg:stroke-width="0.026cm" svg:stroke-color="#000000" draw:stroke-linejoin="miter" draw:fill="solid" draw:fill-color="#00e4a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5.163cm" fo:min-width="7.543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r10" style:family="presentation" style:parent-style-name="Titel_20_und_20_Inhalt-notes">
      <style:graphic-properties draw:fill-color="#ffffff" fo:min-height="12.792cm"/>
      <style:paragraph-properties style:writing-mode="lr-tb"/>
    </style:style>
    <style:style style:name="pr11" style:family="presentation" style:parent-style-name="Titel_20_und_20_Inhalt-notes">
      <style:graphic-properties draw:fill-color="#ffffff" draw:auto-grow-height="true" fo:min-height="12.792cm"/>
      <style:paragraph-properties style:writing-mode="lr-tb"/>
    </style:style>
    <style:style style:name="pr12" style:family="presentation" style:parent-style-name="Titel_20_und_20_Inhalt-outline1">
      <style:graphic-properties draw:stroke="solid" svg:stroke-width="0cm" svg:stroke-color="#000000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  <style:text-properties fo:font-size="24pt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  <style:text-properties fo:font-size="24pt"/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/>
    </style:style>
    <style:style style:name="P16" style:family="paragraph">
      <style:paragraph-properties fo:margin-left="0.811cm" fo:margin-right="0cm" fo:margin-top="0cm" fo:margin-bottom="0cm" fo:line-height="100%" fo:text-align="start" fo:text-indent="-0.81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1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24pt"/>
    </style:style>
    <style:style style:name="P18" style:family="paragraph">
      <style:paragraph-properties fo:margin-left="0cm" fo:margin-right="0cm" fo:margin-top="0.296cm" fo:margin-bottom="0cm" fo:line-height="100%" fo:text-align="start" fo:text-indent="0cm" style:punctuation-wrap="hanging" style:writing-mode="lr-tb"/>
    </style:style>
    <style:style style:name="P19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</style:style>
    <style:style style:name="P20" style:family="paragraph">
      <style:paragraph-properties fo:margin-left="0cm" fo:margin-right="0cm" fo:text-indent="0cm"/>
    </style:style>
    <style:style style:name="P21" style:family="paragraph">
      <loext:graphic-properties draw:fill-color="#ffffff"/>
      <style:paragraph-properties style:writing-mode="lr-tb"/>
    </style:style>
    <style:style style:name="P22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23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24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25" style:family="paragraph">
      <loext:graphic-properties draw:fill="solid" draw:fill-color="#dae4ff"/>
      <style:paragraph-properties fo:text-align="start" style:font-independent-line-spacing="true"/>
      <style:text-properties fo:font-size="24pt"/>
    </style:style>
    <style:style style:name="P26" style:family="paragraph">
      <style:paragraph-properties fo:margin-left="0.529cm" fo:margin-right="0cm" fo:margin-top="0cm" fo:margin-bottom="0cm" fo:line-height="100%" fo:text-align="start" fo:text-indent="-0.528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2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2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30" style:family="paragraph">
      <loext:graphic-properties draw:fill="none"/>
      <style:paragraph-properties fo:text-align="center"/>
    </style:style>
    <style:style style:name="P31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32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33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34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35" style:family="paragraph">
      <loext:graphic-properties draw:fill="solid" draw:fill-color="#ff3333"/>
      <style:paragraph-properties fo:text-align="start" style:font-independent-line-spacing="true"/>
      <style:text-properties fo:font-size="24pt"/>
    </style:style>
    <style:style style:name="P36" style:family="paragraph">
      <style:paragraph-properties fo:margin-top="0cm" fo:margin-bottom="0cm" fo:line-height="100%" fo:text-align="start" style:punctuation-wrap="hanging" style:writing-mode="lr-tb"/>
      <style:text-properties fo:font-size="13pt" style:font-size-asian="13pt" style:font-size-complex="13pt"/>
    </style:style>
    <style:style style:name="P3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3pt" style:font-size-asian="13pt" style:font-size-complex="13pt"/>
    </style:style>
    <style:style style:name="P38" style:family="paragraph">
      <loext:graphic-properties draw:fill="none"/>
      <style:paragraph-properties fo:text-align="start"/>
      <style:text-properties fo:font-size="18pt"/>
    </style:style>
    <style:style style:name="P39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P4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41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42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4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44" style:family="paragraph">
      <style:paragraph-properties fo:margin-left="3.175cm" fo:margin-right="0cm" fo:margin-top="0.318cm" fo:margin-bottom="0cm" fo:text-indent="-0.634cm">
        <style:tab-stops>
          <style:tab-stop style:position="0cm"/>
        </style:tab-stops>
      </style:paragraph-properties>
    </style:style>
    <style:style style:name="P45" style:family="paragraph">
      <style:paragraph-properties fo:margin-left="0.953cm" fo:margin-right="0cm" fo:margin-top="0cm" fo:margin-bottom="0cm" fo:line-height="90%" fo:text-align="justify" fo:text-indent="-0.952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46" style:family="paragraph">
      <style:paragraph-properties fo:margin-left="0cm" fo:margin-right="0cm" fo:margin-top="0.423cm" fo:margin-bottom="0cm" fo:line-height="80%" fo:text-align="start" fo:text-indent="0cm" style:punctuation-wrap="hanging" style:writing-mode="lr-tb"/>
    </style:style>
    <style:style style:name="P47" style:family="paragraph">
      <style:paragraph-properties fo:margin-left="0cm" fo:margin-right="0cm" fo:margin-top="0.706cm" fo:margin-bottom="0cm" fo:line-height="80%" fo:text-align="start" fo:text-indent="0cm" style:punctuation-wrap="hanging" style:writing-mode="lr-tb"/>
    </style:style>
    <style:style style:name="P48" style:family="paragraph">
      <style:paragraph-properties fo:margin-left="0cm" fo:margin-right="0cm" fo:margin-top="0.353cm" fo:margin-bottom="0cm" fo:line-height="80%" fo:text-align="start" fo:text-indent="0cm" style:punctuation-wrap="hanging" style:writing-mode="lr-tb"/>
    </style:style>
    <style:style style:name="P49" style:family="paragraph">
      <style:paragraph-properties fo:margin-left="0cm" fo:margin-right="0cm" fo:margin-top="0.318cm" fo:margin-bottom="0cm" fo:line-height="80%" fo:text-align="start" fo:text-indent="0cm" style:punctuation-wrap="hanging" style:writing-mode="lr-tb"/>
    </style:style>
    <style:style style:name="P50" style:family="paragraph">
      <style:paragraph-properties fo:margin-left="0cm" fo:margin-right="0cm" fo:margin-top="0.247cm" fo:margin-bottom="0cm" fo:line-height="80%" fo:text-align="start" fo:text-indent="0cm" style:punctuation-wrap="hanging" style:writing-mode="lr-tb"/>
    </style:style>
    <style:style style:name="P51" style:family="paragraph">
      <style:paragraph-properties fo:margin-left="0cm" fo:margin-right="0cm" fo:margin-top="0.282cm" fo:margin-bottom="0cm" fo:line-height="80%" fo:text-align="start" fo:text-indent="0cm" style:punctuation-wrap="hanging" style:writing-mode="lr-tb"/>
    </style:style>
    <style:style style:name="P52" style:family="paragraph">
      <style:paragraph-properties fo:margin-left="0.953cm" fo:margin-right="0cm" fo:margin-top="0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53" style:family="paragraph">
      <loext:graphic-properties draw:fill="none"/>
      <style:paragraph-properties fo:text-align="start" style:writing-mode="lr-tb" style:font-independent-line-spacing="true"/>
      <style:text-properties style:font-name="Courier1" fo:font-size="24pt"/>
    </style:style>
    <style:style style:name="P54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4pt"/>
    </style:style>
    <style:style style:name="P55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56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4pt"/>
    </style:style>
    <style:style style:name="P57" style:family="paragraph">
      <style:paragraph-properties fo:margin-left="0.494cm" fo:margin-right="0cm" fo:margin-top="0cm" fo:margin-bottom="0cm" fo:line-height="100%" fo:text-align="start" fo:text-indent="-0.493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58" style:family="paragraph">
      <style:paragraph-properties fo:margin-left="0.953cm" fo:margin-right="0cm" fo:margin-top="0cm" fo:margin-bottom="0cm" fo:line-height="90%" fo:text-indent="-0.952cm" style:punctuation-wrap="hanging">
        <style:tab-stops>
          <style:tab-stop style:position="0cm"/>
        </style:tab-stops>
      </style:paragraph-properties>
    </style:style>
    <style:style style:name="P59" style:family="paragraph">
      <style:paragraph-properties fo:margin-left="0.953cm" fo:margin-right="0cm" fo:margin-top="0.025cm" fo:margin-bottom="0cm" fo:line-height="90%" fo:text-align="start" fo:text-indent="-0.952cm" style:punctuation-wrap="hanging" style:writing-mode="lr-tb">
        <style:tab-stops>
          <style:tab-stop style:position="0cm"/>
          <style:tab-stop style:position="1.413cm"/>
          <style:tab-stop style:position="5.021cm"/>
        </style:tab-stops>
      </style:paragraph-properties>
    </style:style>
    <style:style style:name="P60" style:family="paragraph">
      <loext:graphic-properties draw:fill="none"/>
      <style:paragraph-properties fo:text-align="start" style:writing-mode="lr-tb" style:font-independent-line-spacing="true">
        <style:tab-stops>
          <style:tab-stop style:position="0cm"/>
          <style:tab-stop style:position="1.413cm"/>
          <style:tab-stop style:position="5.021cm"/>
        </style:tab-stops>
      </style:paragraph-properties>
      <style:text-properties style:font-name="Courier1" fo:font-size="24pt"/>
    </style:style>
    <style:style style:name="P61" style:family="paragraph">
      <style:paragraph-properties fo:margin-left="0.953cm" fo:margin-right="0cm" fo:margin-top="0.025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style:font-name="Courier1" fo:font-size="24pt"/>
    </style:style>
    <style:style style:name="P62" style:family="paragraph">
      <loext:graphic-properties draw:fill="none"/>
      <style:paragraph-properties fo:margin-left="0.953cm" fo:margin-right="0cm" fo:margin-top="0.025cm" fo:margin-bottom="0cm" fo:line-height="100%" fo:text-align="start" fo:text-indent="-0.952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Courier1" fo:font-size="24pt"/>
    </style:style>
    <style:style style:name="P63" style:family="paragraph">
      <loext:graphic-properties draw:fill="solid" draw:fill-color="#ffffff"/>
      <style:paragraph-properties fo:text-align="center"/>
    </style:style>
    <style:style style:name="P64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65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66" style:family="paragraph">
      <loext:graphic-properties draw:fill="solid"/>
      <style:paragraph-properties fo:text-align="start" style:font-independent-line-spacing="true"/>
      <style:text-properties fo:font-size="24pt"/>
    </style:style>
    <style:style style:name="P6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68" style:family="paragraph">
      <style:paragraph-properties fo:margin-left="1.27cm" fo:margin-right="0cm" fo:margin-top="0.226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69" style:family="paragraph">
      <style:paragraph-properties fo:margin-left="0cm" fo:margin-right="0cm" fo:margin-top="0.169cm" fo:margin-bottom="0cm" fo:line-height="80%" fo:text-align="start" fo:text-indent="0cm" style:punctuation-wrap="hanging" style:writing-mode="lr-tb"/>
    </style:style>
    <style:style style:name="P70" style:family="paragraph">
      <style:paragraph-properties fo:margin-left="0cm" fo:margin-right="0cm" fo:margin-top="0.286cm" fo:margin-bottom="0cm" fo:line-height="80%" fo:text-align="start" fo:text-indent="0cm" style:punctuation-wrap="hanging" style:writing-mode="lr-tb"/>
    </style:style>
    <style:style style:name="P71" style:family="paragraph">
      <style:paragraph-properties fo:margin-left="0.953cm" fo:margin-right="0cm" fo:margin-top="0.025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72" style:family="paragraph">
      <loext:graphic-properties draw:fill="none"/>
      <style:paragraph-properties fo:margin-left="0.953cm" fo:margin-right="0cm" fo:margin-top="0.025cm" fo:margin-bottom="0cm" fo:line-height="100%" fo:text-align="start" fo:text-indent="-0.952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73" style:family="paragraph">
      <loext:graphic-properties draw:fill="solid" draw:fill-color="#c0c0c0"/>
      <style:paragraph-properties fo:text-align="center"/>
    </style:style>
    <style:style style:name="P74" style:family="paragraph">
      <style:paragraph-properties fo:margin-left="0cm" fo:margin-right="0cm" fo:margin-top="0.113cm" fo:margin-bottom="0cm" fo:line-height="90%" fo:text-align="start" fo:text-indent="0cm" style:punctuation-wrap="hanging" style:writing-mode="lr-tb"/>
    </style:style>
    <style:style style:name="P75" style:family="paragraph">
      <style:paragraph-properties fo:margin-top="0cm" fo:margin-bottom="0cm" fo:line-height="100%" fo:text-align="center" style:punctuation-wrap="hanging" style:writing-mode="lr-tb"/>
      <style:text-properties fo:font-size="24pt"/>
    </style:style>
    <style:style style:name="P76" style:family="paragraph">
      <loext:graphic-properties draw:fill="solid" draw:fill-color="#00e4a8"/>
      <style:paragraph-properties fo:text-align="start" style:font-independent-line-spacing="true"/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32pt" fo:letter-spacing="normal" fo:font-style="normal" style:text-underline-style="none" fo:font-weight="normal" style:font-name-asian="MS PGothic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8" style:family="text">
      <style:text-properties fo:font-variant="normal" fo:text-transform="none" fo:color="#333399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14pt" fo:letter-spacing="normal" fo:font-style="normal" style:text-underline-style="none" fo:font-weight="bold" style:font-name-asian="MS PGothic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20pt" fo:letter-spacing="normal" fo:font-style="normal" style:text-underline-style="none" fo:font-weight="bold" style:font-name-asian="MS PGothic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-25% 58%" style:font-name="Tahoma3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13pt" fo:letter-spacing="normal" fo:font-style="normal" style:text-underline-style="none" fo:font-weight="normal" style:font-name-asian="MS PGothic" style:font-size-asian="13pt" style:font-style-asian="normal" style:font-weight-asian="normal" style:font-size-complex="13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Wingdings1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4" style:font-size-complex="20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Courier1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4" style:font-size-complex="20pt" style:font-style-complex="normal" style:font-weight-complex="normal"/>
    </style:style>
    <style:style style:name="T24" style:family="text">
      <style:text-properties fo:font-variant="normal" fo:text-transform="none" fo:color="#333399" loext:opacity="100%" style:text-line-through-style="none" style:text-line-through-type="none" style:text-position="0% 100%" style:font-name="Tahoma3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22pt" fo:letter-spacing="normal" fo:font-style="normal" style:text-underline-style="none" fo:font-weight="normal" style:font-name-asian="MS PGothic" style:font-size-asian="22pt" style:font-style-asian="normal" style:font-weight-asian="normal" style:font-size-complex="22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22pt" fo:letter-spacing="normal" fo:font-style="normal" style:text-underline-style="none" fo:font-weight="bold" style:font-name-asian="MS PGothic" style:font-size-asian="22pt" style:font-style-asian="normal" style:font-weight-asian="bold" style:font-size-complex="22pt" style:font-style-complex="normal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Wingdings1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Courier1" fo:font-size="18pt" fo:letter-spacing="normal" fo:font-style="normal" style:text-underline-style="none" fo:font-weight="normal" style:font-name-asian="MS PGothic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Garamond" fo:font-size="18pt" fo:letter-spacing="normal" fo:font-style="normal" style:text-underline-style="none" fo:font-weight="normal" style:font-name-asian="MS PGothic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18pt" fo:letter-spacing="normal" fo:font-style="normal" style:text-underline-style="none" fo:font-weight="bold" style:font-name-asian="MS PGothic" style:font-size-asian="18pt" style:font-style-asian="normal" style:font-weight-asian="bold" style:font-size-complex="18pt" style:font-style-complex="normal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Courier1" fo:font-size="16pt" fo:letter-spacing="normal" fo:font-style="normal" style:text-underline-style="none" fo:font-weight="bold" style:font-name-asian="MS PGothic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Courier1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34" style:family="text">
      <style:text-properties fo:font-variant="normal" fo:text-transform="none" fo:color="#5c8526" loext:opacity="100%" style:text-line-through-style="none" style:text-line-through-type="none" style:text-position="0% 100%" style:font-name="Courier1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Courier1" fo:font-size="20pt" fo:letter-spacing="normal" fo:font-style="normal" style:text-underline-style="none" fo:font-weight="bold" style:font-name-asian="MS PGothic" style:font-size-asian="20pt" style:font-style-asian="normal" style:font-weight-asian="bold" style:font-size-complex="20pt" style:font-style-complex="normal" style:font-weight-complex="bold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9pt" fo:letter-spacing="normal" fo:font-style="normal" style:text-underline-style="none" fo:font-weight="normal" style:font-name-asian="MS PGothic" style:font-size-asian="9pt" style:font-style-asian="normal" style:font-weight-asian="normal" style:font-size-complex="9pt" style:font-style-complex="normal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Courier1" fo:font-size="16pt" fo:letter-spacing="normal" fo:language="de" fo:country="DE" fo:font-style="normal" style:text-underline-style="none" fo:font-weight="normal" style:letter-kerning="true" style:font-name-asian="MS PGothic" style:font-size-asian="16pt" style:language-asian="de" style:country-asian="DE" style:font-style-asian="normal" style:font-weight-asian="normal" style:font-name-complex="DejaVu Sans2" style:font-size-complex="16pt" style:language-complex="de" style:country-complex="DE" style:font-style-complex="normal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Courier1" fo:font-size="16pt" fo:letter-spacing="normal" fo:language="de" fo:country="DE" fo:font-style="normal" style:text-underline-style="none" fo:font-weight="bold" style:letter-kerning="true" style:font-name-asian="MS PGothic" style:font-size-asian="16pt" style:language-asian="de" style:country-asian="DE" style:font-style-asian="normal" style:font-weight-asian="bold" style:font-name-complex="DejaVu Sans2" style:font-size-complex="16pt" style:language-complex="de" style:country-complex="DE" style:font-style-complex="normal" style:font-weight-complex="bold"/>
    </style:style>
    <style:style style:name="T39" style:family="text">
      <style:text-properties fo:color="#5c8526" loext:opacity="100%" style:font-name="Courier1" fo:font-size="16pt" fo:language="de" fo:country="DE" style:letter-kerning="true" style:font-name-asian="DejaVu Sans2" style:font-size-asian="16pt" style:language-asian="de" style:country-asian="DE" style:font-name-complex="Times New Roman" style:font-size-complex="16pt" style:language-complex="de" style:country-complex="DE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1" fo:font-size="16pt" fo:letter-spacing="normal" fo:language="de" fo:country="DE" fo:font-style="normal" fo:text-shadow="none" style:text-underline-style="none" fo:font-weight="normal" style:letter-kerning="true" style:font-name-asian="MS PGothic" style:font-size-asian="16pt" style:language-asian="de" style:country-asian="DE" style:font-style-asian="normal" style:font-weight-asian="normal" style:font-name-complex="FreeSans2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5c8526" loext:opacity="100%" style:text-line-through-style="none" style:text-line-through-type="none" style:text-position="0% 100%" style:font-name="Courier1" fo:font-size="16pt" fo:letter-spacing="normal" fo:language="de" fo:country="DE" fo:font-style="normal" style:text-underline-style="none" fo:font-weight="normal" style:letter-kerning="true" style:font-name-asian="DejaVu Sans2" style:font-size-asian="16pt" style:language-asian="de" style:country-asian="DE" style:font-style-asian="normal" style:font-weight-asian="normal" style:font-name-complex="Times New Roman" style:font-size-complex="16pt" style:language-complex="de" style:country-complex="DE" style:font-style-complex="normal" style:font-weight-complex="normal"/>
    </style:style>
    <style:style style:name="T42" style:family="text">
      <style:text-properties fo:font-variant="normal" fo:text-transform="none" fo:color="#ff0000" loext:opacity="100%" style:text-line-through-style="none" style:text-line-through-type="none" style:text-position="0% 100%" style:font-name="Courier1" fo:font-size="16pt" fo:letter-spacing="normal" fo:language="de" fo:country="DE" fo:font-style="normal" style:text-underline-style="none" fo:font-weight="normal" style:letter-kerning="true" style:font-name-asian="MS PGothic" style:font-size-asian="16pt" style:language-asian="de" style:country-asian="DE" style:font-style-asian="normal" style:font-weight-asian="normal" style:font-name-complex="DejaVu Sans2" style:font-size-complex="16pt" style:language-complex="de" style:country-complex="DE" style:font-style-complex="normal" style:font-weight-complex="normal"/>
    </style:style>
    <style:style style:name="T43" style:family="text">
      <style:text-properties fo:font-variant="normal" fo:text-transform="none" fo:color="#008000" loext:opacity="100%" style:text-line-through-style="none" style:text-line-through-type="none" style:text-position="0% 100%" style:font-name="Courier1" fo:font-size="16pt" fo:letter-spacing="normal" fo:language="de" fo:country="DE" fo:font-style="normal" style:text-underline-style="none" fo:font-weight="normal" style:letter-kerning="true" style:font-name-asian="MS PGothic" style:font-size-asian="16pt" style:language-asian="de" style:country-asian="DE" style:font-style-asian="normal" style:font-weight-asian="normal" style:font-name-complex="DejaVu Sans2" style:font-size-complex="16pt" style:language-complex="de" style:country-complex="DE" style:font-style-complex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Courier1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45" style:family="text">
      <style:text-properties fo:color="#008000" loext:opacity="100%" style:font-name="Courier1" fo:font-size="16pt" style:font-size-asian="16pt" style:font-name-complex="DejaVu Sans2" style:font-size-complex="16pt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Courier1" fo:font-size="14pt" fo:letter-spacing="normal" fo:font-style="normal" style:text-underline-style="none" fo:font-weight="bold" style:font-name-asian="MS PGothic" style:font-size-asian="14pt" style:font-style-asian="normal" style:font-weight-asian="bold" style:font-size-complex="14pt" style:font-style-complex="normal" style:font-weight-complex="bold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Courier1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fo:font-variant="normal" fo:text-transform="none" fo:color="#5c8526" loext:opacity="100%" style:text-line-through-style="none" style:text-line-through-type="none" style:text-position="0% 100%" style:font-name="Courier1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1" fo:font-size="14pt" fo:letter-spacing="normal" fo:font-style="normal" fo:text-shadow="none" style:text-underline-style="none" fo:font-weight="normal" style:letter-kerning="true" style:font-name-asian="MS PGothic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5c8526" loext:opacity="100%" style:text-outline="false" style:text-line-through-style="none" style:text-line-through-type="none" style:text-position="0% 100%" style:font-name="Courier1" fo:font-size="14pt" fo:letter-spacing="normal" fo:font-style="normal" fo:text-shadow="none" style:text-underline-style="none" fo:font-weight="normal" style:letter-kerning="true" style:font-name-asian="MS PGothic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20pt" fo:letter-spacing="normal" fo:font-style="normal" style:text-underline-style="solid" style:text-underline-width="auto" style:text-underline-color="font-color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14pt" fo:letter-spacing="normal" fo:font-style="normal" style:text-underline-style="solid" style:text-underline-width="auto" style:text-underline-color="font-color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54" style:family="text">
      <style:text-properties fo:font-variant="normal" fo:text-transform="none" fo:color="#5c8526" loext:opacity="100%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55" style:family="text">
      <style:text-properties fo:font-variant="normal" fo:text-transform="none" fo:color="#000000" loext:opacity="100%" style:text-line-through-style="none" style:text-line-through-type="none" style:text-position="0% 100%" style:font-name="Wingdings1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81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528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493cm"/>
        <style:text-properties style:font-name="Arial3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1026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</text:span><text:span text:style-name="T2">A</text:span><text:span text:style-name="T2">S</text:span><text:span text:style-name="T2">: </text:span><text:span text:style-name="T2">B</text:span><text:span text:style-name="T2">e</text:span><text:span text:style-name="T2">t</text:span><text:span text:style-name="T2">r</text:span><text:span text:style-name="T2">i</text:span><text:span text:style-name="T2">e</text:span><text:span text:style-name="T2">b</text:span><text:span text:style-name="T2">s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e</text:span></text:p>
          <text:p text:style-name="P3"><text:span text:style-name="T3"/></text:p>
          <text:p text:style-name="P4"><text:span text:style-name="T4">K</text:span><text:span text:style-name="T4">o</text:span><text:span text:style-name="T4">o</text:span><text:span text:style-name="T4">r</text:span><text:span text:style-name="T4">d</text:span><text:span text:style-name="T4">i</text:span><text:span text:style-name="T4">n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u</text:span><text:span text:style-name="T4">n</text:span><text:span text:style-name="T4">d</text:span><text:span text:style-name="T4"> </text:span><text:span text:style-name="T4">S</text:span><text:span text:style-name="T4">y</text:span><text:span text:style-name="T4">n</text:span><text:span text:style-name="T4">c</text:span><text:span text:style-name="T4">h</text:span><text:span text:style-name="T4">r</text:span><text:span text:style-name="T4">o</text:span><text:span text:style-name="T4">n</text:span><text:span text:style-name="T4">i</text:span><text:span text:style-name="T4">s</text:span><text:span text:style-name="T4">a</text:span><text:span text:style-name="T4">t</text:span><text:span text:style-name="T4">i</text:span><text:span text:style-name="T4">o</text:span><text:span text:style-name="T4">n</text:span><text:span text:style-name="T4">:</text:span></text:p>
          <text:p text:style-name="P5"><text:span text:style-name="T5">K</text:span><text:span text:style-name="T5">r</text:span><text:span text:style-name="T5">i</text:span><text:span text:style-name="T5">t</text:span><text:span text:style-name="T5">i</text:span><text:span text:style-name="T5">s</text:span><text:span text:style-name="T5">c</text:span><text:span text:style-name="T5">h</text:span><text:span text:style-name="T5">e </text:span><text:span text:style-name="T5">A</text:span><text:span text:style-name="T5">b</text:span><text:span text:style-name="T5">s</text:span><text:span text:style-name="T5">c</text:span><text:span text:style-name="T5">h</text:span><text:span text:style-name="T5">n</text:span><text:span text:style-name="T5">i</text:span><text:span text:style-name="T5">t</text:span><text:span text:style-name="T5">t</text:span><text:span text:style-name="T5">e</text:span><text:span text:style-name="T5">, </text:span><text:span text:style-name="T5">S</text:span><text:span text:style-name="T5">p</text:span><text:span text:style-name="T5">e</text:span><text:span text:style-name="T5">r</text:span><text:span text:style-name="T5">r</text:span><text:span text:style-name="T5">e</text:span><text:span text:style-name="T5">n</text:span><text:span text:style-name="T5">, </text:span><text:span text:style-name="T5">S</text:span><text:span text:style-name="T5">e</text:span><text:span text:style-name="T5">m</text:span><text:span text:style-name="T5">a</text:span><text:span text:style-name="T5">p</text:span><text:span text:style-name="T5">h</text:span><text:span text:style-name="T5">o</text:span><text:span text:style-name="T5">r</text:span><text:span text:style-name="T5">e </text:span><text:span text:style-name="T5">u</text:span><text:span text:style-name="T5">n</text:span><text:span text:style-name="T5">d </text:span><text:span text:style-name="T5">M</text:span><text:span text:style-name="T5">u</text:span><text:span text:style-name="T5">t</text:span><text:span text:style-name="T5">e</text:span><text:span text:style-name="T5">x</text:span><text:span text:style-name="T5">e</text:span></text:p>
          <text:p text:style-name="P5"><text:span text:style-name="T5"/></text:p>
          <text:p text:style-name="P5"><text:span text:style-name="T5">T</text:span><text:span text:style-name="T5">. </text:span><text:span text:style-name="T5">P</text:span><text:span text:style-name="T5">o</text:span><text:span text:style-name="T5">s</text:span><text:span text:style-name="T5">p</text:span><text:span text:style-name="T5">í</text:span><text:span text:style-name="T5">š</text:span><text:span text:style-name="T5">e</text:span><text:span text:style-name="T5">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2-11-08">8.11.22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G</text:span><text:span text:style-name="T8">es</text:span><text:span text:style-name="T8">a</text:span><text:span text:style-name="T8">mt</text:span><text:span text:style-name="T8">üb</text:span><text:span text:style-name="T8">er</text:span><text:span text:style-name="T8">bli</text:span><text:span text:style-name="T8">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0" draw:layer="layout" svg:width="20.531cm" svg:height="13.122cm" svg:x="2.54cm" svg:y="4.022cm">
          <text:list text:style-name="L3">
            <text:list-item>
              <text:p text:style-name="P13"><text:span text:style-name="T9">Einführung in Computersysteme</text:span></text:p>
            </text:list-item>
            <text:list-item>
              <text:p text:style-name="P13"><text:span text:style-name="T9">Entwicklung von Betriebssystemen</text:span></text:p>
            </text:list-item>
            <text:list-item>
              <text:p text:style-name="P13"><text:span text:style-name="T9">Architekturansätze</text:span></text:p>
            </text:list-item>
            <text:list-item>
              <text:p text:style-name="P13"><text:span text:style-name="T10">Interruptverarbeitung in Betriebssystemen</text:span></text:p>
            </text:list-item>
            <text:list-item>
              <text:p text:style-name="P13"><text:span text:style-name="T10">Prozesse und Threads</text:span></text:p>
            </text:list-item>
            <text:list-item>
              <text:p text:style-name="P13"><text:span text:style-name="T10">CPU-Scheduling</text:span></text:p>
            </text:list-item>
            <text:list-item>
              <text:p text:style-name="P13"><text:span text:style-name="T11">Synchronisation und Kommunikation</text:span></text:p>
            </text:list-item>
            <text:list-item>
              <text:p text:style-name="P13"><text:span text:style-name="T10">Speicherverwaltung </text:span></text:p>
            </text:list-item>
            <text:list-item>
              <text:p text:style-name="P13"><text:span text:style-name="T10">Geräte- und Dateiverwaltung</text:span></text:p>
            </text:list-item>
            <text:list-item>
              <text:p text:style-name="P13"><text:span text:style-name="T10">Betriebssystemvirtualisierung</text:span></text:p>
            </text:list-item>
          </text:list>
          <text:p text:style-name="P13"><text:span text:style-name="T10"/></text:p>
          <text:p text:style-name="P14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2-11-08">8.11.22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Zi</text:span><text:span text:style-name="T8">el</text:span><text:span text:style-name="T8">se</text:span><text:span text:style-name="T8">tz</text:span><text:span text:style-name="T8">un</text:span><text:span text:style-name="T8">g</text:span></text:p>
          </draw:text-box>
        </draw:frame>
        <draw:custom-shape draw:name="Rectangle 8" draw:style-name="gr7" draw:text-style-name="P10" draw:layer="layout" svg:width="20.742cm" svg:height="8.677cm" svg:x="1.905cm" svg:y="4.022cm">
          <text:list text:style-name="L4">
            <text:list-item>
              <text:p text:style-name="P15"><text:span text:style-name="T12">Der Studierende soll die Probleme der Parallelverarbeitung verstehen und einschätzen können</text:span></text:p>
            </text:list-item>
          </text:list>
          <text:p text:style-name="P15"><text:span text:style-name="T12"/></text:p>
          <text:list text:continue-numbering="true" text:style-name="L4">
            <text:list-item>
              <text:p text:style-name="P15"><text:span text:style-name="T12">Der Studierende soll Konzepte zur Vermeidung von Race Conditions sowohl auf Betriebssystemebene als auch auf Anwendungsebene erläutern können</text:span></text:p>
            </text:list-item>
          </text:list>
          <text:p text:style-name="P15"><text:span text:style-name="T12"/></text:p>
          <text:list text:continue-numbering="true" text:style-name="L4">
            <text:list-item>
              <text:p text:style-name="P15"><text:span text:style-name="T12">Der Studierende soll verstehen, wie Sperren, Semaphore und Mutexe funktionieren und wie man sie implementiert</text:span></text:p>
            </text:list-item>
          </text:list>
          <text:p text:style-name="P16"><text:span text:style-name="T12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2-11-08">8.11.22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0" draw:layer="layout" svg:width="20.531cm" svg:height="13.122cm" svg:x="2.54cm" svg:y="4.445cm">
          <text:list text:style-name="L5">
            <text:list-item>
              <text:p text:style-name="P17"><text:span text:style-name="T11">Einführung</text:span></text:p>
            </text:list-item>
            <text:list-item>
              <text:p text:style-name="P17"><text:span text:style-name="T10">Kritische Abschnitte und gegenseitiger Ausschluss</text:span></text:p>
            </text:list-item>
            <text:list-item>
              <text:p text:style-name="P17"><text:span text:style-name="T10">Sperren, Semaphore und Mutex</text:span></text:p>
            </text:list-item>
            <text:list-item>
              <text:p text:style-name="P17"><text:span text:style-name="T10">Diverse Synchronisationsprobleme</text:span></text:p>
            </text:list-item>
          </text:list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Ü</text:span><text:span text:style-name="T8">be</text:span><text:span text:style-name="T8">rbl</text:span><text:span text:style-name="T8">ic</text:span><text:span text:style-name="T8">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2-11-08">8.11.22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1026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10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10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10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10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10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4.212cm" svg:height="10.659cm" svg:x="2.753cm" svg:y="2.16cm" draw:page-number="4" presentation:class="page"/>
          <draw:frame draw:name="Rectangle 1047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Einführung" draw:style-name="dp3" draw:master-page-name="Titel_20_und_20_Inhalt" presentation:presentation-page-layout-name="AL2T11"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Ei</text:span><text:span text:style-name="T8">nf</text:span><text:span text:style-name="T8">üh</text:span><text:span text:style-name="T8">ru</text:span><text:span text:style-name="T8">ng</text:span></text:p>
          </draw:text-box>
        </draw:frame>
        <draw:frame draw:name="Rectangle 3" presentation:style-name="pr8" draw:text-style-name="P10" draw:layer="layout" svg:width="21.589cm" svg:height="13.546cm" svg:x="2.328cm" svg:y="3.598cm" presentation:class="outline" presentation:user-transformed="true">
          <draw:text-box>
            <text:list text:style-name="L6">
              <text:list-item>
                <text:p text:style-name="P18"><text:span text:style-name="T5">Nebenläufigkeit</text:span></text:p>
              </text:list-item>
            </text:list>
            <text:list text:style-name="L7">
              <text:list-item>
                <text:list>
                  <text:list-item>
                    <text:p text:style-name="P19"><text:span text:style-name="T13">Parallele oder quasi-parallele Ausführung von Befehlsfolgen in Prozessen und Threads</text:span></text:p>
                  </text:list-item>
                  <text:list-item>
                    <text:p text:style-name="P19"><text:span text:style-name="T13">Verdrängung jederzeit durch BS möglich ohne Einfluss des Anwendungsprogrammierers</text:span></text:p>
                  </text:list-item>
                </text:list>
              </text:list-item>
              <text:list-item>
                <text:p text:style-name="P18"><text:span text:style-name="T5">Atomare Aktionen</text:span></text:p>
                <text:list>
                  <text:list-item>
                    <text:p text:style-name="P19"><text:span text:style-name="T13">Codebereiche, die in einem Stück, also atomar, ausgeführt werden müssen, um Inkonsistenzen zu vermeiden</text:span></text:p>
                  </text:list-item>
                  <text:list-item>
                    <text:p text:style-name="P19"><text:span text:style-name="T13">Aber: Eine Unterbrechung durch Verdrängung ist jederzeit möglich</text:span></text:p>
                  </text:list-item>
                </text:list>
              </text:list-item>
            </text:list>
            <text:p text:style-name="P20"><text:span text:style-name="T13"/></text:p>
            <text:p text:style-name="P20"><text:span text:style-name="T13"/></text:p>
          </draw:text-box>
        </draw:frame>
        <presentation:notes draw:style-name="dp4">
          <draw:page-thumbnail draw:style-name="gr5" draw:layer="layout" svg:width="14.848cm" svg:height="11.136cm" svg:x="3.075cm" svg:y="2.257cm" draw:page-number="5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onflikte, Fallbeispiel 1 (1)" draw:style-name="dp3" draw:master-page-name="Titel_20_und_20_Inhalt" presentation:presentation-page-layout-name="AL2T11"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K</text:span><text:span text:style-name="T8">on</text:span><text:span text:style-name="T8">fli</text:span><text:span text:style-name="T8">kt</text:span><text:span text:style-name="T8">e, </text:span><text:span text:style-name="T8">F</text:span><text:span text:style-name="T8">all</text:span><text:span text:style-name="T8">be</text:span><text:span text:style-name="T8">is</text:span><text:span text:style-name="T8">pi</text:span><text:span text:style-name="T8">el </text:span><text:span text:style-name="T8">1 </text:span><text:span text:style-name="T8">(1</text:span><text:span text:style-name="T8">)</text:span></text:p>
          </draw:text-box>
        </draw:frame>
        <draw:frame draw:name="Rectangle 3" presentation:style-name="pr8" draw:text-style-name="P10" draw:layer="layout" svg:width="21.589cm" svg:height="6.935cm" svg:x="1.693cm" svg:y="3.387cm" presentation:class="outline" presentation:user-transformed="true">
          <draw:text-box>
            <text:list text:style-name="L6">
              <text:list-item>
                <text:p text:style-name="P22"><text:span text:style-name="T5">Beispiel zur Verdeutlichung des Problems: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3">Mehrere Prozesse bearbeiten eine gemeinsame Liste von Objekten (z.B. die Prozesslisten der Run-Queue) </text:span></text:p>
                  </text:list-item>
                  <text:list-item>
                    <text:p text:style-name="P23"><text:span text:style-name="T13">Ein Prozess hängt ein neues Objekt vorne in die Liste ei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3"><text:span text:style-name="T14">Prozesse können zu beliebigen Zeiten unterbrochen werden</text:span></text:p>
                      </text:list-item>
                      <text:list-item>
                        <text:p text:style-name="P23"><text:span text:style-name="T14">Versucht ein zweiter Prozess auch, ein Objekt vorne anzuhängen, gibt es möglicherweise Probleme </text:span></text:p>
                      </text:list-item>
                    </text:list>
                  </text:list-item>
                </text:list>
              </text:list-item>
            </text:list>
            <text:p text:style-name="P20"><text:span text:style-name="T13"/></text:p>
          </draw:text-box>
        </draw:frame>
        <draw:custom-shape draw:name="Text Box 24" draw:style-name="gr8" draw:text-style-name="P10" draw:layer="layout" svg:width="2.116cm" svg:height="0.843cm" svg:x="4.233cm" svg:y="12.218cm">
          <text:p text:style-name="P24"><text:span text:style-name="T15">Anker</text:span></text:p>
          <draw:enhanced-geometry draw:mirror-horizontal="false" draw:mirror-vertical="false" svg:viewBox="0 0 211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0">
          <draw:custom-shape draw:name="Rectangle 81" draw:style-name="gr9" draw:text-style-name="P25" draw:layer="layout" svg:width="1.269cm" svg:height="0.528cm" svg:x="12.488cm" svg:y="13.1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2" draw:style-name="gr9" draw:text-style-name="P25" draw:layer="layout" svg:width="1.269cm" svg:height="0.528cm" svg:x="12.488cm" svg:y="13.682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3">
          <draw:custom-shape draw:name="Rectangle 84" draw:style-name="gr9" draw:text-style-name="P25" draw:layer="layout" svg:width="1.269cm" svg:height="0.528cm" svg:x="17.568cm" svg:y="13.1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5" draw:style-name="gr9" draw:text-style-name="P25" draw:layer="layout" svg:width="1.269cm" svg:height="0.528cm" svg:x="17.568cm" svg:y="13.682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6">
          <draw:custom-shape draw:name="Rectangle 87" draw:style-name="gr9" draw:text-style-name="P25" draw:layer="layout" svg:width="1.269cm" svg:height="0.528cm" svg:x="8.467cm" svg:y="14.847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8" draw:style-name="gr9" draw:text-style-name="P25" draw:layer="layout" svg:width="1.269cm" svg:height="0.528cm" svg:x="8.467cm" svg:y="15.376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91" draw:style-name="gr9" draw:text-style-name="P25" draw:layer="layout" svg:width="1.269cm" svg:height="0.528cm" svg:x="4.445cm" svg:y="13.153cm">
          <text:p/>
          <draw:enhanced-geometry draw:mirror-horizontal="false" draw:mirror-vertical="false" svg:viewBox="0 0 1270 52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2" draw:style-name="gr10" draw:text-style-name="P1" draw:layer="layout" svg:x1="13.335cm" svg:y1="13.364cm" svg:x2="17.568cm" svg:y2="13.364cm">
          <text:p/>
        </draw:line>
        <draw:line draw:name="Line 69" draw:style-name="gr10" draw:text-style-name="P1" draw:layer="layout" svg:x1="5.08cm" svg:y1="13.364cm" svg:x2="12.488cm" svg:y2="13.364cm">
          <text:p/>
        </draw:line>
        <draw:line draw:name="Line 94" draw:style-name="gr11" draw:text-style-name="P1" draw:layer="layout" svg:x1="5.08cm" svg:y1="13.364cm" svg:x2="8.466cm" svg:y2="15.058cm">
          <text:p/>
        </draw:line>
        <draw:line draw:name="Line 95" draw:style-name="gr11" draw:text-style-name="P1" draw:layer="layout" svg:x1="9.101cm" svg:y1="15.058cm" svg:x2="12.488cm" svg:y2="13.576cm">
          <text:p/>
        </draw:line>
        <draw:custom-shape draw:name="Text Box 96" draw:style-name="gr8" draw:text-style-name="P10" draw:layer="layout" svg:width="3.597cm" svg:height="0.843cm" svg:x="6.985cm" svg:y="12.642cm">
          <text:p text:style-name="P24"><text:span text:style-name="T15">Zeiger auf B</text:span></text:p>
          <draw:enhanced-geometry draw:mirror-horizontal="false" draw:mirror-vertical="false" svg:viewBox="0 0 359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7" draw:style-name="gr8" draw:text-style-name="P10" draw:layer="layout" svg:width="3.597cm" svg:height="0.843cm" svg:x="13.97cm" svg:y="12.642cm">
          <text:p text:style-name="P24"><text:span text:style-name="T15">Zeiger auf C</text:span></text:p>
          <draw:enhanced-geometry draw:mirror-horizontal="false" draw:mirror-vertical="false" svg:viewBox="0 0 359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" draw:style-name="gr8" draw:text-style-name="P10" draw:layer="layout" svg:width="0.846cm" svg:height="0.843cm" svg:x="8.678cm" svg:y="14cm">
          <text:p text:style-name="P24"><text:span text:style-name="T15">A</text:span></text:p>
          <draw:enhanced-geometry draw:mirror-horizontal="false" draw:mirror-vertical="false" svg:viewBox="0 0 84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9" draw:style-name="gr8" draw:text-style-name="P10" draw:layer="layout" svg:width="0.634cm" svg:height="0.843cm" svg:x="12.7cm" svg:y="12.307cm">
          <text:p text:style-name="P24"><text:span text:style-name="T15">B</text:span></text:p>
          <draw:enhanced-geometry draw:mirror-horizontal="false" draw:mirror-vertical="false" svg:viewBox="0 0 63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0" draw:style-name="gr8" draw:text-style-name="P10" draw:layer="layout" svg:width="0.634cm" svg:height="0.843cm" svg:x="17.78cm" svg:y="12.307cm">
          <text:p text:style-name="P24"><text:span text:style-name="T15">C</text:span></text:p>
          <draw:enhanced-geometry draw:mirror-horizontal="false" draw:mirror-vertical="false" svg:viewBox="0 0 63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1" draw:style-name="gr12" draw:text-style-name="P10" draw:layer="layout" svg:width="11.703cm" svg:height="2.619cm" svg:x="13.042cm" svg:y="14.635cm">
          <text:p text:style-name="P26"><text:span text:style-name="T15">Zwei Operationen zum Einhängen von A:</text:span></text:p>
          <text:list text:style-name="L10">
            <text:list-item>
              <text:p text:style-name="P27"><text:span text:style-name="T15">1) A.next := Anker;</text:span></text:p>
            </text:list-item>
            <text:list-item>
              <text:p text:style-name="P27"><text:span text:style-name="T15">2) Anker := Adresse(A);</text:span></text:p>
            </text:list-item>
          </text:list>
          <text:p text:style-name="P26"><text:span text:style-name="T15"/></text:p>
          <draw:enhanced-geometry draw:mirror-horizontal="false" draw:mirror-vertical="false" svg:viewBox="0 0 11700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3" draw:style-name="gr12" draw:text-style-name="P10" draw:layer="layout" svg:width="6.857cm" svg:height="1.435cm" svg:x="7.823cm" svg:y="16.981cm">
          <text:p text:style-name="P24"><text:span text:style-name="T15">Unterbrechung hier kann </text:span></text:p>
          <text:p text:style-name="P24"><text:span text:style-name="T15">problematisch werden</text:span></text:p>
          <draw:enhanced-geometry draw:mirror-horizontal="false" draw:mirror-vertical="false" svg:viewBox="0 0 685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4" draw:style-name="gr10" draw:text-style-name="P1" draw:layer="layout" svg:x1="11.8cm" svg:y1="17cm" svg:x2="14.681cm" svg:y2="15.916cm">
          <text:p/>
        </draw:line>
        <draw:custom-shape draw:name="Text Box 107" draw:style-name="gr8" draw:text-style-name="P10" draw:layer="layout" svg:width="1.057cm" svg:height="0.843cm" svg:x="10.372cm" svg:y="13.488cm">
          <text:p text:style-name="P24"><text:span text:style-name="T15">1)</text:span></text:p>
          <draw:enhanced-geometry draw:mirror-horizontal="false" draw:mirror-vertical="false" svg:viewBox="0 0 105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8" draw:style-name="gr8" draw:text-style-name="P10" draw:layer="layout" svg:width="1.057cm" svg:height="0.843cm" svg:x="7.197cm" svg:y="13.7cm">
          <text:p text:style-name="P24"><text:span text:style-name="T15">2)</text:span></text:p>
          <draw:enhanced-geometry draw:mirror-horizontal="false" draw:mirror-vertical="false" svg:viewBox="0 0 105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6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onflikte, Fallbeispiel 1 (2)" draw:style-name="dp3" draw:master-page-name="Titel_20_und_20_Inhalt" presentation:presentation-page-layout-name="AL2T11"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K</text:span><text:span text:style-name="T8">on</text:span><text:span text:style-name="T8">fli</text:span><text:span text:style-name="T8">kt</text:span><text:span text:style-name="T8">e, </text:span><text:span text:style-name="T8">F</text:span><text:span text:style-name="T8">all</text:span><text:span text:style-name="T8">be</text:span><text:span text:style-name="T8">is</text:span><text:span text:style-name="T8">pi</text:span><text:span text:style-name="T8">el </text:span><text:span text:style-name="T8">1 </text:span><text:span text:style-name="T8">(2</text:span><text:span text:style-name="T8">)</text:span></text:p>
          </draw:text-box>
        </draw:frame>
        <draw:frame draw:name="Rectangle 3" presentation:style-name="pr8" draw:text-style-name="P10" draw:layer="layout" svg:width="21.589cm" svg:height="5.291cm" svg:x="1.693cm" svg:y="3.387cm" presentation:class="outline" presentation:user-transformed="true">
          <draw:text-box>
            <text:list text:style-name="L6">
              <text:list-item>
                <text:p text:style-name="P28"><text:span text:style-name="T4">Prozess 1 führt 1. Anweisung aus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5">A1.next := Anker </text:span></text:p>
                  </text:list-item>
                  <text:list-item>
                    <text:p text:style-name="P29"><text:span text:style-name="T5">jetzt wird die CPU entzogen</text:span></text:p>
                  </text:list-item>
                </text:list>
              </text:list-item>
            </text:list>
            <text:p text:style-name="P20"><text:span text:style-name="T5"/></text:p>
          </draw:text-box>
        </draw:frame>
        <draw:custom-shape draw:name="Text Box 4" draw:style-name="gr8" draw:text-style-name="P10" draw:layer="layout" svg:width="2.116cm" svg:height="0.843cm" svg:x="4.233cm" svg:y="11.218cm">
          <text:p text:style-name="P24"><text:span text:style-name="T15">Anker</text:span></text:p>
          <draw:enhanced-geometry draw:mirror-horizontal="false" draw:mirror-vertical="false" svg:viewBox="0 0 211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>
          <draw:custom-shape draw:name="Rectangle 6" draw:style-name="gr9" draw:text-style-name="P25" draw:layer="layout" svg:width="1.269cm" svg:height="0.528cm" svg:x="12.488cm" svg:y="12.1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9" draw:text-style-name="P25" draw:layer="layout" svg:width="1.269cm" svg:height="0.528cm" svg:x="12.488cm" svg:y="12.682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">
          <draw:custom-shape draw:name="Rectangle 9" draw:style-name="gr9" draw:text-style-name="P25" draw:layer="layout" svg:width="1.269cm" svg:height="0.528cm" svg:x="17.568cm" svg:y="12.1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" draw:text-style-name="P25" draw:layer="layout" svg:width="1.269cm" svg:height="0.528cm" svg:x="17.568cm" svg:y="12.682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1">
          <draw:custom-shape draw:name="Rectangle 12" draw:style-name="gr9" draw:text-style-name="P25" draw:layer="layout" svg:width="1.269cm" svg:height="0.528cm" svg:x="8.467cm" svg:y="13.847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" draw:text-style-name="P25" draw:layer="layout" svg:width="1.269cm" svg:height="0.528cm" svg:x="8.467cm" svg:y="14.376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4" draw:style-name="gr9" draw:text-style-name="P25" draw:layer="layout" svg:width="1.269cm" svg:height="0.528cm" svg:x="4.445cm" svg:y="12.153cm">
          <text:p/>
          <draw:enhanced-geometry draw:mirror-horizontal="false" draw:mirror-vertical="false" svg:viewBox="0 0 1270 52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0" draw:text-style-name="P1" draw:layer="layout" svg:x1="13.335cm" svg:y1="12.364cm" svg:x2="17.568cm" svg:y2="12.364cm">
          <text:p/>
        </draw:line>
        <draw:line draw:name="Line 16" draw:style-name="gr10" draw:text-style-name="P1" draw:layer="layout" svg:x1="5.08cm" svg:y1="12.364cm" svg:x2="12.488cm" svg:y2="12.364cm">
          <text:p/>
        </draw:line>
        <draw:line draw:name="Line 18" draw:style-name="gr13" draw:text-style-name="P1" draw:layer="layout" svg:x1="9.101cm" svg:y1="14.058cm" svg:x2="12.488cm" svg:y2="12.576cm">
          <text:p/>
        </draw:line>
        <draw:custom-shape draw:name="Text Box 19" draw:style-name="gr8" draw:text-style-name="P10" draw:layer="layout" svg:width="3.597cm" svg:height="0.843cm" svg:x="6.985cm" svg:y="11.642cm">
          <text:p text:style-name="P24"><text:span text:style-name="T15">Zeiger auf B</text:span></text:p>
          <draw:enhanced-geometry draw:mirror-horizontal="false" draw:mirror-vertical="false" svg:viewBox="0 0 359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8" draw:text-style-name="P10" draw:layer="layout" svg:width="3.597cm" svg:height="0.843cm" svg:x="13.97cm" svg:y="11.642cm">
          <text:p text:style-name="P24"><text:span text:style-name="T15">Zeiger auf C</text:span></text:p>
          <draw:enhanced-geometry draw:mirror-horizontal="false" draw:mirror-vertical="false" svg:viewBox="0 0 359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8" draw:text-style-name="P10" draw:layer="layout" svg:width="1.481cm" svg:height="0.843cm" svg:x="8.678cm" svg:y="13.123cm">
          <text:p text:style-name="P24"><text:span text:style-name="T15">A1</text:span></text:p>
          <draw:enhanced-geometry draw:mirror-horizontal="false" draw:mirror-vertical="false" svg:viewBox="0 0 148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8" draw:text-style-name="P10" draw:layer="layout" svg:width="0.634cm" svg:height="0.843cm" svg:x="12.7cm" svg:y="11.307cm">
          <text:p text:style-name="P24"><text:span text:style-name="T15">B</text:span></text:p>
          <draw:enhanced-geometry draw:mirror-horizontal="false" draw:mirror-vertical="false" svg:viewBox="0 0 63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8" draw:text-style-name="P10" draw:layer="layout" svg:width="0.634cm" svg:height="0.843cm" svg:x="17.78cm" svg:y="11.307cm">
          <text:p text:style-name="P24"><text:span text:style-name="T15">C</text:span></text:p>
          <draw:enhanced-geometry draw:mirror-horizontal="false" draw:mirror-vertical="false" svg:viewBox="0 0 63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12" draw:text-style-name="P10" draw:layer="layout" svg:width="10.15cm" svg:height="2.619cm" svg:x="13.757cm" svg:y="7.832cm">
          <text:p text:style-name="P26"><text:span text:style-name="T15">Zwei Operationen zum Einhängen:</text:span></text:p>
          <text:list text:style-name="L10">
            <text:list-item>
              <text:p text:style-name="P27"><text:span text:style-name="T16">1) A.next := Anker; </text:span></text:p>
            </text:list-item>
            <text:list-item>
              <text:p text:style-name="P27"><text:span text:style-name="T15">2) Anker := Adresse(A);</text:span></text:p>
            </text:list-item>
          </text:list>
          <text:p text:style-name="P26"><text:span text:style-name="T15"/></text:p>
          <draw:enhanced-geometry draw:mirror-horizontal="false" draw:mirror-vertical="false" svg:viewBox="0 0 10151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8" draw:text-style-name="P10" draw:layer="layout" svg:width="1.459cm" svg:height="2.027cm" svg:x="9.701cm" svg:y="13.727cm">
          <text:p text:style-name="P26"><text:span text:style-name="T15">next</text:span></text:p>
          <text:p text:style-name="P26"><text:span text:style-name="T15"/></text:p>
          <draw:enhanced-geometry draw:mirror-horizontal="false" draw:mirror-vertical="false" svg:viewBox="0 0 1460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onflikte, Fallbeispiel 1 (3)" draw:style-name="dp3" draw:master-page-name="Titel_20_und_20_Inhalt" presentation:presentation-page-layout-name="AL2T11"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K</text:span><text:span text:style-name="T8">on</text:span><text:span text:style-name="T8">fli</text:span><text:span text:style-name="T8">kt</text:span><text:span text:style-name="T8">e, </text:span><text:span text:style-name="T8">F</text:span><text:span text:style-name="T8">all</text:span><text:span text:style-name="T8">be</text:span><text:span text:style-name="T8">is</text:span><text:span text:style-name="T8">pi</text:span><text:span text:style-name="T8">el </text:span><text:span text:style-name="T8">1 </text:span><text:span text:style-name="T8">(3</text:span><text:span text:style-name="T8">)</text:span></text:p>
          </draw:text-box>
        </draw:frame>
        <draw:frame draw:name="Rectangle 3" presentation:style-name="pr8" draw:text-style-name="P10" draw:layer="layout" svg:width="21.589cm" svg:height="5.291cm" svg:x="1.693cm" svg:y="3.387cm" presentation:class="outline" presentation:user-transformed="true">
          <draw:text-box>
            <text:list text:style-name="L6">
              <text:list-item>
                <text:p text:style-name="P28"><text:span text:style-name="T4">Prozess 2 führt 1. und 2. Anweisung aus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5">A2.next := Anker</text:span></text:p>
                  </text:list-item>
                  <text:list-item>
                    <text:p text:style-name="P29"><text:span text:style-name="T5">Anker := Adresse (A2)</text:span></text:p>
                  </text:list-item>
                  <text:list-item>
                    <text:p text:style-name="P29"><text:span text:style-name="T5">Jetzt wird die CPU entzogen</text:span></text:p>
                  </text:list-item>
                </text:list>
              </text:list-item>
            </text:list>
            <text:p text:style-name="P20"><text:span text:style-name="T5"/></text:p>
          </draw:text-box>
        </draw:frame>
        <draw:custom-shape draw:name="Text Box 23" draw:style-name="gr12" draw:text-style-name="P10" draw:layer="layout" svg:width="10.15cm" svg:height="2.619cm" svg:x="13.757cm" svg:y="8.532cm">
          <text:p text:style-name="P26"><text:span text:style-name="T15">Zwei Operationen zum Einhängen:</text:span></text:p>
          <text:list text:style-name="L10">
            <text:list-item>
              <text:p text:style-name="P27"><text:span text:style-name="T16">1) A.next := Anker;</text:span></text:p>
            </text:list-item>
            <text:list-item>
              <text:p text:style-name="P27"><text:span text:style-name="T16">2) Anker := Adresse(A);</text:span></text:p>
            </text:list-item>
          </text:list>
          <text:p text:style-name="P26"><text:span text:style-name="T15"/></text:p>
          <draw:enhanced-geometry draw:mirror-horizontal="false" draw:mirror-vertical="false" svg:viewBox="0 0 10151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Text Box 4" draw:style-name="gr8" draw:text-style-name="P10" draw:layer="layout" svg:width="2.116cm" svg:height="0.843cm" svg:x="4.233cm" svg:y="11.918cm">
            <text:p text:style-name="P24"><text:span text:style-name="T15">Anker</text:span></text:p>
            <draw:enhanced-geometry draw:mirror-horizontal="false" draw:mirror-vertical="false" svg:viewBox="0 0 2117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5">
            <draw:custom-shape draw:name="Rectangle 6" draw:style-name="gr9" draw:text-style-name="P25" draw:layer="layout" svg:width="1.269cm" svg:height="0.528cm" svg:x="12.488cm" svg:y="12.85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" draw:style-name="gr9" draw:text-style-name="P25" draw:layer="layout" svg:width="1.269cm" svg:height="0.528cm" svg:x="12.488cm" svg:y="13.382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">
            <draw:custom-shape draw:name="Rectangle 9" draw:style-name="gr9" draw:text-style-name="P25" draw:layer="layout" svg:width="1.269cm" svg:height="0.528cm" svg:x="17.568cm" svg:y="12.85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0" draw:style-name="gr9" draw:text-style-name="P25" draw:layer="layout" svg:width="1.269cm" svg:height="0.528cm" svg:x="17.568cm" svg:y="13.382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">
            <draw:custom-shape draw:name="Rectangle 12" draw:style-name="gr9" draw:text-style-name="P25" draw:layer="layout" svg:width="1.269cm" svg:height="0.528cm" svg:x="8.467cm" svg:y="14.547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" draw:style-name="gr9" draw:text-style-name="P25" draw:layer="layout" svg:width="1.269cm" svg:height="0.528cm" svg:x="8.467cm" svg:y="15.076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4" draw:style-name="gr9" draw:text-style-name="P25" draw:layer="layout" svg:width="1.269cm" svg:height="0.528cm" svg:x="4.445cm" svg:y="12.8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10" draw:text-style-name="P1" draw:layer="layout" svg:x1="13.335cm" svg:y1="13.069cm" svg:x2="17.568cm" svg:y2="13.069cm">
            <text:p/>
          </draw:line>
          <draw:line draw:name="Line 16" draw:style-name="gr10" draw:text-style-name="P1" draw:layer="layout" svg:x1="5.08cm" svg:y1="13.069cm" svg:x2="12.488cm" svg:y2="13.069cm">
            <text:p/>
          </draw:line>
          <draw:line draw:name="Line 17" draw:style-name="gr13" draw:text-style-name="P1" draw:layer="layout" svg:x1="9.101cm" svg:y1="14.758cm" svg:x2="12.488cm" svg:y2="13.276cm">
            <text:p/>
          </draw:line>
          <draw:custom-shape draw:name="Text Box 18" draw:style-name="gr8" draw:text-style-name="P10" draw:layer="layout" svg:width="3.597cm" svg:height="0.843cm" svg:x="6.985cm" svg:y="12.342cm">
            <text:p text:style-name="P24"><text:span text:style-name="T15">Zeiger auf B</text:span></text:p>
            <draw:enhanced-geometry draw:mirror-horizontal="false" draw:mirror-vertical="false" svg:viewBox="0 0 359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" draw:style-name="gr8" draw:text-style-name="P10" draw:layer="layout" svg:width="3.597cm" svg:height="0.843cm" svg:x="13.97cm" svg:y="12.342cm">
            <text:p text:style-name="P24"><text:span text:style-name="T15">Zeiger auf C</text:span></text:p>
            <draw:enhanced-geometry draw:mirror-horizontal="false" draw:mirror-vertical="false" svg:viewBox="0 0 359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" draw:style-name="gr8" draw:text-style-name="P10" draw:layer="layout" svg:width="1.481cm" svg:height="0.843cm" svg:x="8.678cm" svg:y="13.823cm">
            <text:p text:style-name="P24"><text:span text:style-name="T15">A1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1" draw:style-name="gr8" draw:text-style-name="P10" draw:layer="layout" svg:width="0.634cm" svg:height="0.843cm" svg:x="12.7cm" svg:y="12.007cm">
            <text:p text:style-name="P24"><text:span text:style-name="T15">B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2" draw:style-name="gr8" draw:text-style-name="P10" draw:layer="layout" svg:width="0.634cm" svg:height="0.843cm" svg:x="17.78cm" svg:y="12.007cm">
            <text:p text:style-name="P24"><text:span text:style-name="T15">C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4">
            <draw:custom-shape draw:name="Rectangle 25" draw:style-name="gr9" draw:text-style-name="P25" draw:layer="layout" svg:width="1.269cm" svg:height="0.528cm" svg:x="8.467cm" svg:y="16.36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6" draw:style-name="gr9" draw:text-style-name="P25" draw:layer="layout" svg:width="1.269cm" svg:height="0.528cm" svg:x="8.467cm" svg:y="16.89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28" draw:style-name="gr8" draw:text-style-name="P10" draw:layer="layout" svg:width="1.481cm" svg:height="0.843cm" svg:x="8.678cm" svg:y="15.64cm">
            <text:p text:style-name="P24"><text:span text:style-name="T15">A2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0" draw:style-name="gr13" draw:text-style-name="P1" draw:layer="layout" svg:x1="5.08cm" svg:y1="13.188cm" svg:x2="8.466cm" svg:y2="16.786cm">
          <text:p/>
        </draw:line>
        <draw:line draw:name="Line 27" draw:style-name="gr13" draw:text-style-name="P1" draw:layer="layout" svg:x1="9.313cm" svg:y1="16.575cm" svg:x2="12.488cm" svg:y2="13.611cm">
          <text:p/>
        </draw:line>
        <draw:g draw:name="Group 33">
          <draw:line draw:name="Line 29" draw:style-name="gr14" draw:text-style-name="P1" draw:layer="layout" svg:x1="7.831cm" svg:y1="13.4cm" svg:x2="9.736cm" svg:y2="12.13cm">
            <text:p/>
          </draw:line>
          <draw:line draw:name="Line 32" draw:style-name="gr14" draw:text-style-name="P1" draw:layer="layout" svg:x1="9.525cm" svg:y1="13.823cm" svg:x2="8.255cm" svg:y2="11.918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onflikte, Fallbeispiel 1 (4)" draw:style-name="dp3" draw:master-page-name="Titel_20_und_20_Inhalt" presentation:presentation-page-layout-name="AL2T11"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K</text:span><text:span text:style-name="T8">on</text:span><text:span text:style-name="T8">fli</text:span><text:span text:style-name="T8">kt</text:span><text:span text:style-name="T8">e, </text:span><text:span text:style-name="T8">F</text:span><text:span text:style-name="T8">all</text:span><text:span text:style-name="T8">be</text:span><text:span text:style-name="T8">is</text:span><text:span text:style-name="T8">pi</text:span><text:span text:style-name="T8">el </text:span><text:span text:style-name="T8">1 </text:span><text:span text:style-name="T8">(4</text:span><text:span text:style-name="T8">)</text:span></text:p>
          </draw:text-box>
        </draw:frame>
        <draw:frame draw:name="Rectangle 3" presentation:style-name="pr8" draw:text-style-name="P10" draw:layer="layout" svg:width="21.589cm" svg:height="5.291cm" svg:x="1.693cm" svg:y="3.387cm" presentation:class="outline" presentation:user-transformed="true">
          <draw:text-box>
            <text:list text:style-name="L6">
              <text:list-item>
                <text:p text:style-name="P28"><text:span text:style-name="T4">Prozess 1 führt die 2. Anweisung aus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5">Anker := Adresse (A1)</text:span></text:p>
                  </text:list-item>
                  <text:list-item>
                    <text:p text:style-name="P29"><text:span text:style-name="T5">Jetzt wird die CPU entzogen</text:span></text:p>
                  </text:list-item>
                </text:list>
              </text:list-item>
            </text:list>
            <text:p text:style-name="P20"><text:span text:style-name="T5"/></text:p>
          </draw:text-box>
        </draw:frame>
        <draw:custom-shape draw:name="Text Box 4" draw:style-name="gr12" draw:text-style-name="P10" draw:layer="layout" svg:width="10.15cm" svg:height="2.619cm" svg:x="13.757cm" svg:y="7.832cm">
          <text:p text:style-name="P26"><text:span text:style-name="T15">Zwei Operationen zum Einhängen:</text:span></text:p>
          <text:list text:style-name="L10">
            <text:list-item>
              <text:p text:style-name="P27"><text:span text:style-name="T15">1) A.next := Anker;</text:span></text:p>
            </text:list-item>
            <text:list-item>
              <text:p text:style-name="P27"><text:span text:style-name="T15">2) Anker := Adresse(A);</text:span></text:p>
            </text:list-item>
          </text:list>
          <text:p text:style-name="P26"><text:span text:style-name="T15"/></text:p>
          <draw:enhanced-geometry draw:mirror-horizontal="false" draw:mirror-vertical="false" svg:viewBox="0 0 10151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1">
          <draw:custom-shape draw:name="Text Box 6" draw:style-name="gr8" draw:text-style-name="P10" draw:layer="layout" svg:width="2.116cm" svg:height="0.843cm" svg:x="4.233cm" svg:y="11.218cm">
            <text:p text:style-name="P24"><text:span text:style-name="T15">Anker</text:span></text:p>
            <draw:enhanced-geometry draw:mirror-horizontal="false" draw:mirror-vertical="false" svg:viewBox="0 0 2117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7">
            <draw:custom-shape draw:name="Rectangle 8" draw:style-name="gr9" draw:text-style-name="P25" draw:layer="layout" svg:width="1.269cm" svg:height="0.528cm" svg:x="12.488cm" svg:y="12.15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" draw:style-name="gr9" draw:text-style-name="P25" draw:layer="layout" svg:width="1.269cm" svg:height="0.528cm" svg:x="12.488cm" svg:y="12.682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">
            <draw:custom-shape draw:name="Rectangle 11" draw:style-name="gr9" draw:text-style-name="P25" draw:layer="layout" svg:width="1.269cm" svg:height="0.528cm" svg:x="17.568cm" svg:y="12.15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" draw:style-name="gr9" draw:text-style-name="P25" draw:layer="layout" svg:width="1.269cm" svg:height="0.528cm" svg:x="17.568cm" svg:y="12.682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">
            <draw:custom-shape draw:name="Rectangle 14" draw:style-name="gr9" draw:text-style-name="P25" draw:layer="layout" svg:width="1.269cm" svg:height="0.528cm" svg:x="8.467cm" svg:y="13.847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5" draw:style-name="gr9" draw:text-style-name="P25" draw:layer="layout" svg:width="1.269cm" svg:height="0.528cm" svg:x="8.467cm" svg:y="14.376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6" draw:style-name="gr9" draw:text-style-name="P25" draw:layer="layout" svg:width="1.269cm" svg:height="0.528cm" svg:x="4.445cm" svg:y="12.1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10" draw:text-style-name="P1" draw:layer="layout" svg:x1="13.335cm" svg:y1="12.369cm" svg:x2="17.568cm" svg:y2="12.369cm">
            <text:p/>
          </draw:line>
          <draw:line draw:name="Line 19" draw:style-name="gr13" draw:text-style-name="P1" draw:layer="layout" svg:x1="9.101cm" svg:y1="14.058cm" svg:x2="12.488cm" svg:y2="12.576cm">
            <text:p/>
          </draw:line>
          <draw:custom-shape draw:name="Text Box 21" draw:style-name="gr8" draw:text-style-name="P10" draw:layer="layout" svg:width="3.597cm" svg:height="0.843cm" svg:x="13.97cm" svg:y="11.642cm">
            <text:p text:style-name="P24"><text:span text:style-name="T15">Zeiger auf C</text:span></text:p>
            <draw:enhanced-geometry draw:mirror-horizontal="false" draw:mirror-vertical="false" svg:viewBox="0 0 359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2" draw:style-name="gr8" draw:text-style-name="P10" draw:layer="layout" svg:width="1.481cm" svg:height="0.843cm" svg:x="8.678cm" svg:y="13.123cm">
            <text:p text:style-name="P24"><text:span text:style-name="T15">A1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3" draw:style-name="gr8" draw:text-style-name="P10" draw:layer="layout" svg:width="0.634cm" svg:height="0.843cm" svg:x="12.7cm" svg:y="11.307cm">
            <text:p text:style-name="P24"><text:span text:style-name="T15">B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4" draw:style-name="gr8" draw:text-style-name="P10" draw:layer="layout" svg:width="0.634cm" svg:height="0.843cm" svg:x="17.78cm" svg:y="11.307cm">
            <text:p text:style-name="P24"><text:span text:style-name="T15">C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5">
            <draw:custom-shape draw:name="Rectangle 26" draw:style-name="gr9" draw:text-style-name="P25" draw:layer="layout" svg:width="1.269cm" svg:height="0.528cm" svg:x="8.467cm" svg:y="15.66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7" draw:style-name="gr9" draw:text-style-name="P25" draw:layer="layout" svg:width="1.269cm" svg:height="0.528cm" svg:x="8.467cm" svg:y="16.19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28" draw:style-name="gr8" draw:text-style-name="P10" draw:layer="layout" svg:width="1.481cm" svg:height="0.843cm" svg:x="8.678cm" svg:y="14.94cm">
            <text:p text:style-name="P24"><text:span text:style-name="T15">A2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0" draw:style-name="gr13" draw:text-style-name="P1" draw:layer="layout" svg:x1="9.313cm" svg:y1="15.875cm" svg:x2="12.488cm" svg:y2="12.911cm">
            <text:p/>
          </draw:line>
        </draw:g>
        <draw:line draw:name="Line 34" draw:style-name="gr13" draw:text-style-name="P1" draw:layer="layout" svg:x1="5.291cm" svg:y1="12.488cm" svg:x2="8.466cm" svg:y2="14.181cm">
          <text:p/>
        </draw:lin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nflikte, Fallbeispiel 1 (5)" draw:style-name="dp3" draw:master-page-name="Titel_20_und_20_Inhalt" presentation:presentation-page-layout-name="AL2T11"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K</text:span><text:span text:style-name="T8">on</text:span><text:span text:style-name="T8">fli</text:span><text:span text:style-name="T8">kt</text:span><text:span text:style-name="T8">e, </text:span><text:span text:style-name="T8">F</text:span><text:span text:style-name="T8">all</text:span><text:span text:style-name="T8">be</text:span><text:span text:style-name="T8">is</text:span><text:span text:style-name="T8">pi</text:span><text:span text:style-name="T8">el </text:span><text:span text:style-name="T8">1 </text:span><text:span text:style-name="T8">(5</text:span><text:span text:style-name="T8">)</text:span></text:p>
          </draw:text-box>
        </draw:frame>
        <draw:frame draw:name="Rectangle 3" presentation:style-name="pr8" draw:text-style-name="P10" draw:layer="layout" svg:width="21.589cm" svg:height="5.291cm" svg:x="1.693cm" svg:y="3.387cm" presentation:class="outline" presentation:user-transformed="true">
          <draw:text-box>
            <text:list text:style-name="L6">
              <text:list-item>
                <text:p text:style-name="P28"><text:span text:style-name="T4">Prozess 1 führt die 2. Anweisung aus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5">Anker := Adresse (A1)</text:span></text:p>
                  </text:list-item>
                  <text:list-item>
                    <text:p text:style-name="P29"><text:span text:style-name="T5">A2 wird zur Leiche</text:span></text:p>
                  </text:list-item>
                </text:list>
              </text:list-item>
            </text:list>
            <text:p text:style-name="P20"><text:span text:style-name="T5"/></text:p>
          </draw:text-box>
        </draw:frame>
        <draw:custom-shape draw:name="Text Box 4" draw:style-name="gr12" draw:text-style-name="P10" draw:layer="layout" svg:width="10.15cm" svg:height="2.619cm" svg:x="13.757cm" svg:y="7.832cm">
          <text:p text:style-name="P26"><text:span text:style-name="T15">Zwei Operationen zum Einhängen:</text:span></text:p>
          <text:list text:style-name="L10">
            <text:list-item>
              <text:p text:style-name="P27"><text:span text:style-name="T15">1) A.next := Anker;</text:span></text:p>
            </text:list-item>
            <text:list-item>
              <text:p text:style-name="P27"><text:span text:style-name="T16">2) Anker := Adresse(A);</text:span></text:p>
            </text:list-item>
          </text:list>
          <text:p text:style-name="P26"><text:span text:style-name="T15"/></text:p>
          <draw:enhanced-geometry draw:mirror-horizontal="false" draw:mirror-vertical="false" svg:viewBox="0 0 10151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0">
          <draw:custom-shape draw:name="Text Box 6" draw:style-name="gr8" draw:text-style-name="P10" draw:layer="layout" svg:width="2.116cm" svg:height="0.843cm" svg:x="4.233cm" svg:y="11.218cm">
            <text:p text:style-name="P24"><text:span text:style-name="T15">Anker</text:span></text:p>
            <draw:enhanced-geometry draw:mirror-horizontal="false" draw:mirror-vertical="false" svg:viewBox="0 0 2117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7">
            <draw:custom-shape draw:name="Rectangle 8" draw:style-name="gr9" draw:text-style-name="P25" draw:layer="layout" svg:width="1.269cm" svg:height="0.528cm" svg:x="12.488cm" svg:y="12.15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" draw:style-name="gr9" draw:text-style-name="P25" draw:layer="layout" svg:width="1.269cm" svg:height="0.528cm" svg:x="12.488cm" svg:y="12.682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">
            <draw:custom-shape draw:name="Rectangle 11" draw:style-name="gr9" draw:text-style-name="P25" draw:layer="layout" svg:width="1.269cm" svg:height="0.528cm" svg:x="17.568cm" svg:y="12.15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" draw:style-name="gr9" draw:text-style-name="P25" draw:layer="layout" svg:width="1.269cm" svg:height="0.528cm" svg:x="17.568cm" svg:y="12.682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">
            <draw:custom-shape draw:name="Rectangle 14" draw:style-name="gr9" draw:text-style-name="P25" draw:layer="layout" svg:width="1.269cm" svg:height="0.528cm" svg:x="8.467cm" svg:y="13.847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5" draw:style-name="gr9" draw:text-style-name="P25" draw:layer="layout" svg:width="1.269cm" svg:height="0.528cm" svg:x="8.467cm" svg:y="14.376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6" draw:style-name="gr9" draw:text-style-name="P25" draw:layer="layout" svg:width="1.269cm" svg:height="0.528cm" svg:x="4.445cm" svg:y="12.1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10" draw:text-style-name="P1" draw:layer="layout" svg:x1="13.335cm" svg:y1="12.369cm" svg:x2="17.568cm" svg:y2="12.369cm">
            <text:p/>
          </draw:line>
          <draw:line draw:name="Line 18" draw:style-name="gr13" draw:text-style-name="P1" draw:layer="layout" svg:x1="9.101cm" svg:y1="14.058cm" svg:x2="12.488cm" svg:y2="12.576cm">
            <text:p/>
          </draw:line>
          <draw:custom-shape draw:name="Text Box 19" draw:style-name="gr8" draw:text-style-name="P10" draw:layer="layout" svg:width="3.597cm" svg:height="0.843cm" svg:x="13.97cm" svg:y="11.642cm">
            <text:p text:style-name="P24"><text:span text:style-name="T15">Zeiger auf C</text:span></text:p>
            <draw:enhanced-geometry draw:mirror-horizontal="false" draw:mirror-vertical="false" svg:viewBox="0 0 359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" draw:style-name="gr8" draw:text-style-name="P10" draw:layer="layout" svg:width="1.481cm" svg:height="0.843cm" svg:x="8.678cm" svg:y="13.123cm">
            <text:p text:style-name="P24"><text:span text:style-name="T15">A1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1" draw:style-name="gr8" draw:text-style-name="P10" draw:layer="layout" svg:width="0.634cm" svg:height="0.843cm" svg:x="12.7cm" svg:y="11.307cm">
            <text:p text:style-name="P24"><text:span text:style-name="T15">B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2" draw:style-name="gr8" draw:text-style-name="P10" draw:layer="layout" svg:width="0.634cm" svg:height="0.843cm" svg:x="17.78cm" svg:y="11.307cm">
            <text:p text:style-name="P24"><text:span text:style-name="T15">C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3">
            <draw:custom-shape draw:name="Rectangle 24" draw:style-name="gr9" draw:text-style-name="P25" draw:layer="layout" svg:width="1.269cm" svg:height="0.528cm" svg:x="8.467cm" svg:y="15.66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9" draw:text-style-name="P25" draw:layer="layout" svg:width="1.269cm" svg:height="0.528cm" svg:x="8.467cm" svg:y="16.19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26" draw:style-name="gr8" draw:text-style-name="P10" draw:layer="layout" svg:width="1.481cm" svg:height="0.843cm" svg:x="8.678cm" svg:y="14.94cm">
            <text:p text:style-name="P24"><text:span text:style-name="T15">A2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7" draw:style-name="gr13" draw:text-style-name="P1" draw:layer="layout" svg:x1="9.313cm" svg:y1="15.875cm" svg:x2="12.488cm" svg:y2="12.911cm">
            <text:p/>
          </draw:line>
          <draw:line draw:name="Line 29" draw:style-name="gr13" draw:text-style-name="P1" draw:layer="layout" svg:x1="5.291cm" svg:y1="12.488cm" svg:x2="8.466cm" svg:y2="14.181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nflikte, Fallbeispiel 2 (1)" draw:style-name="dp3" draw:master-page-name="Titel_20_und_20_Inhalt" presentation:presentation-page-layout-name="AL2T11"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K</text:span><text:span text:style-name="T8">on</text:span><text:span text:style-name="T8">fli</text:span><text:span text:style-name="T8">kt</text:span><text:span text:style-name="T8">e, </text:span><text:span text:style-name="T8">F</text:span><text:span text:style-name="T8">all</text:span><text:span text:style-name="T8">be</text:span><text:span text:style-name="T8">is</text:span><text:span text:style-name="T8">pi</text:span><text:span text:style-name="T8">el </text:span><text:span text:style-name="T8">2 </text:span><text:span text:style-name="T8">(1</text:span><text:span text:style-name="T8">)</text:span></text:p>
          </draw:text-box>
        </draw:frame>
        <draw:frame draw:name="Rectangle 29" presentation:style-name="pr8" draw:text-style-name="P10" draw:layer="layout" svg:width="21.589cm" svg:height="5.291cm" svg:x="1.693cm" svg:y="3.598cm" presentation:class="outline" presentation:user-transformed="true">
          <draw:text-box>
            <text:list text:style-name="L6">
              <text:list-item>
                <text:p text:style-name="P29"><text:span text:style-name="T5">Ein gemeinsam genutzter Zähler (Counter) wird von zwei Prozessen verändert</text:span></text:p>
              </text:list-item>
              <text:list-item>
                <text:p text:style-name="P29"><text:span text:style-name="T5">Auch hier kann es zu Inkonsistenzen kommen, die als Lost-Update bezeichnet werd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nflikte, Fallbeispiel 2 (2)" draw:style-name="dp3" draw:master-page-name="Titel_20_und_20_Inhalt" presentation:presentation-page-layout-name="AL2T11"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K</text:span><text:span text:style-name="T8">on</text:span><text:span text:style-name="T8">fli</text:span><text:span text:style-name="T8">kt</text:span><text:span text:style-name="T8">e, </text:span><text:span text:style-name="T8">F</text:span><text:span text:style-name="T8">all</text:span><text:span text:style-name="T8">be</text:span><text:span text:style-name="T8">is</text:span><text:span text:style-name="T8">pi</text:span><text:span text:style-name="T8">el </text:span><text:span text:style-name="T8">2 </text:span><text:span text:style-name="T8">(2</text:span><text:span text:style-name="T8">)</text:span></text:p>
          </draw:text-box>
        </draw:frame>
        <draw:frame draw:name="Rectangle 29" presentation:style-name="pr8" draw:text-style-name="P10" draw:layer="layout" svg:width="21.589cm" svg:height="5.291cm" svg:x="1.693cm" svg:y="3.598cm" presentation:class="outline" presentation:user-transformed="true">
          <draw:text-box>
            <text:list text:style-name="L6">
              <text:list-item>
                <text:p text:style-name="P29"><text:span text:style-name="T5">Counter steht anfangs auf 0</text:span></text:p>
              </text:list-item>
              <text:list-item>
                <text:p text:style-name="P29"><text:span text:style-name="T17">Unproblematischer</text:span><text:span text:style-name="T5"> Ablauf</text:span></text:p>
              </text:list-item>
            </text:list>
          </draw:text-box>
        </draw:frame>
        <draw:custom-shape draw:name="Rectangle 8" draw:style-name="gr15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30" draw:layer="layout" svg:width="22.754cm" svg:height="10.971cm" svg:x="1.305cm" svg:y="6.703cm">
          <draw:image xlink:href="Pictures/1000D5E4000040E200001F7C58B7BB298698789B.emf" xlink:type="simple" xlink:show="embed" xlink:actuate="onLoad" draw:mime-type="image/x-emf">
            <text:p/>
          </draw:image>
          <draw:image xlink:href="Pictures/100000010000027400000131C0312217BF4B6E62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nflikte, Fallbeispiel 2 (3)" draw:style-name="dp3" draw:master-page-name="Titel_20_und_20_Inhalt" presentation:presentation-page-layout-name="AL2T11"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K</text:span><text:span text:style-name="T8">on</text:span><text:span text:style-name="T8">fli</text:span><text:span text:style-name="T8">kt</text:span><text:span text:style-name="T8">e, </text:span><text:span text:style-name="T8">F</text:span><text:span text:style-name="T8">all</text:span><text:span text:style-name="T8">be</text:span><text:span text:style-name="T8">is</text:span><text:span text:style-name="T8">pi</text:span><text:span text:style-name="T8">el </text:span><text:span text:style-name="T8">2 </text:span><text:span text:style-name="T8">(3</text:span><text:span text:style-name="T8">)</text:span></text:p>
          </draw:text-box>
        </draw:frame>
        <draw:frame draw:name="Rectangle 29" presentation:style-name="pr8" draw:text-style-name="P10" draw:layer="layout" svg:width="21.589cm" svg:height="5.291cm" svg:x="1.693cm" svg:y="3.598cm" presentation:class="outline" presentation:user-transformed="true">
          <draw:text-box>
            <text:list text:style-name="L6">
              <text:list-item>
                <text:p text:style-name="P29"><text:span text:style-name="T5">Fehlerfall: Was passiert bei diesem Ablauf, wenn counter zunächst auf 0 steht?</text:span></text:p>
              </text:list-item>
            </text:list>
          </draw:text-box>
        </draw:frame>
        <draw:custom-shape draw:name="Rectangle 8" draw:style-name="gr15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30" draw:layer="layout" svg:width="22.754cm" svg:height="10.971cm" svg:x="1.341cm" svg:y="6.315cm">
          <draw:image xlink:href="Pictures/1000E244000040F400001F738C3A3ECD23386805.emf" xlink:type="simple" xlink:show="embed" xlink:actuate="onLoad" draw:mime-type="image/x-emf">
            <text:p/>
          </draw:image>
          <draw:image xlink:href="Pictures/100000010000027400000130F37DCC60F53B9A9B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ace Conditions" draw:style-name="dp3" draw:master-page-name="Titel_20_und_20_Inhalt" presentation:presentation-page-layout-name="AL2T11"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R</text:span><text:span text:style-name="T8">ac</text:span><text:span text:style-name="T8">e </text:span><text:span text:style-name="T8">C</text:span><text:span text:style-name="T8">on</text:span><text:span text:style-name="T8">dit</text:span><text:span text:style-name="T8">io</text:span><text:span text:style-name="T8">ns</text:span></text:p>
          </draw:text-box>
        </draw:frame>
        <draw:frame draw:name="Rectangle 4" presentation:style-name="pr8" draw:text-style-name="P10" draw:layer="layout" svg:width="21.589cm" svg:height="5.291cm" svg:x="1.693cm" svg:y="3.598cm" presentation:class="outline" presentation:user-transformed="true">
          <draw:text-box>
            <text:list text:style-name="L6">
              <text:list-item>
                <text:p text:style-name="P22"><text:span text:style-name="T5">Diese Situationen bezeichnet man auch als Race Conditions</text:span></text:p>
              </text:list-item>
            </text:list>
            <text:p text:style-name="P31"><text:span text:style-name="T13"/></text:p>
            <text:list text:style-name="L7">
              <text:list-item>
                <text:list>
                  <text:list-item>
                    <text:p text:style-name="P23"><text:span text:style-name="T13">Zwei oder mehrere Prozesse oder Threads nutzen ein gemeinsames Betriebsmittel (Liste, Counter,...)</text:span></text:p>
                  </text:list-item>
                  <text:list-item>
                    <text:p text:style-name="P23"><text:span text:style-name="T13">Endergebnisse der Bearbeitung sind von der zeitlichen Reihenfolge abhängig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1026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1" draw:style-name="gr7" draw:text-style-name="P10" draw:layer="layout" svg:width="20.531cm" svg:height="13.122cm" svg:x="2.54cm" svg:y="4.445cm">
          <text:list text:style-name="L5">
            <text:list-item>
              <text:p text:style-name="P17"><text:span text:style-name="T10">Einführung</text:span></text:p>
            </text:list-item>
            <text:list-item>
              <text:p text:style-name="P17"><text:span text:style-name="T11">Kritische Abschnitte und gegenseitiger Ausschluss</text:span></text:p>
            </text:list-item>
            <text:list-item>
              <text:p text:style-name="P17"><text:span text:style-name="T10">Sperren, Semaphore und Mutex</text:span></text:p>
            </text:list-item>
            <text:list-item>
              <text:p text:style-name="P17"><text:span text:style-name="T10">Diverse Synchronisationsprobleme</text:span></text:p>
            </text:list-item>
          </text:list>
          <text:p text:style-name="P17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03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Ü</text:span><text:span text:style-name="T8">be</text:span><text:span text:style-name="T8">rbl</text:span><text:span text:style-name="T8">ic</text:span><text:span text:style-name="T8">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2-11-08">8.11.22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5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Kritische Abschnitte und gegenseitiger Ausschluss" draw:style-name="dp3" draw:master-page-name="Titel_20_und_20_Inhalt" presentation:presentation-page-layout-name="AL2T11">
        <draw:frame draw:name="Rectangle 2" presentation:style-name="pr4" draw:text-style-name="P10" draw:layer="layout" svg:width="17.707cm" svg:height="1.904cm" svg:x="1.693cm" svg:y="0.847cm" presentation:class="title" presentation:user-transformed="true">
          <draw:text-box>
            <text:p text:style-name="P12"><text:span text:style-name="T8">Kr</text:span><text:span text:style-name="T8">iti</text:span><text:span text:style-name="T8">sc</text:span><text:span text:style-name="T8">he </text:span><text:span text:style-name="T8">A</text:span><text:span text:style-name="T8">bs</text:span><text:span text:style-name="T8">ch</text:span><text:span text:style-name="T8">nit</text:span><text:span text:style-name="T8">te </text:span><text:span text:style-name="T8">un</text:span><text:span text:style-name="T8">d </text:span><text:span text:style-name="T8">ge</text:span><text:span text:style-name="T8">ge</text:span><text:span text:style-name="T8">ns</text:span><text:span text:style-name="T8">eit</text:span><text:span text:style-name="T8">ig</text:span><text:span text:style-name="T8">er </text:span><text:span text:style-name="T8">A</text:span><text:span text:style-name="T8">us</text:span><text:span text:style-name="T8">sc</text:span><text:span text:style-name="T8">hl</text:span><text:span text:style-name="T8">us</text:span><text:span text:style-name="T8">s</text:span></text:p>
          </draw:text-box>
        </draw:frame>
        <draw:frame draw:name="Rectangle 3" presentation:style-name="pr8" draw:text-style-name="P10" draw:layer="layout" svg:width="21.589cm" svg:height="13.546cm" svg:x="2.328cm" svg:y="3.598cm" presentation:class="outline" presentation:user-transformed="true">
          <draw:text-box>
            <text:list text:style-name="L6">
              <text:list-item>
                <text:p text:style-name="P18"><text:span text:style-name="T5">Auf gemeinsam von mehreren Prozessen oder Threads bearbeitete Daten darf nicht beliebig zugegriffen werden </text:span></text:p>
              </text:list-item>
            </text:list>
            <text:list text:style-name="L7">
              <text:list-item>
                <text:list>
                  <text:list-item>
                    <text:p text:style-name="P19"><text:span text:style-name="T13">Prozesse bzw. Threads müssen sich zur Bearbeitung gemeinsamer (shared) Ressourcen miteinander </text:span><text:span text:style-name="T18">koordinieren</text:span></text:p>
                  </text:list-item>
                  <text:list-item>
                    <text:p text:style-name="P19"><text:span text:style-name="T18">Synchronisation </text:span><text:span text:style-name="T13">erforderlich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16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Kritische Abschnitte und gegenseitiger Ausschluss" draw:style-name="dp3" draw:master-page-name="Titel_20_und_20_Inhalt" presentation:presentation-page-layout-name="AL2T11">
        <draw:frame draw:name="Rectangle 2" presentation:style-name="pr4" draw:text-style-name="P10" draw:layer="layout" svg:width="17.707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Kr</text:span><text:span text:style-name="T8">iti</text:span><text:span text:style-name="T8">sc</text:span><text:span text:style-name="T8">he </text:span><text:span text:style-name="T8">A</text:span><text:span text:style-name="T8">bs</text:span><text:span text:style-name="T8">ch</text:span><text:span text:style-name="T8">nit</text:span><text:span text:style-name="T8">te </text:span><text:span text:style-name="T8">un</text:span><text:span text:style-name="T8">d </text:span><text:span text:style-name="T8">ge</text:span><text:span text:style-name="T8">ge</text:span><text:span text:style-name="T8">ns</text:span><text:span text:style-name="T8">eit</text:span><text:span text:style-name="T8">ig</text:span><text:span text:style-name="T8">er </text:span><text:span text:style-name="T8">A</text:span><text:span text:style-name="T8">us</text:span><text:span text:style-name="T8">sc</text:span><text:span text:style-name="T8">hl</text:span><text:span text:style-name="T8">us</text:span><text:span text:style-name="T8">s</text:span></text:p>
          </draw:text-box>
        </draw:frame>
        <draw:frame draw:name="Rectangle 3" presentation:style-name="pr8" draw:text-style-name="P10" draw:layer="layout" svg:width="21.589cm" svg:height="13.546cm" svg:x="2.328cm" svg:y="3.598cm" presentation:class="outline" presentation:user-transformed="true">
          <draw:text-box>
            <text:list text:style-name="L6">
              <text:list-item>
                <text:p text:style-name="P32"><text:span text:style-name="T5">Man benötigt ein Konzept, das es ermöglicht, gewisse Arbeiten </text:span><text:span text:style-name="T17">logisch</text:span><text:span text:style-name="T5"> </text:span><text:span text:style-name="T17">nicht unterbrechbar</text:span><text:span text:style-name="T5"> zu machen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13">Die Codeabschnitte, die nicht unterbrochen werden dürfen, werden auch als </text:span><text:span text:style-name="T18">kritische Abschnitte</text:span><text:span text:style-name="T13"> (critical sections) bezeichnet</text:span></text:p>
                  </text:list-item>
                  <text:list-item>
                    <text:p text:style-name="P33"><text:span text:style-name="T13">In einem kritischen Abschnitt darf sich immer nur ein Prozess zu einer Zeit befinden</text:span></text:p>
                  </text:list-item>
                  <text:list-item>
                    <text:p text:style-name="P33"><text:span text:style-name="T13">Das Betreten und Verlassen eines kritischen Abschnitts muss abgestimmt (synchronisiert) werden</text:span></text:p>
                  </text:list-item>
                </text:list>
              </text:list-item>
              <text:list-item>
                <text:p text:style-name="P32"><text:span text:style-name="T5">Ziel: </text:span><text:span text:style-name="T17">Gegenseitigen Ausschluss</text:span><text:span text:style-name="T5"> (mutual exclusion) garantier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ritische Abschnitte und gegenseitiger Ausschluss" draw:style-name="dp3" draw:master-page-name="Titel_20_und_20_Inhalt" presentation:presentation-page-layout-name="AL2T11">
        <draw:frame draw:name="Rectangle 2" presentation:style-name="pr4" draw:text-style-name="P10" draw:layer="layout" svg:width="18.107cm" svg:height="1.904cm" svg:x="1.693cm" svg:y="0.847cm" presentation:class="title" presentation:user-transformed="true">
          <draw:text-box>
            <text:p text:style-name="P12"><text:span text:style-name="T8">Kr</text:span><text:span text:style-name="T8">iti</text:span><text:span text:style-name="T8">sc</text:span><text:span text:style-name="T8">he </text:span><text:span text:style-name="T8">A</text:span><text:span text:style-name="T8">bs</text:span><text:span text:style-name="T8">ch</text:span><text:span text:style-name="T8">nit</text:span><text:span text:style-name="T8">te </text:span><text:span text:style-name="T8">un</text:span><text:span text:style-name="T8">d </text:span><text:span text:style-name="T8">ge</text:span><text:span text:style-name="T8">ge</text:span><text:span text:style-name="T8">ns</text:span><text:span text:style-name="T8">eit</text:span><text:span text:style-name="T8">ig</text:span><text:span text:style-name="T8">er </text:span><text:span text:style-name="T8">A</text:span><text:span text:style-name="T8">us</text:span><text:span text:style-name="T8">sc</text:span><text:span text:style-name="T8">hl</text:span><text:span text:style-name="T8">us</text:span><text:span text:style-name="T8">s</text:span></text:p>
          </draw:text-box>
        </draw:frame>
        <draw:g>
          <draw:line draw:name="Line 4" draw:style-name="gr17" draw:text-style-name="P1" draw:layer="layout" svg:x1="4.7cm" svg:y1="7.333cm" svg:x2="23.115cm" svg:y2="7.333cm">
            <text:p/>
          </draw:line>
          <draw:custom-shape draw:name="Text Box 5" draw:style-name="gr12" draw:text-style-name="P34" draw:layer="layout" svg:width="3.183cm" svg:height="0.927cm" svg:x="1.552cm" svg:y="6.853cm">
            <text:p text:style-name="P24"><text:span text:style-name="T10">Prozess A</text:span></text:p>
            <draw:enhanced-geometry draw:mirror-horizontal="false" draw:mirror-vertical="false" svg:viewBox="0 0 318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" draw:style-name="gr17" draw:text-style-name="P1" draw:layer="layout" svg:x1="4.744cm" svg:y1="12.17cm" svg:x2="23.159cm" svg:y2="12.17cm">
            <text:p/>
          </draw:line>
          <draw:custom-shape draw:name="Text Box 7" draw:style-name="gr12" draw:text-style-name="P34" draw:layer="layout" svg:width="3.183cm" svg:height="0.927cm" svg:x="1.592cm" svg:y="11.69cm">
            <text:p text:style-name="P24"><text:span text:style-name="T10">Prozess B</text:span></text:p>
            <draw:enhanced-geometry draw:mirror-horizontal="false" draw:mirror-vertical="false" svg:viewBox="0 0 318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8" draw:text-style-name="P35" draw:layer="layout" svg:width="5.926cm" svg:height="0.422cm" svg:x="6.182cm" svg:y="7.122cm">
            <text:p/>
            <draw:enhanced-geometry draw:mirror-horizontal="false" draw:mirror-vertical="false" svg:viewBox="0 0 5927 4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9" draw:text-style-name="P35" draw:layer="layout" svg:width="4.867cm" svg:height="0.422cm" svg:x="12.109cm" svg:y="11.99cm">
            <text:p/>
            <draw:enhanced-geometry draw:mirror-horizontal="false" draw:mirror-vertical="false" svg:viewBox="0 0 4868 4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20" draw:text-style-name="P1" draw:layer="layout" svg:x1="12.113cm" svg:y1="7.545cm" svg:x2="12.113cm" svg:y2="13.26cm">
            <text:p/>
          </draw:line>
          <draw:line draw:name="Line 11" draw:style-name="gr20" draw:text-style-name="P1" draw:layer="layout" svg:x1="6.186cm" svg:y1="7.545cm" svg:x2="6.186cm" svg:y2="13.26cm">
            <text:p/>
          </draw:line>
          <draw:line draw:name="Line 12" draw:style-name="gr20" draw:text-style-name="P1" draw:layer="layout" svg:x1="8.515cm" svg:y1="7.545cm" svg:x2="8.515cm" svg:y2="13.26cm">
            <text:p/>
          </draw:line>
          <draw:custom-shape draw:name="Text Box 13" draw:style-name="gr12" draw:text-style-name="P34" draw:layer="layout" svg:width="1.049cm" svg:height="1.02cm" svg:x="5.766cm" svg:y="13.172cm">
            <text:p text:style-name="P24"><text:span text:style-name="T10">T</text:span><text:span text:style-name="T19">1</text:span></text:p>
            <draw:enhanced-geometry draw:mirror-horizontal="false" draw:mirror-vertical="false" svg:viewBox="0 0 1054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4" draw:style-name="gr8" draw:text-style-name="P34" draw:layer="layout" svg:width="1.053cm" svg:height="1.02cm" svg:x="8.092cm" svg:y="13.172cm">
            <text:p text:style-name="P24"><text:span text:style-name="T10">T</text:span><text:span text:style-name="T19">2</text:span></text:p>
            <draw:enhanced-geometry draw:mirror-horizontal="false" draw:mirror-vertical="false" svg:viewBox="0 0 1054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5" draw:style-name="gr8" draw:text-style-name="P34" draw:layer="layout" svg:width="1.053cm" svg:height="1.02cm" svg:x="11.686cm" svg:y="13.172cm">
            <text:p text:style-name="P24"><text:span text:style-name="T10">T</text:span><text:span text:style-name="T19">3</text:span></text:p>
            <draw:enhanced-geometry draw:mirror-horizontal="false" draw:mirror-vertical="false" svg:viewBox="0 0 1054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20" draw:text-style-name="P1" draw:layer="layout" svg:x1="16.981cm" svg:y1="7.333cm" svg:x2="16.981cm" svg:y2="13.26cm">
            <text:p/>
          </draw:line>
          <draw:custom-shape draw:name="Text Box 17" draw:style-name="gr8" draw:text-style-name="P34" draw:layer="layout" svg:width="1.053cm" svg:height="1.02cm" svg:x="16.554cm" svg:y="13.172cm">
            <text:p text:style-name="P24"><text:span text:style-name="T10">T</text:span><text:span text:style-name="T19">4</text:span></text:p>
            <draw:enhanced-geometry draw:mirror-horizontal="false" draw:mirror-vertical="false" svg:viewBox="0 0 1054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8" draw:style-name="gr12" draw:text-style-name="P34" draw:layer="layout" svg:width="5.278cm" svg:height="1.435cm" svg:x="5.554cm" svg:y="4.657cm">
            <text:p text:style-name="P24"><text:span text:style-name="T15">A betritt kritischen </text:span></text:p>
            <text:p text:style-name="P24"><text:span text:style-name="T15">Abschnitt</text:span></text:p>
            <draw:enhanced-geometry draw:mirror-horizontal="false" draw:mirror-vertical="false" svg:viewBox="0 0 5279 143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" draw:style-name="gr10" draw:text-style-name="P1" draw:layer="layout" svg:x1="6.438cm" svg:y1="5.851cm" svg:x2="6.226cm" svg:y2="7.121cm">
            <text:p/>
          </draw:line>
          <draw:custom-shape draw:name="Text Box 20" draw:style-name="gr12" draw:text-style-name="P34" draw:layer="layout" svg:width="5.532cm" svg:height="1.435cm" svg:x="11.601cm" svg:y="4.657cm">
            <text:p text:style-name="P24"><text:span text:style-name="T15">A verlässt kritischen</text:span></text:p>
            <text:p text:style-name="P24"><text:span text:style-name="T15">Abschnitt</text:span></text:p>
            <draw:enhanced-geometry draw:mirror-horizontal="false" draw:mirror-vertical="false" svg:viewBox="0 0 5533 143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1" draw:style-name="gr10" draw:text-style-name="P1" draw:layer="layout" svg:x1="12.364cm" svg:y1="5.851cm" svg:x2="12.153cm" svg:y2="7.121cm">
            <text:p/>
          </draw:line>
          <draw:custom-shape draw:name="Text Box 22" draw:style-name="gr8" draw:text-style-name="P34" draw:layer="layout" svg:width="3.386cm" svg:height="2.027cm" svg:x="12.577cm" svg:y="9.45cm">
            <text:p text:style-name="P24"><text:span text:style-name="T15">B betritt </text:span></text:p>
            <text:p text:style-name="P24"><text:span text:style-name="T15">kritischen </text:span></text:p>
            <text:p text:style-name="P24"><text:span text:style-name="T15">Abschnitt</text:span></text:p>
            <draw:enhanced-geometry draw:mirror-horizontal="false" draw:mirror-vertical="false" svg:viewBox="0 0 3387 20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10" draw:text-style-name="P1" draw:layer="layout" svg:x1="12.577cm" svg:y1="10.4cm" svg:x2="12.091cm" svg:y2="11.99cm">
            <text:p/>
          </draw:line>
          <draw:custom-shape draw:name="Text Box 24" draw:style-name="gr12" draw:text-style-name="P34" draw:layer="layout" svg:width="3.107cm" svg:height="2.027cm" svg:x="17.401cm" svg:y="9.525cm">
            <text:p text:style-name="P24"><text:span text:style-name="T15">B verlässt </text:span></text:p>
            <text:p text:style-name="P24"><text:span text:style-name="T15">kritischen </text:span></text:p>
            <text:p text:style-name="P24"><text:span text:style-name="T15">Abschnitt</text:span></text:p>
            <draw:enhanced-geometry draw:mirror-horizontal="false" draw:mirror-vertical="false" svg:viewBox="0 0 3108 20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5" draw:style-name="gr10" draw:text-style-name="P1" draw:layer="layout" svg:x1="17.401cm" svg:y1="10.4cm" svg:x2="17.083cm" svg:y2="11.99cm">
            <text:p/>
          </draw:line>
          <draw:custom-shape draw:name="Text Box 26" draw:style-name="gr12" draw:text-style-name="P34" draw:layer="layout" svg:width="4.356cm" svg:height="0.927cm" svg:x="8.463cm" svg:y="15.077cm">
            <text:p text:style-name="P24"><text:span text:style-name="T10">B ist blockiert</text:span></text:p>
            <draw:enhanced-geometry draw:mirror-horizontal="false" draw:mirror-vertical="false" svg:viewBox="0 0 435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7" draw:style-name="gr17" draw:text-style-name="P1" draw:layer="layout" svg:x1="8.766cm" svg:y1="14.741cm" svg:x2="12.153cm" svg:y2="14.741cm">
            <text:p/>
          </draw:line>
          <draw:line draw:name="Line 28" draw:style-name="gr17" draw:text-style-name="P1" draw:layer="layout" svg:x1="8.766cm" svg:y1="14.741cm" svg:x2="8.766cm" svg:y2="14.53cm">
            <text:p/>
          </draw:line>
          <draw:line draw:name="Line 29" draw:style-name="gr17" draw:text-style-name="P1" draw:layer="layout" svg:x1="12.153cm" svg:y1="14.741cm" svg:x2="12.153cm" svg:y2="14.53cm">
            <text:p/>
          </draw:line>
          <draw:custom-shape draw:name="Text Box 30" draw:style-name="gr8" draw:text-style-name="P37" draw:layer="layout" svg:width="3.386cm" svg:height="3.001cm" svg:x="9.19cm" svg:y="8.815cm">
            <text:p text:style-name="P36"><text:span text:style-name="T20">B versucht den Eintritt in den kritischen Abschnitt</text:span></text:p>
            <draw:enhanced-geometry draw:mirror-horizontal="false" draw:mirror-vertical="false" svg:viewBox="0 0 3387 321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" draw:style-name="gr10" draw:text-style-name="P1" draw:layer="layout" svg:x1="9.2cm" svg:y1="10.6cm" svg:x2="8.766cm" svg:y2="11.99cm">
            <text:p/>
          </draw:line>
          <draw:line draw:name="Line 32" draw:style-name="gr10" draw:text-style-name="P1" draw:layer="layout" svg:x1="17.868cm" svg:y1="15.8cm" svg:x2="22.101cm" svg:y2="15.8cm">
            <text:p/>
          </draw:line>
          <draw:custom-shape draw:name="Text Box 33" draw:style-name="gr12" draw:text-style-name="P34" draw:layer="layout" svg:width="1.477cm" svg:height="0.843cm" svg:x="17.793cm" svg:y="14.953cm">
            <text:p text:style-name="P24"><text:span text:style-name="T15">Zeit</text:span></text:p>
            <draw:enhanced-geometry draw:mirror-horizontal="false" draw:mirror-vertical="false" svg:viewBox="0 0 147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36" draw:style-name="gr12" draw:text-style-name="P10" draw:layer="layout" svg:width="6.587cm" svg:height="0.843cm" svg:x="1.377cm" svg:y="16.669cm">
          <text:p text:style-name="P24"><text:span text:style-name="T15">Nach Tanenbaum (2009)</text:span></text:p>
          <draw:enhanced-geometry draw:mirror-horizontal="false" draw:mirror-vertical="false" svg:viewBox="0 0 658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nforderungen an kritische Abschnitte" draw:style-name="dp3" draw:master-page-name="Titel_20_und_20_Inhalt" presentation:presentation-page-layout-name="AL2T11"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A</text:span><text:span text:style-name="T8">nf</text:span><text:span text:style-name="T8">or</text:span><text:span text:style-name="T8">de</text:span><text:span text:style-name="T8">ru</text:span><text:span text:style-name="T8">ng</text:span><text:span text:style-name="T8">en </text:span><text:span text:style-name="T8">an </text:span><text:span text:style-name="T8">kri</text:span><text:span text:style-name="T8">tis</text:span><text:span text:style-name="T8">ch</text:span><text:span text:style-name="T8">e </text:span><text:span text:style-name="T8">A</text:span><text:span text:style-name="T8">bs</text:span><text:span text:style-name="T8">ch</text:span><text:span text:style-name="T8">nit</text:span><text:span text:style-name="T8">te</text:span></text:p>
          </draw:text-box>
        </draw:frame>
        <draw:frame draw:name="Rectangle 3" presentation:style-name="pr8" draw:text-style-name="P10" draw:layer="layout" svg:width="20.742cm" svg:height="12.699cm" svg:x="2.328cm" svg:y="3.81cm" presentation:class="outline" presentation:user-transformed="true">
          <draw:text-box>
            <text:list text:style-name="L6">
              <text:list-item>
                <text:p text:style-name="P29"><text:span text:style-name="T5">Kriterien von Dijkstra (1965):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18">Keine zwei Prozesse dürfen gleichzeitig</text:span><text:span text:style-name="T13"> in einem kritischen Abschnitt sein (mutual exclusion)</text:span></text:p>
                  </text:list-item>
                  <text:list-item>
                    <text:p text:style-name="P33"><text:span text:style-name="T18">Keine Annahmen über die Abarbeitungsgeschwindigkeit</text:span><text:span text:style-name="T13"> und die Anzahl der Prozesse bzw. Prozessoren</text:span></text:p>
                  </text:list-item>
                  <text:list-item>
                    <text:p text:style-name="P33"><text:span text:style-name="T13">Kein Prozess außerhalb eines kritischen Abschnitts darf einen anderen Prozess </text:span><text:span text:style-name="T18">blockieren</text:span></text:p>
                  </text:list-item>
                  <text:list-item>
                    <text:p text:style-name="P32"><text:span text:style-name="T13">Jeder Prozess, der am Eingang eines kritischen Abschnitts wartet, muss ihn irgendwann betreten dürfen </text:span><text:span text:style-name="T21">→</text:span><text:span text:style-name="T13"> </text:span><text:span text:style-name="T18">kein ewiges Warten</text:span><text:span text:style-name="T13"> (fairness condition)</text:span><text:span text:style-name="T5"> </text:span></text:p>
                  </text:list-item>
                </text:list>
              </text:list-item>
            </text:list>
          </draw:text-box>
        </draw:frame>
        <draw:frame draw:name="Picture 7" draw:style-name="gr21" draw:text-style-name="P38" draw:layer="layout" svg:width="2.998cm" svg:height="3.999cm" svg:x="0.992cm" svg:y="13.097cm">
          <draw:image xlink:href="Pictures/10000000000001040000015A7AAE9C864E52331C.jpg" xlink:type="simple" xlink:show="embed" xlink:actuate="onLoad" draw:mime-type="image/jpeg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ritischer Abschnitt als Petrinetz (1)" draw:style-name="dp3" draw:master-page-name="Titel_20_und_20_Inhalt" presentation:presentation-page-layout-name="AL2T11"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Kr</text:span><text:span text:style-name="T8">iti</text:span><text:span text:style-name="T8">sc</text:span><text:span text:style-name="T8">he</text:span><text:span text:style-name="T8">r </text:span><text:span text:style-name="T8">A</text:span><text:span text:style-name="T8">bs</text:span><text:span text:style-name="T8">ch</text:span><text:span text:style-name="T8">nit</text:span><text:span text:style-name="T8">t </text:span><text:span text:style-name="T8">al</text:span><text:span text:style-name="T8">s </text:span><text:span text:style-name="T8">P</text:span><text:span text:style-name="T8">et</text:span><text:span text:style-name="T8">rin</text:span><text:span text:style-name="T8">et</text:span><text:span text:style-name="T8">z</text:span></text:p>
          </draw:text-box>
        </draw:frame>
        <draw:frame draw:name="Rectangle 3_0" presentation:style-name="pr8" draw:text-style-name="P10" draw:layer="layout" svg:width="21.558cm" svg:height="2.138cm" svg:x="2.342cm" svg:y="3.387cm" presentation:class="outline" presentation:user-transformed="true">
          <draw:text-box>
            <text:list text:style-name="L6">
              <text:list-item>
                <text:p text:style-name="P39"><text:span text:style-name="T22">optional – siehe Folien </text:span><text:span text:style-name="T23">optional/07_Koordination_und_Synchronisation_Sperren_und_Semaphore_Petrinetz.odp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0" draw:layer="layout" svg:width="20.531cm" svg:height="13.122cm" svg:x="2.54cm" svg:y="4.445cm">
          <text:list text:style-name="L5">
            <text:list-item>
              <text:p text:style-name="P17"><text:span text:style-name="T10">Einführung</text:span></text:p>
            </text:list-item>
            <text:list-item>
              <text:p text:style-name="P17"><text:span text:style-name="T10">Kritische Abschnitte und gegenseitiger Ausschluss</text:span></text:p>
            </text:list-item>
            <text:list-item>
              <text:p text:style-name="P17"><text:span text:style-name="T11">Sperren, Semaphore und Mutex</text:span></text:p>
            </text:list-item>
            <text:list-item>
              <text:p text:style-name="P17"><text:span text:style-name="T10">Diverse Synchronisationsprobleme</text:span></text:p>
            </text:list-item>
          </text:list>
          <text:p text:style-name="P17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Ü</text:span><text:span text:style-name="T8">be</text:span><text:span text:style-name="T8">rbl</text:span><text:span text:style-name="T8">ic</text:span><text:span text:style-name="T8">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2-11-08">8.11.22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1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Sperren: Implementierungsvarianten (1)" draw:style-name="dp3" draw:master-page-name="Titel_20_und_20_Inhalt" presentation:presentation-page-layout-name="AL1T19"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24"><text:line-break/></text:span><text:span text:style-name="T24">S</text:span><text:span text:style-name="T24">p</text:span><text:span text:style-name="T24">er</text:span><text:span text:style-name="T24">re</text:span><text:span text:style-name="T24">n: </text:span><text:span text:style-name="T24">I</text:span><text:span text:style-name="T24">m</text:span><text:span text:style-name="T24">pl</text:span><text:span text:style-name="T24">e</text:span><text:span text:style-name="T24">m</text:span><text:span text:style-name="T24">e</text:span><text:span text:style-name="T24">nt</text:span><text:span text:style-name="T24">ie</text:span><text:span text:style-name="T24">ru</text:span><text:span text:style-name="T24">n</text:span><text:span text:style-name="T24">gs</text:span><text:span text:style-name="T24">v</text:span><text:span text:style-name="T24">ar</text:span><text:span text:style-name="T24">ia</text:span><text:span text:style-name="T24">nt</text:span><text:span text:style-name="T24">e</text:span><text:span text:style-name="T24">n </text:span><text:span text:style-name="T24">(1</text:span><text:span text:style-name="T24">)</text:span></text:p>
          </draw:text-box>
        </draw:frame>
        <draw:frame draw:name="Rectangle 3" presentation:style-name="pr8" draw:text-style-name="P10" draw:layer="layout" svg:width="22.683cm" svg:height="13.334cm" svg:x="2.117cm" svg:y="3.598cm" presentation:class="outline" presentation:user-transformed="true">
          <draw:text-box>
            <text:list text:style-name="L6">
              <text:list-item>
                <text:p text:style-name="P23"><text:span text:style-name="T25">Eine einfache Lösung zur Realisierung von kritischen Abschnitten ist </text:span><text:span text:style-name="T26">busy waiting </text:span><text:span text:style-name="T25">(aktives Warten)</text:span></text:p>
              </text:list-item>
            </text:list>
            <text:list text:style-name="L7">
              <text:list-item>
                <text:list>
                  <text:list-item>
                    <text:p text:style-name="P40"><text:span text:style-name="T13">Ein Prozess testet eine sog. Synchronisationsvariable</text:span></text:p>
                  </text:list-item>
                  <text:list-item>
                    <text:p text:style-name="P40"><text:span text:style-name="T13">Test solange, bis Variable einen Wert hat, der den Zutritt erlaubt </text:span><text:span text:style-name="T21">→</text:span><text:span text:style-name="T13"> man braucht einen speziellen Befehl dazu, oder via Token Passing</text:span></text:p>
                  </text:list-item>
                </text:list>
              </text:list-item>
              <text:list-item>
                <text:p text:style-name="P23"><text:span text:style-name="T25">Dieses </text:span><text:span text:style-name="T26">Polling</text:span><text:span text:style-name="T25"> ist oft unwirtschaftlich, da es eine Verschwendung der CPU-Zeit bedeutet</text:span></text:p>
                <text:list>
                  <text:list-item>
                    <text:p text:style-name="P40"><text:span text:style-name="T13">Aber: </text:span><text:span text:style-name="T18">Spinlocks</text:span><text:span text:style-name="T13"> in Betriebssystemen sind oft anzutreffe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41"><text:span text:style-name="T14">Bei sehr kurzen Wartezeiten bei Multiprozessoren sehr gut!</text:span></text:p>
                      </text:list-item>
                      <text:list-item>
                        <text:p text:style-name="P41"><text:span text:style-name="T14">Warum nicht bei Singleprozessoren?</text:span></text:p>
                      </text:list-item>
                    </text:list>
                  </text:list-item>
                </text:list>
              </text:list-item>
              <text:list-item>
                <text:p text:style-name="P23"><text:span text:style-name="T25">Manchmal ist es besser, einen Prozess „schlafen“ zu legen und erst wieder zu wecken, wenn er in den kritischen Bereich darf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11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rren, Implementierungsvarianten (2)" draw:style-name="dp3" draw:master-page-name="Titel_20_und_20_Inhalt" presentation:presentation-page-layout-name="AL1T19"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S</text:span><text:span text:style-name="T8">pe</text:span><text:span text:style-name="T8">rr</text:span><text:span text:style-name="T8">en</text:span><text:span text:style-name="T8">, </text:span><text:span text:style-name="T8">Im</text:span><text:span text:style-name="T8">pl</text:span><text:span text:style-name="T8">e</text:span><text:span text:style-name="T8">m</text:span><text:span text:style-name="T8">en</text:span><text:span text:style-name="T8">tie</text:span><text:span text:style-name="T8">ru</text:span><text:span text:style-name="T8">ng</text:span><text:span text:style-name="T8">sv</text:span><text:span text:style-name="T8">ari</text:span><text:span text:style-name="T8">an</text:span><text:span text:style-name="T8">te</text:span><text:span text:style-name="T8">n </text:span><text:span text:style-name="T8">(2</text:span><text:span text:style-name="T8">)</text:span></text:p>
          </draw:text-box>
        </draw:frame>
        <draw:frame draw:name="Rectangle 3" presentation:style-name="pr8" draw:text-style-name="P10" draw:layer="layout" svg:width="21.589cm" svg:height="6.512cm" svg:x="2.54cm" svg:y="3.81cm" presentation:class="outline" presentation:user-transformed="true">
          <draw:text-box>
            <text:list text:style-name="L6">
              <text:list-item>
                <text:p text:style-name="P42"><text:span text:style-name="T5">Hardware-Unterstützung zur Synchronisation:</text:span></text:p>
              </text:list-item>
            </text:list>
            <text:list text:style-name="L7">
              <text:list-item>
                <text:list>
                  <text:list-item>
                    <text:p text:style-name="P43"><text:span text:style-name="T13">Alle </text:span><text:span text:style-name="T18">Interrupts ausschalten</text:span><text:span text:style-name="T13">; Geht nur bei Monoprozessoren. Warum?</text:span></text:p>
                  </text:list-item>
                </text:list>
              </text:list-item>
            </text:list>
            <text:p text:style-name="P44"><text:span text:style-name="T27">→</text:span><text:span text:style-name="T14"> </text:span><text:span text:style-name="T14">Ist aber meist eine schlechte Lösung!</text:span></text:p>
          </draw:text-box>
        </draw:frame>
        <draw:custom-shape draw:name="Rectangle 3" draw:style-name="gr7" draw:text-style-name="P10" draw:layer="layout" svg:width="17.404cm" svg:height="7.8cm" svg:x="4.299cm" svg:y="8.727cm">
          <text:p text:style-name="P45"><text:span text:style-name="T28">...</text:span></text:p>
          <text:p text:style-name="P45"><text:span text:style-name="T28"/></text:p>
          <text:p text:style-name="P45"><text:span text:style-name="T28">Interrupts sperren (Maskieren, z.B. Windows IRQL hochsetzen)</text:span></text:p>
          <text:p text:style-name="P45"><text:span text:style-name="T28"/></text:p>
          <text:p text:style-name="P45"><text:span text:style-name="T28">/* Kritischer Abschnitt beginnt */</text:span></text:p>
          <text:p text:style-name="P45"><text:span text:style-name="T28">…</text:span></text:p>
          <text:p text:style-name="P45"><text:span text:style-name="T28"/></text:p>
          <text:p text:style-name="P45"><text:span text:style-name="T28">/* Kritischer Abschnitt endet */</text:span></text:p>
          <text:p text:style-name="P45"><text:span text:style-name="T28"/></text:p>
          <text:p text:style-name="P45"><text:span text:style-name="T28">Interrupts freigeben (Demaskieren)</text:span></text:p>
          <text:p text:style-name="P45"><text:span text:style-name="T29"/></text:p>
          <draw:enhanced-geometry draw:mirror-horizontal="false" draw:mirror-vertical="false" svg:viewBox="0 0 17405 78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1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rren, Implementierungsvarianten (3)" draw:style-name="dp3" draw:master-page-name="Titel_20_und_20_Inhalt" presentation:presentation-page-layout-name="AL1T19"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S</text:span><text:span text:style-name="T8">pe</text:span><text:span text:style-name="T8">rr</text:span><text:span text:style-name="T8">en</text:span><text:span text:style-name="T8">, </text:span><text:span text:style-name="T8">Im</text:span><text:span text:style-name="T8">pl</text:span><text:span text:style-name="T8">e</text:span><text:span text:style-name="T8">m</text:span><text:span text:style-name="T8">en</text:span><text:span text:style-name="T8">tie</text:span><text:span text:style-name="T8">ru</text:span><text:span text:style-name="T8">ng</text:span><text:span text:style-name="T8">sv</text:span><text:span text:style-name="T8">ari</text:span><text:span text:style-name="T8">an</text:span><text:span text:style-name="T8">te</text:span><text:span text:style-name="T8">n </text:span><text:span text:style-name="T8">(3</text:span><text:span text:style-name="T8">)</text:span></text:p>
          </draw:text-box>
        </draw:frame>
        <draw:frame draw:name="Rectangle 3" presentation:style-name="pr8" draw:text-style-name="P10" draw:layer="layout" svg:width="21.589cm" svg:height="12.911cm" svg:x="2.54cm" svg:y="3.81cm" presentation:class="outline" presentation:user-transformed="true">
          <draw:text-box>
            <text:list text:style-name="L6">
              <text:list-item>
                <text:p text:style-name="P46"><text:span text:style-name="T5">Hardware-Unterstützung zur Synchronisation:</text:span></text:p>
              </text:list-item>
            </text:list>
            <text:list text:style-name="L7">
              <text:list-item>
                <text:list>
                  <text:list-item>
                    <text:p text:style-name="P47"><text:span text:style-name="T18">Atomare Instruktionsfolge</text:span><text:span text:style-name="T13"> über nicht unterbrechbare Maschinenbefehle in einem einzigen ununterbrechbaren Speicherzyklus </text:span><text:span text:style-name="T21">→</text:span><text:span text:style-name="T13"> wichtig bei Multiprozessoren!</text:span></text:p>
                  </text:list-item>
                  <text:list-item>
                    <text:p text:style-name="P48"><text:span text:style-name="T13">Praktische Beispiele hierfür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49"><text:span text:style-name="T30">Test and Set</text:span><text:span text:style-name="T14"> </text:span><text:span text:style-name="T30">Lock</text:span><text:span text:style-name="T14"> (TSL = test and set lock) bzw. </text:span><text:span text:style-name="T30">TAL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0"><text:span text:style-name="T15">Lesen und Ersetzen einer Speicherzelle in einem Speicherzyklus</text:span></text:p>
                          </text:list-item>
                        </text:list>
                      </text:list-item>
                      <text:list-item>
                        <text:p text:style-name="P49"><text:span text:style-name="T30">Swap</text:span></text:p>
                        <text:list>
                          <text:list-item>
                            <text:p text:style-name="P50"><text:span text:style-name="T15">Austausch zweier Variablenwerte in einem Speicherzyklus</text:span></text:p>
                          </text:list-item>
                        </text:list>
                      </text:list-item>
                      <text:list-item>
                        <text:p text:style-name="P49"><text:span text:style-name="T30">Fetch And Add</text:span></text:p>
                        <text:list>
                          <text:list-item>
                            <text:p text:style-name="P50"><text:span text:style-name="T15">Lesen und Inkrementieren einer Speicherzelle in einem Speicherzyklus</text:span></text:p>
                          </text:list-item>
                        </text:list>
                      </text:list-item>
                      <text:list-item>
                        <text:p text:style-name="P49"><text:span text:style-name="T30">Exchange-Befehl XCHG dest, src (im Intel-Befehlssatz)</text:span></text:p>
                        <text:list>
                          <text:list-item>
                            <text:p text:style-name="P51"><text:span text:style-name="T31">Inhalte von src und dest werden ausgetauscht (Register und Speicherbereiche als Quelle und Ziel möglich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1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rren, Beispiel: TSL-Befehl" draw:style-name="dp3" draw:master-page-name="Titel_20_und_20_Inhalt" presentation:presentation-page-layout-name="AL1T19"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24"><text:line-break/></text:span><text:span text:style-name="T24">S</text:span><text:span text:style-name="T24">p</text:span><text:span text:style-name="T24">er</text:span><text:span text:style-name="T24">re</text:span><text:span text:style-name="T24">n, </text:span><text:span text:style-name="T24">B</text:span><text:span text:style-name="T24">ei</text:span><text:span text:style-name="T24">sp</text:span><text:span text:style-name="T24">ie</text:span><text:span text:style-name="T24">l: </text:span><text:span text:style-name="T24">T</text:span><text:span text:style-name="T24">S</text:span><text:span text:style-name="T24">L-</text:span><text:span text:style-name="T24">B</text:span><text:span text:style-name="T24">ef</text:span><text:span text:style-name="T24">e</text:span><text:span text:style-name="T24">hl</text:span></text:p>
          </draw:text-box>
        </draw:frame>
        <draw:frame draw:name="Rectangle 3" presentation:style-name="pr8" draw:text-style-name="P53" draw:layer="layout" svg:width="24.6cm" svg:height="8.752cm" svg:x="0.6cm" svg:y="8.414cm" presentation:class="outline" presentation:user-transformed="true">
          <draw:text-box>
            <text:p text:style-name="P52"><text:span text:style-name="T32">...</text:span></text:p>
            <text:p text:style-name="P52"><text:span text:style-name="T32">MyLock_lock:</text:span></text:p>
            <text:p text:style-name="P52"><text:span text:style-name="T32"><text:tab/></text:span><text:span text:style-name="T32">TSL </text:span><text:span text:style-name="T33">R1, LOCK</text:span><text:span text:style-name="T33"><text:tab/></text:span><text:span text:style-name="T33"><text:tab/></text:span><text:span text:style-name="T34">// Lies LOCK in R1 ein und</text:span></text:p>
            <text:p text:style-name="P52"><text:span text:style-name="T33"><text:s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4">// setze Wert von LOCK auf 1</text:span></text:p>
            <text:p text:style-name="P52"><text:span text:style-name="T33"><text:tab/></text:span><text:span text:style-name="T33">CMP R1, #0</text:span><text:span text:style-name="T33"><text:tab/></text:span><text:span text:style-name="T33"><text:tab/></text:span><text:span text:style-name="T33"><text:tab/></text:span><text:span text:style-name="T34">// Vergleiche Registerinhalt mit 0</text:span></text:p>
            <text:p text:style-name="P52"><text:span text:style-name="T33"><text:s text:c="13"/></text:span><text:span text:style-name="T33"><text:tab/></text:span><text:span text:style-name="T33"><text:tab/></text:span><text:span text:style-name="T33"><text:tab/></text:span><text:span text:style-name="T34">// 0 bedeutet, dass LOCK frei war!</text:span><text:span text:style-name="T34"><text:line-break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4">// Wenn Vergleich zutrifft, dann ist Lock gesetzt</text:span></text:p>
            <text:p text:style-name="P52"><text:span text:style-name="T33"><text:tab/></text:span><text:span text:style-name="T33">JNE MyLock_lock </text:span><text:span text:style-name="T33"><text:tab/></text:span><text:span text:style-name="T34">// Ansonsten erneut versuchen</text:span></text:p>
            <text:p text:style-name="P52"><text:span text:style-name="T33"><text:tab/></text:span><text:span text:style-name="T33">RET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4">// Kritischer Abschnitt kann betreten werden</text:span></text:p>
            <text:p text:style-name="P52"><text:span text:style-name="T33"> </text:span></text:p>
            <text:p text:style-name="P52"><text:span text:style-name="T32">MyLock_unlock:</text:span></text:p>
            <text:p text:style-name="P52"><text:span text:style-name="T33"><text:tab/></text:span><text:span text:style-name="T33">MOVE LOCK, #0</text:span><text:span text:style-name="T33"><text:tab/></text:span><text:span text:style-name="T33"><text:tab/></text:span><text:span text:style-name="T34">// LOCK auf 0 setzen (freigeben)</text:span></text:p>
            <text:p text:style-name="P52"><text:span text:style-name="T33"><text:tab/></text:span><text:span text:style-name="T33">RET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4">// Kritischer Abschnitt kann von anderem Prozess </text:span></text:p>
            <text:p text:style-name="P52"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4">// betreten werden</text:span></text:p>
          </draw:text-box>
        </draw:frame>
        <draw:custom-shape draw:name="Rectangle 4" draw:style-name="gr7" draw:text-style-name="P10" draw:layer="layout" svg:width="21.183cm" svg:height="1.481cm" svg:x="2.099cm" svg:y="4.326cm">
          <text:list text:style-name="L12">
            <text:list-item>
              <text:p text:style-name="P54"><text:span text:style-name="T13">Einfache Lock-Implementierung mit TSL-Befehl (auch: TAS-Befehl)</text:span></text:p>
            </text:list-item>
            <text:list-item>
              <text:p text:style-name="P54"><text:span text:style-name="T13">LOCK ist eine Speichervariable, die vom TSL-Befehl in einem Speicherzyklus gesetzt und ausgelesen wird</text:span></text:p>
            </text:list-item>
          </text:list>
          <draw:enhanced-geometry draw:mirror-horizontal="false" draw:mirror-vertical="false" svg:viewBox="0 0 21184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" draw:style-name="gr12" draw:text-style-name="P10" draw:layer="layout" svg:width="6.587cm" svg:height="0.843cm" svg:x="1.377cm" svg:y="16.669cm">
          <text:p text:style-name="P24"><text:span text:style-name="T15">Nach Tanenbaum (2009)</text:span></text:p>
          <draw:enhanced-geometry draw:mirror-horizontal="false" draw:mirror-vertical="false" svg:viewBox="0 0 658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11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emaphore" draw:style-name="dp3" draw:master-page-name="Titel_20_und_20_Inhalt" presentation:presentation-page-layout-name="AL2T11">
        <draw:frame draw:name="Rectangle 2050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S</text:span><text:span text:style-name="T8">e</text:span><text:span text:style-name="T8">m</text:span><text:span text:style-name="T8">ap</text:span><text:span text:style-name="T8">ho</text:span><text:span text:style-name="T8">re</text:span></text:p>
          </draw:text-box>
        </draw:frame>
        <draw:frame draw:name="Rectangle 2051" presentation:style-name="pr8" draw:text-style-name="P10" draw:layer="layout" svg:width="20.742cm" svg:height="11.852cm" svg:x="2.117cm" svg:y="3.81cm" presentation:class="outline" presentation:user-transformed="true">
          <draw:text-box>
            <text:list text:style-name="L6">
              <text:list-item>
                <text:p text:style-name="P22"><text:span text:style-name="T5">Dijkstra (1965) führte das Konzept der Semaphore zur Lösung des Mutual-Exclusion-Problems ein</text:span></text:p>
              </text:list-item>
              <text:list-item>
                <text:p text:style-name="P22"><text:span text:style-name="T5">Zwei elementare Operationen</text:span></text:p>
              </text:list-item>
            </text:list>
            <text:list text:style-name="L7">
              <text:list-item>
                <text:list>
                  <text:list-item>
                    <text:p text:style-name="P31"><text:span text:style-name="T35">P()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55"><text:span text:style-name="T14">Aufruf bei Eintritt in den kritischen Abschnitt, Operation auf Semaphor </text:span></text:p>
                      </text:list-item>
                      <text:list-item>
                        <text:p text:style-name="P55"><text:span text:style-name="T14">Aufrufender Prozess wird in den Wartezustand versetzt, wenn sich ein anderer Prozess im kritischen Abschnitt befindet </text:span><text:span text:style-name="T27">→</text:span><text:span text:style-name="T14"> Warteschlange</text:span></text:p>
                      </text:list-item>
                    </text:list>
                  </text:list-item>
                  <text:list-item>
                    <text:p text:style-name="P31"><text:span text:style-name="T35">V()</text:span></text:p>
                    <text:list>
                      <text:list-item>
                        <text:p text:style-name="P55"><text:span text:style-name="T14">Aufruf bei Verlassen des kritischen Abschnitts</text:span></text:p>
                      </text:list-item>
                      <text:list-item>
                        <text:p text:style-name="P55"><text:span text:style-name="T14">Evtl. wird einer der wartenden Prozesse aktiviert und darf den kritischen Abschnitt betreten</text:span></text:p>
                      </text:list-item>
                    </text:list>
                  </text:list-item>
                </text:list>
              </text:list-item>
            </text:list>
            <text:p text:style-name="P20"><text:span text:style-name="T15"/></text:p>
          </draw:text-box>
        </draw:frame>
        <draw:frame draw:name="Picture 12" draw:style-name="gr21" draw:text-style-name="P38" draw:layer="layout" svg:width="2.61cm" svg:height="2.998cm" svg:x="20.638cm" svg:y="15.186cm">
          <draw:image xlink:href="Pictures/10000000000000B4000000CE14E33562FC3E842C.jpg" xlink:type="simple" xlink:show="embed" xlink:actuate="onLoad" draw:mime-type="image/jpeg">
            <text:p/>
          </draw:image>
        </draw:frame>
        <draw:custom-shape draw:name="Rectangle 8" draw:style-name="gr22" draw:text-style-name="P10" draw:layer="layout" svg:width="3.729cm" svg:height="1.013cm" svg:x="16.665cm" svg:y="16.88cm">
          <text:p text:style-name="P24"><text:span text:style-name="T36">Eisenbahnsignale</text:span></text:p>
          <text:p text:style-name="P24"><text:span text:style-name="T36">Quelle: wikipedia.de</text:span></text:p>
          <draw:enhanced-geometry draw:mirror-horizontal="false" draw:mirror-vertical="false" svg:viewBox="0 0 373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3" draw:text-style-name="P34" draw:layer="layout" svg:width="4.801cm" svg:height="1.775cm" svg:x="4.546cm" svg:y="15.964cm">
          <text:p text:style-name="P24"><text:span text:style-name="T36">Edsger Wybe Dijkstra (11.5.1930 – 06.08.2002)</text:span></text:p>
          <text:p text:style-name="P24"><text:span text:style-name="T36">Niederländischer Computer-Wissenschaftler</text:span></text:p>
          <draw:enhanced-geometry draw:mirror-horizontal="false" draw:mirror-vertical="false" svg:viewBox="0 0 4802 17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1" draw:text-style-name="P38" draw:layer="layout" svg:width="2.998cm" svg:height="3.999cm" svg:x="0.992cm" svg:y="13.598cm">
          <draw:image xlink:href="Pictures/10000000000001040000015A7AAE9C864E52331C.jpg" xlink:type="simple" xlink:show="embed" xlink:actuate="onLoad" draw:mime-type="image/jpeg">
            <text:p/>
          </draw:image>
        </draw:frame>
        <presentation:notes draw:style-name="dp4">
          <draw:page-thumbnail draw:style-name="gr5" draw:layer="layout" svg:width="14.848cm" svg:height="11.136cm" svg:x="3.075cm" svg:y="2.257cm" draw:page-number="26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Semaphore" draw:style-name="dp3" draw:master-page-name="Titel_20_und_20_Inhalt" presentation:presentation-page-layout-name="AL2T11"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S</text:span><text:span text:style-name="T8">e</text:span><text:span text:style-name="T8">m</text:span><text:span text:style-name="T8">ap</text:span><text:span text:style-name="T8">ho</text:span><text:span text:style-name="T8">re</text:span></text:p>
          </draw:text-box>
        </draw:frame>
        <draw:custom-shape draw:name="Rectangle 5" draw:style-name="gr24" draw:text-style-name="P1" draw:layer="layout" svg:width="25.399cm" svg:height="0.001cm" svg:x="8.533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0" draw:layer="layout" svg:width="21.589cm" svg:height="3.386cm" svg:x="1.909cm" svg:y="3.325cm">
          <text:list text:style-name="L12">
            <text:list-item>
              <text:p text:style-name="P56"><text:span text:style-name="T5">Semaphor-Zähler</text:span></text:p>
            </text:list-item>
            <text:list-item>
              <text:p text:style-name="P56"><text:span text:style-name="T5">Warteschlange</text:span></text:p>
            </text:list-item>
          </text:list>
          <draw:enhanced-geometry draw:mirror-horizontal="false" draw:mirror-vertical="false" svg:viewBox="0 0 21590 338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8" draw:text-style-name="P10" draw:layer="layout" svg:width="11.799cm" svg:height="3.211cm" svg:x="11.699cm" svg:y="3.625cm">
          <text:p text:style-name="P57"><text:span text:style-name="T15">Niederländisch:</text:span></text:p>
          <text:list text:style-name="L13">
            <text:list-item>
              <text:p text:style-name="P27"><text:span text:style-name="T16">P</text:span><text:span text:style-name="T15"> kommt evtl. von probeeren = versuchen oder passeeren = passieren </text:span></text:p>
            </text:list-item>
            <text:list-item>
              <text:p text:style-name="P27"><text:span text:style-name="T16">V</text:span><text:span text:style-name="T15"> kommt evtl. von verhogen = erhöhen oder vrijgeven = freisetzen</text:span></text:p>
            </text:list-item>
          </text:list>
          <draw:enhanced-geometry draw:mirror-horizontal="false" draw:mirror-vertical="false" svg:viewBox="0 0 11800 32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30" draw:layer="layout" svg:width="19.967cm" svg:height="11.994cm" svg:x="2.963cm" svg:y="6.603cm">
          <draw:image xlink:href="Pictures/10003B020000222400001516FFE56F6F54771DD8.wmf" xlink:type="simple" xlink:show="embed" xlink:actuate="onLoad" draw:mime-type="image/x-wmf">
            <text:p/>
          </draw:image>
          <draw:image xlink:href="Pictures/100000010000014A000000CCB21E0F8ECD74E582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27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emaphore, Beispielnutzung" draw:style-name="dp3" draw:master-page-name="Titel_20_und_20_Inhalt" presentation:presentation-page-layout-name="AL2T11"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S</text:span><text:span text:style-name="T8">e</text:span><text:span text:style-name="T8">m</text:span><text:span text:style-name="T8">ap</text:span><text:span text:style-name="T8">ho</text:span><text:span text:style-name="T8">re</text:span><text:span text:style-name="T8">, </text:span><text:span text:style-name="T8">B</text:span><text:span text:style-name="T8">ei</text:span><text:span text:style-name="T8">sp</text:span><text:span text:style-name="T8">iel</text:span><text:span text:style-name="T8">nu</text:span><text:span text:style-name="T8">tz</text:span><text:span text:style-name="T8">un</text:span><text:span text:style-name="T8">g</text:span></text:p>
          </draw:text-box>
        </draw:frame>
        <draw:frame draw:name="Rectangle 3" presentation:style-name="pr12" draw:text-style-name="P53" draw:layer="layout" svg:width="20.107cm" svg:height="7.619cm" svg:x="2.54cm" svg:y="4.022cm" presentation:class="outline" presentation:user-transformed="true">
          <draw:text-box>
            <text:p text:style-name="P52"><text:span text:style-name="T37">...</text:span></text:p>
            <text:p text:style-name="P52"><text:span text:style-name="T38">P();</text:span><text:span text:style-name="T37"><text:tab/></text:span><text:span text:style-name="T37"><text:tab/></text:span><text:span text:style-name="T37"><text:tab/></text:span><text:span text:style-name="T37"><text:tab/></text:span><text:span text:style-name="T39">// kritischer Abschnitt besetzt?</text:span><text:span text:style-name="T37"><text:tab/></text:span></text:p>
            <text:p text:style-name="P52"><text:span text:style-name="T37"/></text:p>
            <text:p text:style-name="P58"><text:span text:style-name="T40">c=counter.read();</text:span><text:span text:style-name="T40"><text:tab/></text:span><text:span text:style-name="T41">// kritischer Abschnitt</text:span></text:p>
            <text:p text:style-name="P52"><text:span text:style-name="T37">c++;</text:span></text:p>
            <text:p text:style-name="P52"><text:span text:style-name="T37">counter.write(c);</text:span></text:p>
            <text:p text:style-name="P52"><text:span text:style-name="T37"/></text:p>
            <text:p text:style-name="P52"><text:span text:style-name="T38">V();</text:span><text:span text:style-name="T42"><text:tab/></text:span><text:span text:style-name="T42"><text:tab/></text:span><text:span text:style-name="T42"><text:tab/></text:span><text:span text:style-name="T42"><text:tab/></text:span><text:span text:style-name="T43">// Verlassen des kritischen Abschnitts,</text:span></text:p>
            <text:p text:style-name="P58"><text:span text:style-name="T44"><text:s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5">// Aufwecken eines wartenden Prozesses</text:span></text:p>
            <text:p text:style-name="P52"><text:span text:style-name="T37"/></text:p>
          </draw:text-box>
        </draw:frame>
        <draw:custom-shape draw:name="Rectangle 4" draw:style-name="gr7" draw:text-style-name="P10" draw:layer="layout" svg:width="21.589cm" svg:height="3.386cm" svg:x="2.328cm" svg:y="11.853cm">
          <text:list text:style-name="L12">
            <text:list-item>
              <text:p text:style-name="P56"><text:span text:style-name="T5">P() und V() sind selbst wieder ununterbrechbar, also </text:span><text:span text:style-name="T17">atomare Aktionen</text:span></text:p>
            </text:list-item>
            <text:list-item>
              <text:p text:style-name="P56"><text:span text:style-name="T5">Atomare Aktionen werden </text:span><text:span text:style-name="T17">ganz</text:span><text:span text:style-name="T5"> oder </text:span><text:span text:style-name="T17">gar nicht</text:span><text:span text:style-name="T5"> ausgeführt</text:span></text:p>
            </text:list-item>
          </text:list>
          <draw:enhanced-geometry draw:mirror-horizontal="false" draw:mirror-vertical="false" svg:viewBox="0 0 21590 338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8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emaphore, Algorithmus" draw:style-name="dp3" draw:master-page-name="Titel_20_und_20_Inhalt" presentation:presentation-page-layout-name="AL2T11"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S</text:span><text:span text:style-name="T8">e</text:span><text:span text:style-name="T8">m</text:span><text:span text:style-name="T8">ap</text:span><text:span text:style-name="T8">ho</text:span><text:span text:style-name="T8">re</text:span><text:span text:style-name="T8">, </text:span><text:span text:style-name="T8">Al</text:span><text:span text:style-name="T8">go</text:span><text:span text:style-name="T8">rit</text:span><text:span text:style-name="T8">h</text:span><text:span text:style-name="T8">m</text:span><text:span text:style-name="T8">us</text:span></text:p>
          </draw:text-box>
        </draw:frame>
        <draw:frame draw:name="Rectangle 3" presentation:style-name="pr12" draw:text-style-name="P60" draw:layer="layout" svg:width="20.107cm" svg:height="6.285cm" svg:x="1.652cm" svg:y="5.515cm" presentation:class="outline" presentation:user-transformed="true">
          <draw:text-box>
            <text:p text:style-name="P59"><text:span text:style-name="T46">void P()</text:span><text:span text:style-name="T47"> { </text:span></text:p>
            <text:p text:style-name="P59"><text:span text:style-name="T47"><text:tab/></text:span><text:span text:style-name="T46">if</text:span><text:span text:style-name="T47"> (s &gt;= 1) {</text:span></text:p>
            <text:p text:style-name="P59"><text:span text:style-name="T47"><text:tab/></text:span><text:span text:style-name="T47"><text:tab/></text:span><text:span text:style-name="T47"> </text:span><text:span text:style-name="T47">s = s – 1; </text:span><text:span text:style-name="T47"><text:tab/></text:span><text:span text:style-name="T48">// der die P-Operation ausführende Prozess</text:span></text:p>
            <text:p text:style-name="P59"><text:span text:style-name="T48"><text:s/></text:span><text:span text:style-name="T48"><text:tab/></text:span><text:span text:style-name="T48"><text:tab/></text:span><text:span text:style-name="T48"><text:tab/></text:span><text:span text:style-name="T48">// setzt seinen Ablauf fort</text:span></text:p>
            <text:p text:style-name="P59"><text:span text:style-name="T47"><text:tab/></text:span><text:span text:style-name="T47">} </text:span><text:span text:style-name="T46">else</text:span><text:span text:style-name="T47"> {</text:span></text:p>
            <text:p text:style-name="P59"><text:span text:style-name="T47"><text:tab/></text:span><text:span text:style-name="T47"><text:tab/></text:span><text:span text:style-name="T48">// der die P-Operation ausführende Prozess wird in seinem</text:span><text:span text:style-name="T48"><text:line-break/></text:span><text:span text:style-name="T48"><text:tab/></text:span><text:span text:style-name="T48">// Ablauf zunächst gestoppt, in den Wartezustand versetzt</text:span><text:span text:style-name="T48"><text:line-break/></text:span><text:span text:style-name="T48"><text:tab/></text:span><text:span text:style-name="T48">// und in einer dem Semaphor S zugeordneten Warteliste</text:span><text:span text:style-name="T48"><text:line-break/></text:span><text:span text:style-name="T48"><text:tab/></text:span><text:span text:style-name="T48">// eingetragen</text:span></text:p>
            <text:p text:style-name="P59"><text:span text:style-name="T47"><text:tab/></text:span><text:span text:style-name="T47">}</text:span><text:span text:style-name="T47"><text:tab/></text:span></text:p>
            <text:p text:style-name="P59"><text:span text:style-name="T47">}</text:span></text:p>
          </draw:text-box>
        </draw:frame>
        <draw:custom-shape draw:name="Rectangle 5" draw:style-name="gr25" draw:text-style-name="P62" draw:layer="layout" svg:width="20.107cm" svg:height="5.9cm" svg:x="1.652cm" svg:y="11.8cm">
          <text:p text:style-name="P61"><text:span text:style-name="T46">void V()</text:span><text:span text:style-name="T47"> { </text:span></text:p>
          <text:p text:style-name="P61"><text:span text:style-name="T47"><text:tab/></text:span><text:span text:style-name="T47"> </text:span><text:span text:style-name="T47">s = s + 1;</text:span></text:p>
          <text:p text:style-name="P61"><text:span text:style-name="T47"><text:tab/></text:span><text:span text:style-name="T47"> </text:span><text:span text:style-name="T46">if</text:span><text:span text:style-name="T47"> (Warteliste ist nicht leer) {</text:span></text:p>
          <text:p text:style-name="P61"><text:span text:style-name="T49"><text:tab/></text:span><text:span text:style-name="T49"><text:tab/></text:span><text:span text:style-name="T50">// aus der Warteliste wird ein Prozess</text:span></text:p>
          <text:p text:style-name="P61"><text:span text:style-name="T50"><text:tab/></text:span><text:span text:style-name="T50"><text:tab/></text:span><text:span text:style-name="T50">// ausgewählt </text:span><text:span text:style-name="T48">und aufgeweckt</text:span></text:p>
          <text:p text:style-name="P61"><text:span text:style-name="T47"><text:tab/></text:span><text:span text:style-name="T47">}</text:span></text:p>
          <text:p text:style-name="P61"><text:span text:style-name="T47">}</text:span></text:p>
          <text:p text:style-name="P61"><text:span text:style-name="T48">// der die V-Operation ausführende Prozess setzt seinen Ablauf</text:span></text:p>
          <text:p text:style-name="P61"><text:span text:style-name="T48">// fort</text:span></text:p>
          <draw:enhanced-geometry draw:mirror-horizontal="false" draw:mirror-vertical="false" svg:viewBox="0 0 20108 48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0" draw:layer="layout" svg:width="21.589cm" svg:height="1.269cm" svg:x="2.752cm" svg:y="4.022cm">
          <text:list text:style-name="L12">
            <text:list-item>
              <text:p text:style-name="P56"><text:span text:style-name="T5">s ist der Semaphor-Zähler, Init: s &gt;= 1</text:span></text:p>
            </text:list-item>
          </text:list>
          <draw:enhanced-geometry draw:mirror-horizontal="false" draw:mirror-vertical="false" svg:viewBox="0 0 2159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26" draw:text-style-name="P63" draw:layer="layout" svg:width="7cm" svg:height="5.6cm" svg:x="17.7cm" svg:y="10.1cm">
            <text:p/>
            <draw:enhanced-geometry svg:viewBox="0 0 21600 21600" draw:type="rectangle" draw:enhanced-path="M 0 0 L 21600 0 21600 21600 0 21600 0 0 Z N"/>
          </draw:custom-shape>
          <draw:g draw:name="Gruppieren 21">
            <draw:custom-shape draw:name="AutoShape 5" draw:style-name="gr27" draw:text-style-name="P65" draw:layer="layout" svg:width="2.183cm" svg:height="1.741cm" svg:x="18.301cm" svg:y="10.507cm">
              <text:p text:style-name="P64"><text:span text:style-name="T51">bereit</text:span></text:p>
              <draw:enhanced-geometry draw:mirror-horizontal="false" draw:mirror-vertical="false" svg:viewBox="0 0 2184 1742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inimum="0" draw:handle-position="?f2 0" draw:handle-range-x-maximum="50000"/>
              </draw:enhanced-geometry>
            </draw:custom-shape>
            <draw:custom-shape draw:name="AutoShape 8" draw:style-name="gr28" draw:text-style-name="P65" draw:layer="layout" svg:width="2.388cm" svg:height="1.741cm" svg:x="20.312cm" svg:y="13.559cm">
              <text:p text:style-name="P64"><text:span text:style-name="T51">blockiert</text:span></text:p>
              <draw:enhanced-geometry draw:mirror-horizontal="false" draw:mirror-vertical="false" svg:viewBox="0 0 2389 1742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inimum="0" draw:handle-position="?f2 0" draw:handle-range-x-maximum="50000"/>
              </draw:enhanced-geometry>
            </draw:custom-shape>
            <draw:line draw:name="Line 10" draw:style-name="gr29" draw:text-style-name="P66" draw:layer="layout" svg:x1="22.831cm" svg:y1="11.521cm" svg:x2="20.485cm" svg:y2="11.521cm">
              <text:p/>
            </draw:line>
            <draw:line draw:name="Line 11" draw:style-name="gr29" draw:text-style-name="P66" draw:layer="layout" svg:x1="20.485cm" svg:y1="10.943cm" svg:x2="22.831cm" svg:y2="10.943cm">
              <text:p/>
            </draw:line>
            <draw:line draw:name="Line 13" draw:style-name="gr29" draw:text-style-name="P66" draw:layer="layout" svg:x1="23.702cm" svg:y1="12.161cm" svg:x2="21.658cm" svg:y2="13.558cm">
              <text:p/>
            </draw:line>
            <draw:line draw:name="Line 14" draw:style-name="gr29" draw:text-style-name="P66" draw:layer="layout" svg:x1="21.301cm" svg:y1="13.561cm" svg:x2="19.501cm" svg:y2="12.161cm">
              <text:p/>
            </draw:line>
            <draw:custom-shape draw:name="AutoShape 6" draw:style-name="gr30" draw:text-style-name="P65" draw:layer="layout" svg:width="2.07cm" svg:height="1.741cm" svg:x="22.832cm" svg:y="10.507cm">
              <text:p text:style-name="P64"><text:span text:style-name="T51">aktiv</text:span></text:p>
              <draw:enhanced-geometry draw:mirror-horizontal="false" draw:mirror-vertical="false" svg:viewBox="0 0 2071 1742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inimum="0" draw:handle-position="?f2 0" draw:handle-range-x-maximum="50000"/>
              </draw:enhanced-geometry>
            </draw:custom-shape>
          </draw:g>
        </draw:g>
        <presentation:notes draw:style-name="dp4">
          <draw:page-thumbnail draw:style-name="gr5" draw:layer="layout" svg:width="14.212cm" svg:height="10.659cm" svg:x="2.753cm" svg:y="2.16cm" draw:page-number="29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maphore: Vermeidung des Lost-Update-Problems" draw:style-name="dp3" draw:master-page-name="Titel_20_und_20_Inhalt" presentation:presentation-page-layout-name="AL2T11">
        <draw:frame draw:name="Rectangle 2" presentation:style-name="pr4" draw:text-style-name="P10" draw:layer="layout" svg:width="18.307cm" svg:height="1.904cm" svg:x="1.693cm" svg:y="0.847cm" presentation:class="title" presentation:user-transformed="true">
          <draw:text-box>
            <text:p text:style-name="P12"><text:span text:style-name="T8">S</text:span><text:span text:style-name="T8">e</text:span><text:span text:style-name="T8">m</text:span><text:span text:style-name="T8">ap</text:span><text:span text:style-name="T8">ho</text:span><text:span text:style-name="T8">re</text:span><text:span text:style-name="T8">: </text:span><text:span text:style-name="T8">V</text:span><text:span text:style-name="T8">er</text:span><text:span text:style-name="T8">m</text:span><text:span text:style-name="T8">ei</text:span><text:span text:style-name="T8">du</text:span><text:span text:style-name="T8">ng </text:span><text:span text:style-name="T8">de</text:span><text:span text:style-name="T8">s </text:span><text:span text:style-name="T8">Lo</text:span><text:span text:style-name="T8">st-</text:span><text:span text:style-name="T8">U</text:span><text:span text:style-name="T8">pd</text:span><text:span text:style-name="T8">at</text:span><text:span text:style-name="T8">e-</text:span><text:span text:style-name="T8">Pr</text:span><text:span text:style-name="T8">ob</text:span><text:span text:style-name="T8">le</text:span><text:span text:style-name="T8">m</text:span><text:span text:style-name="T8">s</text:span></text:p>
          </draw:text-box>
        </draw:frame>
        <draw:custom-shape draw:name="Rectangle 3" draw:style-name="gr24" draw:text-style-name="P1" draw:layer="layout" svg:width="25.399cm" svg:height="0.001cm" svg:x="8.533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4" draw:text-style-name="P1" draw:layer="layout" svg:width="25.399cm" svg:height="0.001cm" svg:x="5.861cm" svg:y="6.218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5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30" draw:layer="layout" svg:width="22.754cm" svg:height="10.971cm" svg:x="1.27cm" svg:y="4.904cm">
          <draw:image xlink:href="Pictures/10012368000040E200001F7CD09853C95DA77718.emf" xlink:type="simple" xlink:show="embed" xlink:actuate="onLoad" draw:mime-type="image/x-emf">
            <text:p/>
          </draw:image>
          <draw:image xlink:href="Pictures/100000010000027400000131716DA73F42CDEFBB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30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maphore, einfache Form: Mutex" draw:style-name="dp3" draw:master-page-name="Titel_20_und_20_Inhalt" presentation:presentation-page-layout-name="AL2T11"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S</text:span><text:span text:style-name="T8">e</text:span><text:span text:style-name="T8">m</text:span><text:span text:style-name="T8">ap</text:span><text:span text:style-name="T8">ho</text:span><text:span text:style-name="T8">re</text:span><text:span text:style-name="T8">, </text:span><text:span text:style-name="T8">ei</text:span><text:span text:style-name="T8">nf</text:span><text:span text:style-name="T8">ac</text:span><text:span text:style-name="T8">he </text:span><text:span text:style-name="T8">F</text:span><text:span text:style-name="T8">or</text:span><text:span text:style-name="T8">m: </text:span><text:span text:style-name="T8">M</text:span><text:span text:style-name="T8">ut</text:span><text:span text:style-name="T8">ex</text:span></text:p>
          </draw:text-box>
        </draw:frame>
        <draw:frame draw:name="Rectangle 3" presentation:style-name="pr8" draw:text-style-name="P10" draw:layer="layout" svg:width="20.954cm" svg:height="11.852cm" svg:x="2.117cm" svg:y="3.61cm" presentation:class="outline" presentation:user-transformed="true">
          <draw:text-box>
            <text:list text:style-name="L6">
              <text:list-item>
                <text:p text:style-name="P29"><text:span text:style-name="T25">Wenn man auf den Zähler im Semaphor verzichten kann, kann eine einfachere Form angewendet werden</text:span></text:p>
              </text:list-item>
              <text:list-item>
                <text:p text:style-name="P29"><text:span text:style-name="T25">Diese wird als </text:span><text:span text:style-name="T26">Mutex</text:span><text:span text:style-name="T25"> bezeichnet</text:span></text:p>
              </text:list-item>
              <text:list-item>
                <text:p text:style-name="P29"><text:span text:style-name="T25">Ein Mutex ist leicht und effizient zu implementieren</text:span></text:p>
              </text:list-item>
              <text:list-item>
                <text:p text:style-name="P29"><text:span text:style-name="T25">Ein Mutex ist eine Variable, die nur zwei Zustände haben kann:</text:span><text:span text:style-name="T5"> </text:span></text:p>
              </text:list-item>
            </text:list>
            <text:list text:style-name="L7">
              <text:list-item>
                <text:list>
                  <text:list-item>
                    <text:p text:style-name="P67"><text:span text:style-name="T13">locked und unlocked</text:span></text:p>
                  </text:list-item>
                </text:list>
              </text:list-item>
              <text:list-item>
                <text:p text:style-name="P29"><text:span text:style-name="T25">Man braucht also nur 1 Bit zur Implementierung</text:span></text:p>
              </text:list-item>
              <text:list-item>
                <text:p text:style-name="P29"><text:span text:style-name="T25">Zwei Operationen:</text:span></text:p>
                <text:list>
                  <text:list-item>
                    <text:p text:style-name="P67"><text:span text:style-name="T13">mutex_lock</text:span></text:p>
                  </text:list-item>
                  <text:list-item>
                    <text:p text:style-name="P67"><text:span text:style-name="T13">mutex_unlock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31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0" draw:layer="layout" svg:width="20.531cm" svg:height="13.122cm" svg:x="2.54cm" svg:y="4.445cm">
          <text:list text:style-name="L5">
            <text:list-item>
              <text:p text:style-name="P17"><text:span text:style-name="T10">Einführung</text:span></text:p>
            </text:list-item>
            <text:list-item>
              <text:p text:style-name="P17"><text:span text:style-name="T10">Kritische Abschnitte und gegenseitiger Ausschluss</text:span></text:p>
            </text:list-item>
            <text:list-item>
              <text:p text:style-name="P17"><text:span text:style-name="T10">Semaphore und Mutex</text:span></text:p>
            </text:list-item>
            <text:list-item>
              <text:p text:style-name="P17"><text:span text:style-name="T11">Diverse Synchronisationsprobleme</text:span></text:p>
            </text:list-item>
          </text:list>
          <text:p text:style-name="P68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Ü</text:span><text:span text:style-name="T8">be</text:span><text:span text:style-name="T8">rbl</text:span><text:span text:style-name="T8">ic</text:span><text:span text:style-name="T8">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2-11-08">8.11.22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2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Philosophenproblem" draw:style-name="dp3" draw:master-page-name="Titel_20_und_20_Inhalt" presentation:presentation-page-layout-name="AL2T11"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P</text:span><text:span text:style-name="T8">hil</text:span><text:span text:style-name="T8">os</text:span><text:span text:style-name="T8">op</text:span><text:span text:style-name="T8">he</text:span><text:span text:style-name="T8">np</text:span><text:span text:style-name="T8">ro</text:span><text:span text:style-name="T8">bl</text:span><text:span text:style-name="T8">e</text:span><text:span text:style-name="T8">m</text:span></text:p>
          </draw:text-box>
        </draw:frame>
        <draw:frame draw:name="Rectangle 3" presentation:style-name="pr8" draw:text-style-name="P10" draw:layer="layout" svg:width="21.589cm" svg:height="10.313cm" svg:x="2.117cm" svg:y="3.81cm" presentation:class="outline" presentation:user-transformed="true">
          <draw:text-box>
            <text:list text:style-name="L6">
              <text:list-item>
                <text:p text:style-name="P69"><text:span text:style-name="T5">Dijkstra und Hoare (1965), Dining Philosphers Problem:</text:span></text:p>
              </text:list-item>
            </text:list>
            <text:list text:style-name="L7">
              <text:list-item>
                <text:list>
                  <text:list-item>
                    <text:p text:style-name="P70"><text:span text:style-name="T14">5 Philosophen sitzen um einen Tisch herum</text:span></text:p>
                  </text:list-item>
                  <text:list-item>
                    <text:p text:style-name="P70"><text:span text:style-name="T14">Jeder hat eine Schale mit Nudeln vor sich</text:span></text:p>
                  </text:list-item>
                  <text:list-item>
                    <text:p text:style-name="P70"><text:span text:style-name="T14">Zwischen den Tellern liegt je ein Chopstick (5 Chopsticks)</text:span></text:p>
                  </text:list-item>
                  <text:list-item>
                    <text:p text:style-name="P70"><text:span text:style-name="T14">Zum Essen braucht ein Philosoph 2 Chopsticks</text:span></text:p>
                  </text:list-item>
                  <text:list-item>
                    <text:p text:style-name="P70"><text:span text:style-name="T14">Ein Philosoph isst und denkt abwechselnd</text:span></text:p>
                  </text:list-item>
                  <text:list-item>
                    <text:p text:style-name="P70"><text:span text:style-name="T14">Wenn er hungrig wird, versucht er in beliebiger Reihenfolge die beiden Chopsticks links und rechts von seinem Teller zu nehmen</text:span></text:p>
                  </text:list-item>
                  <text:list-item>
                    <text:p text:style-name="P70"><text:span text:style-name="T14">Hat er sie bekommen, isst er und legt sie dann wieder auf ihren Platz zurück</text:span></text:p>
                  </text:list-item>
                </text:list>
              </text:list-item>
            </text:list>
          </draw:text-box>
        </draw:frame>
        <draw:custom-shape draw:name="Rectangle 18" draw:style-name="gr8" draw:text-style-name="P10" draw:layer="layout" svg:width="5cm" svg:height="1.775cm" svg:x="7.501cm" svg:y="14.327cm">
          <text:p text:style-name="P24"><text:span text:style-name="T36">Sir Charles Antony Richard Hoare (11.01.1934)</text:span></text:p>
          <text:p text:style-name="P24"><text:span text:style-name="T36">Britischer Computerwissenschaftler</text:span></text:p>
          <draw:enhanced-geometry draw:mirror-horizontal="false" draw:mirror-vertical="false" svg:viewBox="0 0 5001 17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30" draw:layer="layout" svg:width="3.6cm" svg:height="3.6cm" svg:x="3.42cm" svg:y="14.4cm">
          <draw:image xlink:href="Pictures/10000001000000DC000000DCB4B91F9BECE296F6.png" xlink:type="simple" xlink:show="embed" xlink:actuate="onLoad" draw:mime-type="image/png">
            <text:p/>
          </draw:image>
        </draw:frame>
        <presentation:notes draw:style-name="dp4">
          <draw:page-thumbnail draw:style-name="gr5" draw:layer="layout" svg:width="14.848cm" svg:height="11.136cm" svg:x="3.075cm" svg:y="2.257cm" draw:page-number="33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zessverwaltung:&#10;Philosophenproblem" draw:style-name="dp3" draw:master-page-name="Titel_20_und_20_Inhalt" presentation:presentation-page-layout-name="AL2T11"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Pr</text:span><text:span text:style-name="T8">oz</text:span><text:span text:style-name="T8">es</text:span><text:span text:style-name="T8">sv</text:span><text:span text:style-name="T8">er</text:span><text:span text:style-name="T8">w</text:span><text:span text:style-name="T8">alt</text:span><text:span text:style-name="T8">un</text:span><text:span text:style-name="T8">g:</text:span><text:span text:style-name="T8"><text:line-break/></text:span><text:span text:style-name="T8">P</text:span><text:span text:style-name="T8">hil</text:span><text:span text:style-name="T8">os</text:span><text:span text:style-name="T8">op</text:span><text:span text:style-name="T8">he</text:span><text:span text:style-name="T8">np</text:span><text:span text:style-name="T8">ro</text:span><text:span text:style-name="T8">bl</text:span><text:span text:style-name="T8">e</text:span><text:span text:style-name="T8">m</text:span></text:p>
          </draw:text-box>
        </draw:frame>
        <draw:custom-shape draw:name="Rectangle 17" draw:style-name="gr31" draw:text-style-name="P72" draw:layer="layout" svg:width="8.395cm" svg:height="8.254cm" svg:x="14.605cm" svg:y="5.715cm">
          <text:p text:style-name="P71"><text:span text:style-name="T16">...</text:span></text:p>
          <text:p text:style-name="P71"><text:span text:style-name="T15">static int n = 5;</text:span></text:p>
          <text:p text:style-name="P71"><text:span text:style-name="T15"/></text:p>
          <text:p text:style-name="P71"><text:span text:style-name="T15">void</text:span><text:span text:style-name="T16"> philosopher</text:span><text:span text:style-name="T15">(int i) {</text:span></text:p>
          <text:p text:style-name="P71"><text:span text:style-name="T15"><text:tab/></text:span><text:span text:style-name="T15">while (true) {</text:span></text:p>
          <text:p text:style-name="P71"><text:span text:style-name="T15"><text:tab/></text:span><text:span text:style-name="T15"><text:tab/></text:span><text:span text:style-name="T15">think();</text:span></text:p>
          <text:p text:style-name="P71"><text:span text:style-name="T15"><text:tab/></text:span><text:span text:style-name="T15"><text:tab/></text:span><text:span text:style-name="T15">take_stick(i);</text:span></text:p>
          <text:p text:style-name="P71"><text:span text:style-name="T15"><text:tab/></text:span><text:span text:style-name="T15"><text:tab/></text:span><text:span text:style-name="T15">take_stick((i+1) % n);</text:span></text:p>
          <text:p text:style-name="P71"><text:span text:style-name="T15"><text:tab/></text:span><text:span text:style-name="T15"><text:tab/></text:span><text:span text:style-name="T15">eat();</text:span></text:p>
          <text:p text:style-name="P71"><text:span text:style-name="T15"><text:tab/></text:span><text:span text:style-name="T15"><text:tab/></text:span><text:span text:style-name="T15">put_stick(i);</text:span></text:p>
          <text:p text:style-name="P71"><text:span text:style-name="T15"><text:tab/></text:span><text:span text:style-name="T15"><text:tab/></text:span><text:span text:style-name="T15">put_stick((i+1) % n);</text:span></text:p>
          <text:p text:style-name="P71"><text:span text:style-name="T15"><text:tab/></text:span><text:span text:style-name="T15">}</text:span></text:p>
          <text:p text:style-name="P71"><text:span text:style-name="T15">}</text:span></text:p>
          <draw:enhanced-geometry draw:mirror-horizontal="false" draw:mirror-vertical="false" svg:viewBox="0 0 8043 825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12" draw:text-style-name="P10" draw:layer="layout" svg:width="7.861cm" svg:height="1.098cm" svg:x="13.683cm" svg:y="4.463cm">
          <text:p text:style-name="P24"><text:span text:style-name="T52">Lösungsalgorithmus</text:span><text:span text:style-name="T13">:</text:span></text:p>
          <draw:enhanced-geometry draw:mirror-horizontal="false" draw:mirror-vertical="false" svg:viewBox="0 0 7857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8" draw:text-style-name="P10" draw:layer="layout" svg:width="13.757cm" svg:height="1.603cm" svg:x="8.89cm" svg:y="14.182cm">
          <text:p text:style-name="P24"><text:span text:style-name="T10">Warum funktioniert der angegebene Algorithmus nicht?</text:span></text:p>
          <draw:enhanced-geometry draw:mirror-horizontal="false" draw:mirror-vertical="false" svg:viewBox="0 0 13758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8" draw:text-style-name="P10" draw:layer="layout" svg:width="15.451cm" svg:height="2.279cm" svg:x="8.89cm" svg:y="15.875cm">
          <text:p text:style-name="P24"><text:span text:style-name="T10">Finden Sie eine Lösung, bei der zwei Philosophen gleichzeitig essen können und keiner verhungern muss!</text:span></text:p>
          <draw:enhanced-geometry draw:mirror-horizontal="false" draw:mirror-vertical="false" svg:viewBox="0 0 15452 22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32" draw:text-style-name="P73" draw:layer="layout" svg:width="9.4cm" svg:height="9.4cm" svg:x="1.4cm" svg:y="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63" draw:layer="layout" svg:width="1.8cm" svg:height="1.8cm" svg:x="3.4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63" draw:layer="layout" svg:width="1.8cm" svg:height="1.8cm" svg:x="7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63" draw:layer="layout" svg:width="1.8cm" svg:height="1.8cm" svg:x="8.2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63" draw:layer="layout" svg:width="1.8cm" svg:height="1.8cm" svg:x="5.2cm" svg:y="1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63" draw:layer="layout" svg:width="1.8cm" svg:height="1.8cm" svg:x="2.4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4" draw:text-style-name="P30" draw:layer="layout" svg:x1="6cm" svg:y1="5.2cm" svg:x2="6cm" svg:y2="7.2cm">
            <text:p/>
          </draw:line>
          <draw:line draw:style-name="gr34" draw:text-style-name="P30" draw:layer="layout" svg:x1="9.8cm" svg:y1="7.4cm" svg:x2="8cm" svg:y2="8.4cm">
            <text:p/>
          </draw:line>
          <draw:line draw:style-name="gr34" draw:text-style-name="P30" draw:layer="layout" svg:x1="2.2cm" svg:y1="7.8cm" svg:x2="4.2cm" svg:y2="8.4cm">
            <text:p/>
          </draw:line>
          <draw:line draw:style-name="gr34" draw:text-style-name="P30" draw:layer="layout" svg:x1="5.2cm" svg:y1="10.4cm" svg:x2="3.8cm" svg:y2="12cm">
            <text:p/>
          </draw:line>
          <draw:line draw:style-name="gr34" draw:text-style-name="P30" draw:layer="layout" svg:x1="7.2cm" svg:y1="10.4cm" svg:x2="8.4cm" svg:y2="12.2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34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rzeuger-Verbraucher-Problem" draw:style-name="dp3" draw:master-page-name="Titel_20_und_20_Inhalt" presentation:presentation-page-layout-name="AL2T11"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Er</text:span><text:span text:style-name="T8">ze</text:span><text:span text:style-name="T8">ug</text:span><text:span text:style-name="T8">er</text:span><text:span text:style-name="T8">-</text:span><text:span text:style-name="T8">V</text:span><text:span text:style-name="T8">er</text:span><text:span text:style-name="T8">br</text:span><text:span text:style-name="T8">au</text:span><text:span text:style-name="T8">ch</text:span><text:span text:style-name="T8">er</text:span><text:span text:style-name="T8">-</text:span><text:span text:style-name="T8">Pr</text:span><text:span text:style-name="T8">ob</text:span><text:span text:style-name="T8">le</text:span><text:span text:style-name="T8">m</text:span></text:p>
          </draw:text-box>
        </draw:frame>
        <draw:frame draw:name="Rectangle 3" presentation:style-name="pr8" draw:text-style-name="P10" draw:layer="layout" svg:width="21.589cm" svg:height="8.501cm" svg:x="2.117cm" svg:y="3.325cm" presentation:class="outline" presentation:user-transformed="true">
          <draw:text-box>
            <text:list text:style-name="L6">
              <text:list-item>
                <text:p text:style-name="P31"><text:span text:style-name="T13">Ein oder mehrere Erzeugerprozesse (producer) produzieren</text:span></text:p>
              </text:list-item>
              <text:list-item>
                <text:p text:style-name="P31"><text:span text:style-name="T13">Ein oder mehrere Verbraucherprozesse (consumer) konsumieren</text:span></text:p>
              </text:list-item>
              <text:list-item>
                <text:p text:style-name="P31"><text:span text:style-name="T13">Endlich große Pufferbereiche zwischen den Prozessen</text:span></text:p>
              </text:list-item>
            </text:list>
            <text:list text:style-name="L7">
              <text:list-item>
                <text:list>
                  <text:list-item>
                    <text:p text:style-name="P74"><text:span text:style-name="T10">Erzeuger füllt auf</text:span></text:p>
                  </text:list-item>
                  <text:list-item>
                    <text:p text:style-name="P74"><text:span text:style-name="T10">Verbraucher nimmt heraus</text:span></text:p>
                  </text:list-item>
                </text:list>
              </text:list-item>
              <text:list-item>
                <text:p text:style-name="P31"><text:span text:style-name="T18">Flusskontrolle</text:span><text:span text:style-name="T13"> erforderlich</text:span></text:p>
                <text:list>
                  <text:list-item>
                    <text:p text:style-name="P74"><text:span text:style-name="T10">Erzeuger legt sich schlafen, wenn Puffer voll ist und wird vom Verbraucher aufgeweckt, wenn wieder Platz ist</text:span></text:p>
                  </text:list-item>
                  <text:list-item>
                    <text:p text:style-name="P74"><text:span text:style-name="T10">Verbraucher legt sich schlafen, wenn Puffer leer ist und wird vom Erzeuger wieder aufgeweckt, wenn wieder was drinnen ist</text:span></text:p>
                  </text:list-item>
                </text:list>
              </text:list-item>
            </text:list>
            <text:p text:style-name="P20"><text:span text:style-name="T10"/></text:p>
          </draw:text-box>
        </draw:frame>
        <draw:custom-shape draw:name="Oval 7" draw:style-name="gr35" draw:text-style-name="P10" draw:layer="layout" svg:width="2.799cm" svg:height="2.001cm" svg:x="7.998cm" svg:y="16.125cm">
          <text:p text:style-name="P75"><text:span text:style-name="T5">E</text:span></text:p>
          <draw:enhanced-geometry draw:mirror-horizontal="false" draw:mirror-vertical="false" svg:viewBox="0 0 2800 2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8" draw:style-name="gr36" draw:text-style-name="P1" draw:layer="layout" svg:width="0.4cm" svg:height="1.803cm" svg:x="13.197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6" draw:text-style-name="P1" draw:layer="layout" svg:width="0.4cm" svg:height="1.803cm" svg:x="13.796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6" draw:text-style-name="P1" draw:layer="layout" svg:width="0.4cm" svg:height="1.803cm" svg:x="14.396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7" draw:text-style-name="P76" draw:layer="layout" svg:width="0.4cm" svg:height="1.803cm" svg:x="14.996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7" draw:text-style-name="P76" draw:layer="layout" svg:width="0.4cm" svg:height="1.803cm" svg:x="15.595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7" draw:text-style-name="P76" draw:layer="layout" svg:width="0.4cm" svg:height="1.803cm" svg:x="16.2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7" draw:text-style-name="P76" draw:layer="layout" svg:width="0.4cm" svg:height="1.803cm" svg:x="16.799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37" draw:text-style-name="P76" draw:layer="layout" svg:width="0.4cm" svg:height="1.803cm" svg:x="17.395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6" draw:style-name="gr35" draw:text-style-name="P10" draw:layer="layout" svg:width="2.799cm" svg:height="2.001cm" svg:x="20.199cm" svg:y="16.125cm">
          <text:p text:style-name="P75"><text:span text:style-name="T5">V</text:span></text:p>
          <draw:enhanced-geometry draw:mirror-horizontal="false" draw:mirror-vertical="false" svg:viewBox="0 0 2800 2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7" draw:style-name="gr10" draw:text-style-name="P1" draw:layer="layout" svg:x1="10.797cm" svg:y1="17.126cm" svg:x2="13.196cm" svg:y2="17.126cm">
          <text:p/>
        </draw:line>
        <draw:line draw:name="Line 18" draw:style-name="gr10" draw:text-style-name="P1" draw:layer="layout" svg:x1="17.795cm" svg:y1="17.126cm" svg:x2="20.194cm" svg:y2="17.126cm">
          <text:p/>
        </draw:line>
        <draw:custom-shape draw:name="Text Box 19" draw:style-name="gr12" draw:text-style-name="P10" draw:layer="layout" svg:width="1.49cm" svg:height="0.927cm" svg:x="15.732cm" svg:y="15.389cm">
          <text:p text:style-name="P24"><text:span text:style-name="T10">voll</text:span></text:p>
          <draw:enhanced-geometry draw:mirror-horizontal="false" draw:mirror-vertical="false" svg:viewBox="0 0 149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12" draw:text-style-name="P10" draw:layer="layout" svg:width="1.583cm" svg:height="0.927cm" svg:x="13.324cm" svg:y="15.389cm">
          <text:p text:style-name="P24"><text:span text:style-name="T10">leer</text:span></text:p>
          <draw:enhanced-geometry draw:mirror-horizontal="false" draw:mirror-vertical="false" svg:viewBox="0 0 158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1" draw:style-name="gr35" draw:text-style-name="P10" draw:layer="layout" svg:width="2.799cm" svg:height="2.001cm" svg:x="7.998cm" svg:y="13.524cm">
          <text:p text:style-name="P75"><text:span text:style-name="T5">E</text:span></text:p>
          <draw:enhanced-geometry draw:mirror-horizontal="false" draw:mirror-vertical="false" svg:viewBox="0 0 2800 2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29" draw:style-name="gr37" draw:text-style-name="P76" draw:layer="layout" svg:width="0.4cm" svg:height="1.803cm" svg:x="15.397cm" svg:y="13.5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0" draw:style-name="gr35" draw:text-style-name="P10" draw:layer="layout" svg:width="2.799cm" svg:height="2.001cm" svg:x="20.199cm" svg:y="13.524cm">
          <text:p text:style-name="P75"><text:span text:style-name="T5">V</text:span></text:p>
          <draw:enhanced-geometry draw:mirror-horizontal="false" draw:mirror-vertical="false" svg:viewBox="0 0 2800 2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1" draw:style-name="gr10" draw:text-style-name="P1" draw:layer="layout" svg:x1="10.797cm" svg:y1="14.524cm" svg:x2="15.198cm" svg:y2="14.524cm">
          <text:p/>
        </draw:line>
        <draw:line draw:name="Line 32" draw:style-name="gr10" draw:text-style-name="P1" draw:layer="layout" svg:x1="15.996cm" svg:y1="14.524cm" svg:x2="20.194cm" svg:y2="14.524cm">
          <text:p/>
        </draw:line>
        <draw:custom-shape draw:name="Text Box 33" draw:style-name="gr12" draw:text-style-name="P10" draw:layer="layout" svg:width="1.49cm" svg:height="0.927cm" svg:x="15.732cm" svg:y="12.725cm">
          <text:p text:style-name="P24"><text:span text:style-name="T10">voll</text:span></text:p>
          <draw:enhanced-geometry draw:mirror-horizontal="false" draw:mirror-vertical="false" svg:viewBox="0 0 149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5" draw:style-name="gr12" draw:text-style-name="P10" draw:layer="layout" svg:width="4.076cm" svg:height="0.927cm" svg:x="2.788cm" svg:y="13.92cm">
          <text:p text:style-name="P24"><text:span text:style-name="T10">1 Pufferplatz</text:span></text:p>
          <draw:enhanced-geometry draw:mirror-horizontal="false" draw:mirror-vertical="false" svg:viewBox="0 0 406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2" draw:text-style-name="P10" draw:layer="layout" svg:width="4.419cm" svg:height="0.927cm" svg:x="2.971cm" svg:y="16.527cm">
          <text:p text:style-name="P24"><text:span text:style-name="T10">n Pufferplätze</text:span></text:p>
          <draw:enhanced-geometry draw:mirror-horizontal="false" draw:mirror-vertical="false" svg:viewBox="0 0 440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12" draw:text-style-name="P10" draw:layer="layout" svg:width="3.234cm" svg:height="0.927cm" svg:x="11.006cm" svg:y="13.524cm">
          <text:p text:style-name="P24"><text:span text:style-name="T10">einstellen</text:span></text:p>
          <draw:enhanced-geometry draw:mirror-horizontal="false" draw:mirror-vertical="false" svg:viewBox="0 0 323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2" draw:text-style-name="P10" draw:layer="layout" svg:width="3.733cm" svg:height="0.927cm" svg:x="16.392cm" svg:y="13.524cm">
          <text:p text:style-name="P24"><text:span text:style-name="T10">entnehmen</text:span></text:p>
          <draw:enhanced-geometry draw:mirror-horizontal="false" draw:mirror-vertical="false" svg:viewBox="0 0 373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35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rzeuger-Verbraucher-Problem" draw:style-name="dp3" draw:master-page-name="Titel_20_und_20_Inhalt" presentation:presentation-page-layout-name="AL2T11"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Er</text:span><text:span text:style-name="T8">ze</text:span><text:span text:style-name="T8">ug</text:span><text:span text:style-name="T8">er-</text:span><text:span text:style-name="T8">Ve</text:span><text:span text:style-name="T8">rbr</text:span><text:span text:style-name="T8">au</text:span><text:span text:style-name="T8">ch</text:span><text:span text:style-name="T8">er-</text:span><text:span text:style-name="T8">Pr</text:span><text:span text:style-name="T8">ob</text:span><text:span text:style-name="T8">le</text:span><text:span text:style-name="T8">m</text:span></text:p>
          </draw:text-box>
        </draw:frame>
        <draw:frame draw:name="Rectangle 3" presentation:style-name="pr8" draw:text-style-name="P10" draw:layer="layout" svg:width="21.589cm" svg:height="2.116cm" svg:x="1.905cm" svg:y="3.598cm" presentation:class="outline" presentation:user-transformed="true">
          <draw:text-box>
            <text:list text:style-name="L6">
              <text:list-item>
                <text:p text:style-name="P22"><text:span text:style-name="T5">Lösung mit drei Semaphoren:</text:span></text:p>
              </text:list-item>
            </text:list>
            <text:list text:style-name="L7">
              <text:list-item>
                <text:list>
                  <text:list-item>
                    <text:p text:style-name="P31"><text:span text:style-name="T18">mutex</text:span><text:span text:style-name="T13"> für den gegenseitigen Ausschluss beim Pufferzugriff</text:span></text:p>
                  </text:list-item>
                  <text:list-item>
                    <text:p text:style-name="P31"><text:span text:style-name="T18">frei</text:span><text:span text:style-name="T13"> und </text:span><text:span text:style-name="T18">belegt</text:span><text:span text:style-name="T13"> zur Synchronisation</text:span></text:p>
                  </text:list-item>
                </text:list>
              </text:list-item>
            </text:list>
          </draw:text-box>
        </draw:frame>
        <draw:g>
          <draw:custom-shape draw:name="Rectangle 4" draw:style-name="gr38" draw:text-style-name="P72" draw:layer="layout" svg:width="8.042cm" svg:height="5.412cm" svg:x="3.013cm" svg:y="8.788cm">
            <text:p text:style-name="P71"><text:span text:style-name="T16">while (true) </text:span><text:span text:style-name="T15">{</text:span></text:p>
            <text:p text:style-name="P71"><text:span text:style-name="T15"><text:tab/></text:span><text:span text:style-name="T15">produce(item);</text:span></text:p>
            <text:p text:style-name="P71"><text:span text:style-name="T15"><text:tab/></text:span><text:span text:style-name="T15">P(frei);</text:span></text:p>
            <text:p text:style-name="P71"><text:span text:style-name="T15"><text:tab/></text:span><text:span text:style-name="T15">P(mutex);</text:span></text:p>
            <text:p text:style-name="P71"><text:span text:style-name="T15"><text:tab/></text:span><text:span text:style-name="T15">putInBuffer(item);</text:span></text:p>
            <text:p text:style-name="P71"><text:span text:style-name="T15"><text:tab/></text:span><text:span text:style-name="T15">V(mutex);</text:span></text:p>
            <text:p text:style-name="P71"><text:span text:style-name="T15"><text:tab/></text:span><text:span text:style-name="T15">V(belegt);</text:span></text:p>
            <text:p text:style-name="P71"><text:span text:style-name="T15">}</text:span></text:p>
            <draw:enhanced-geometry draw:mirror-horizontal="false" draw:mirror-vertical="false" svg:viewBox="0 0 8043 550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" draw:style-name="gr12" draw:text-style-name="P34" draw:layer="layout" svg:width="3.674cm" svg:height="1.098cm" svg:x="4.84cm" svg:y="7.8cm">
            <text:p text:style-name="P24"><text:span text:style-name="T13">Erzeuger</text:span></text:p>
            <draw:enhanced-geometry draw:mirror-horizontal="false" draw:mirror-vertical="false" svg:viewBox="0 0 3675 10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Rectangle 6" draw:style-name="gr38" draw:text-style-name="P72" draw:layer="layout" svg:width="8.042cm" svg:height="5.412cm" svg:x="12.75cm" svg:y="8.788cm">
            <text:p text:style-name="P71"><text:span text:style-name="T16">while (true) </text:span><text:span text:style-name="T15">{</text:span></text:p>
            <text:p text:style-name="P71"><text:span text:style-name="T15"><text:tab/></text:span><text:span text:style-name="T15">P(belegt);</text:span></text:p>
            <text:p text:style-name="P71"><text:span text:style-name="T15"><text:tab/></text:span><text:span text:style-name="T15">P(mutex);</text:span></text:p>
            <text:p text:style-name="P71"><text:span text:style-name="T15"><text:tab/></text:span><text:span text:style-name="T15">getFromBuffer(item);</text:span></text:p>
            <text:p text:style-name="P71"><text:span text:style-name="T15"><text:tab/></text:span><text:span text:style-name="T15">V(mutex);</text:span></text:p>
            <text:p text:style-name="P71"><text:span text:style-name="T15"><text:tab/></text:span><text:span text:style-name="T15">V(frei);</text:span></text:p>
            <text:p text:style-name="P71"><text:span text:style-name="T15"><text:tab/></text:span><text:span text:style-name="T15">consume(item);</text:span></text:p>
            <text:p text:style-name="P71"><text:span text:style-name="T15">}</text:span></text:p>
            <draw:enhanced-geometry draw:mirror-horizontal="false" draw:mirror-vertical="false" svg:viewBox="0 0 8043 550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12" draw:text-style-name="P34" draw:layer="layout" svg:width="4.842cm" svg:height="1.098cm" svg:x="14.52cm" svg:y="7.8cm">
            <text:p text:style-name="P24"><text:span text:style-name="T13">Verbraucher</text:span></text:p>
            <draw:enhanced-geometry draw:mirror-horizontal="false" draw:mirror-vertical="false" svg:viewBox="0 0 4843 10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8" draw:style-name="gr12" draw:text-style-name="P34" draw:layer="layout" svg:width="21.364cm" svg:height="3.803cm" svg:x="2.293cm" svg:y="14.209cm">
          <text:p text:style-name="P24"><text:span text:style-name="T53">Initialisierung: </text:span></text:p>
          <text:p text:style-name="P24"><text:span text:style-name="T15">belegt =0; </text:span><text:span text:style-name="T15"><text:tab/></text:span><text:span text:style-name="T54">// Verbraucher muss erst mal warten, zählt die belegten Puffer</text:span></text:p>
          <text:p text:style-name="P24"><text:span text:style-name="T15">frei = N;</text:span><text:span text:style-name="T15"><text:tab/></text:span><text:span text:style-name="T15"><text:tab/></text:span><text:span text:style-name="T54">// N = Puffergrösse - am Anfang ist Puffer leer, zählt die leeren Puffer</text:span></text:p>
          <text:p text:style-name="P24"><text:span text:style-name="T15">Mutex = 1;</text:span><text:span text:style-name="T15"><text:tab/></text:span><text:span text:style-name="T54">// Mutual Exclusion Zugang nur für Pufferbearbeitung</text:span></text:p>
          <text:p text:style-name="P24"><text:span text:style-name="T15"/></text:p>
          <text:p text:style-name="P24"><text:span text:style-name="T55">→</text:span><text:span text:style-name="T15"> </text:span><text:span text:style-name="T15">am Anfang darf nur Erzeuger was tun</text:span></text:p>
          <draw:enhanced-geometry draw:mirror-horizontal="false" draw:mirror-vertical="false" svg:viewBox="0 0 18741 3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2" draw:style-name="gr12" draw:text-style-name="P34" draw:layer="layout" svg:width="6.587cm" svg:height="0.843cm" svg:x="17.416cm" svg:y="17.018cm">
          <text:p text:style-name="P24"><text:span text:style-name="T15">Nach Tanenbaum (2009)</text:span></text:p>
          <draw:enhanced-geometry draw:mirror-horizontal="false" draw:mirror-vertical="false" svg:viewBox="0 0 658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36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 und Zusammenfassung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0" draw:layer="layout" svg:width="20.531cm" svg:height="13.122cm" svg:x="2.54cm" svg:y="4.445cm">
          <text:list text:style-name="L14">
            <text:list-item>
              <text:p text:style-name="P17"><text:span text:style-name="T10">Einführung</text:span></text:p>
            </text:list-item>
            <text:list-item>
              <text:p text:style-name="P17"><text:span text:style-name="T10">Kritische Abschnitte und gegenseitiger Ausschluss</text:span></text:p>
            </text:list-item>
            <text:list-item>
              <text:p text:style-name="P17"><text:span text:style-name="T10">Sperren, Semaphore und Mutex</text:span></text:p>
            </text:list-item>
            <text:list-item>
              <text:p text:style-name="P17"><text:span text:style-name="T10">Diverse Synchronisationsprobleme</text:span></text:p>
            </text:list-item>
          </text:list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Ü</text:span><text:span text:style-name="T8">be</text:span><text:span text:style-name="T8">rbl</text:span><text:span text:style-name="T8">ic</text:span><text:span text:style-name="T8">k </text:span><text:span text:style-name="T8">un</text:span><text:span text:style-name="T8">d </text:span><text:span text:style-name="T8">Z</text:span><text:span text:style-name="T8">us</text:span><text:span text:style-name="T8">a</text:span><text:span text:style-name="T8">m</text:span><text:span text:style-name="T8">m</text:span><text:span text:style-name="T8">en</text:span><text:span text:style-name="T8">fa</text:span><text:span text:style-name="T8">ss</text:span><text:span text:style-name="T8">un</text:span><text:span text:style-name="T8">g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2-11-08">8.11.22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7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 style:font-pitch="variable"/>
    <style:font-face style:name="+mn-cs1" svg:font-family="+mn-cs"/>
    <style:font-face style:name="Arial" svg:font-family="Arial"/>
    <style:font-face style:name="Arial1" svg:font-family="Arial" style:font-pitch="variable"/>
    <style:font-face style:name="Arial2" svg:font-family="Arial" style:font-family-generic="swiss"/>
    <style:font-face style:name="Arial3" svg:font-family="Arial" style:font-family-generic="swiss" style:font-pitch="variable"/>
    <style:font-face style:name="Arial4" svg:font-family="Arial" style:font-family-generic="modern"/>
    <style:font-face style:name="Courier" svg:font-family="Courier" style:font-family-generic="modern"/>
    <style:font-face style:name="Courier1" svg:font-family="Courier" style:font-family-generic="modern" style:font-pitch="fixed"/>
    <style:font-face style:name="Courier2" svg:font-family="Courier" style:font-family-generic="modern" style:font-pitch="variable"/>
    <style:font-face style:name="DejaVu Sans" svg:font-family="'DejaVu Sans'" style:font-family-generic="modern" style:font-pitch="variable"/>
    <style:font-face style:name="DejaVu Sans1" svg:font-family="'DejaVu Sans'" style:font-family-generic="system" style:font-pitch="fixed"/>
    <style:font-face style:name="DejaVu Sans2" svg:font-family="'DejaVu Sans'" style:font-family-generic="system" style:font-pitch="variable"/>
    <style:font-face style:name="Droid Sans Fallback" svg:font-family="'Droid Sans Fallback'" style:font-family-generic="modern" style:font-pitch="variable"/>
    <style:font-face style:name="Droid Sans Fallback1" svg:font-family="'Droid Sans Fallback'" style:font-family-generic="system" style:font-pitch="variable"/>
    <style:font-face style:name="FreeSans" svg:font-family="FreeSans" style:font-pitch="variable"/>
    <style:font-face style:name="FreeSans1" svg:font-family="FreeSans" style:font-family-generic="roman" style:font-pitch="variable"/>
    <style:font-face style:name="FreeSans2" svg:font-family="FreeSans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MS PGothic" svg:font-family="'MS PGothic'" style:font-family-generic="modern" style:font-pitch="fixed"/>
    <style:font-face style:name="MS PGothic1" svg:font-family="'MS PGothic'" style:font-family-generic="system" style:font-pitch="fixed"/>
    <style:font-face style:name="MS PGothic2" svg:font-family="'MS PGothic'" style:font-family-generic="modern" style:font-pitch="variable"/>
    <style:font-face style:name="MS PGothic3" svg:font-family="'MS PGothic'" style:font-pitch="variable"/>
    <style:font-face style:name="MS PGothic4" svg:font-family="'MS PGothic'"/>
    <style:font-face style:name="Noto Sans" svg:font-family="'Noto Sans'" style:font-family-generic="roman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wiss"/>
    <style:font-face style:name="Tahoma3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Unifont1" svg:font-family="Unifont" style:font-family-generic="modern" style:font-pitch="variable"/>
    <style:font-face style:name="Wingdings" svg:font-family="Wingdings"/>
    <style:font-face style:name="Wingdings1" svg:font-family="Wingding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79%" draw:distance="79%"/>
    <draw:stroke-dash draw:name="Dashed_20__28_var_29__20_5" draw:display-name="Dashed (var) 5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de" fo:country="CH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2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2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2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2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  <style:text-properties fo:font-size="18pt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17.307cm" svg:height="1.904cm" svg:x="1.693cm" svg:y="0.847cm" presentation:class="title" presentation:user-transformed="true">
        <draw:text-box>
          <text:p text:style-name="MP5"><text:span text:style-name="MT2">Cli</text:span><text:span text:style-name="MT2">ck </text:span><text:span text:style-name="MT2">to </text:span><text:span text:style-name="MT2">ed</text:span><text:span text:style-name="MT2">it </text:span><text:span text:style-name="MT2">th</text:span><text:span text:style-name="MT2">e </text:span><text:span text:style-name="MT2">titl</text:span><text:span text:style-name="MT2">e </text:span><text:span text:style-name="MT2">te</text:span><text:span text:style-name="MT2">xt </text:span><text:span text:style-name="MT2">for</text:span><text:span text:style-name="MT2">m</text:span><text:span text:style-name="MT2">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FD14282D014C703A.png" xlink:type="simple" xlink:show="embed" xlink:actuate="onLoad" draw:mime-type="image/png">
          <text:p/>
        </draw:image>
      </draw:frame>
      <draw:custom-shape draw:name="Textfeld 8" draw:style-name="Mgr5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6" draw:layer="backgroundobjects" svg:width="17.507cm" svg:height="1.904cm" svg:x="1.693cm" svg:y="0.847cm" presentation:class="title" presentation:user-transformed="true">
        <draw:text-box>
          <text:p text:style-name="MP5"><text:span text:style-name="MT2">Cli</text:span><text:span text:style-name="MT2">ck </text:span><text:span text:style-name="MT2">to </text:span><text:span text:style-name="MT2">ed</text:span><text:span text:style-name="MT2">it </text:span><text:span text:style-name="MT2">th</text:span><text:span text:style-name="MT2">e </text:span><text:span text:style-name="MT2">titl</text:span><text:span text:style-name="MT2">e </text:span><text:span text:style-name="MT2">te</text:span><text:span text:style-name="MT2">xt </text:span><text:span text:style-name="MT2">for</text:span><text:span text:style-name="MT2">m</text:span><text:span text:style-name="MT2">at</text:span></text:p>
        </draw:text-box>
      </draw:frame>
      <draw:frame draw:name="Inhaltsplatzhalter 2" presentation:style-name="Mpr5" draw:text-style-name="MP6" draw:layer="backgroundobjects" svg:width="21.589cm" svg:height="11.429cm" svg:x="2.54cm" svg:y="4.657cm" presentation:class="outline" presentation:user-transformed="true">
        <draw:text-box>
          <text:list text:style-name="ML4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Textmasterformate </text:span><text:span text:style-name="MT4">durch Klicken bearbeiten</text:span></text:p>
                                      <text:list>
                                        <text:list-item>
                                          <text:p text:style-name="MP11"><text:span text:style-name="MT4">Zweite Ebene</text:span></text:p>
                                          <text:list>
                                            <text:list-item>
                                              <text:p text:style-name="MP11"><text:span text:style-name="MT5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FD14282D014C703A.png" xlink:type="simple" xlink:show="embed" xlink:actuate="onLoad" draw:mime-type="image/png">
          <text:p/>
        </draw:image>
      </draw:frame>
      <draw:frame draw:name="Foliennummernplatzhalter 2" presentation:style-name="Mpr6" draw:text-style-name="MP14" draw:layer="backgroundobjects" svg:width="12.435cm" svg:height="0.843cm" svg:x="15.2cm" svg:y="18.288cm">
        <draw:text-box>
          <text:p text:style-name="MP5"><text:span text:style-name="MT8">T. </text:span><text:span text:style-name="MT8">Pospis</text:span><text:span text:style-name="MT8">ek, </text:span><text:span text:style-name="MT8">MAS: </text:span><text:span text:style-name="MT8">Betrieb</text:span><text:span text:style-name="MT8">ssyste</text:span><text:span text:style-name="MT8">me, </text:span><text:span text:style-name="MT8">Sychro</text:span><text:span text:style-name="MT8">nisatio</text:span><text:span text:style-name="MT8">n, </text:span><text:span text:style-name="MT8">Seite </text:span><text:span text:style-name="MT8"><text:page-number>&lt;number&gt;</text:page-number></text:span></text:p>
        </draw:text-box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3">Zürcher </text:span><text:span text:style-name="MT3">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Wrtschaftsinformatik</dc:title>
    <dc:subject>Synchronisation und Koordination</dc:subject>
    <meta:initial-creator>P.Mandl</meta:initial-creator>
    <meta:editing-cycles>1382</meta:editing-cycles>
    <meta:print-date>1999-04-08T16:15:23</meta:print-date>
    <meta:creation-date>1997-06-07T14:48:20</meta:creation-date>
    <dc:date>2022-11-08T15:40:36.073808980</dc:date>
    <meta:editing-duration>P1DT5H30M50S</meta:editing-duration>
    <meta:generator>LibreOffice/7.4.1.2$Linux_X86_64 LibreOffice_project/40$Build-2</meta:generator>
    <meta:document-statistic meta:object-count="634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9</meta:user-defined>
    <meta:template xlink:type="simple" xlink:actuate="onRequest" xlink:title="D:\Programme\Microsoft Office\Templates\Presentation Designs\Übergänge.pot" xlink:href=""/>
  </office:meta>
</office:document-meta>
</file>